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0.674cm"/>
    </style:style>
    <style:style style:name="co3" style:family="table-column">
      <style:table-column-properties fo:break-before="auto" style:column-width="0.8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337cm" fo:break-before="auto" style:use-optimal-row-height="true"/>
    </style:style>
    <style:style style:name="ro2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2" style:family="table-cell" style:parent-style-name="Default">
      <style:table-cell-properties fo:border-bottom="none" fo:background-color="#666666" fo:border-left="0.002cm solid #000000" fo:border-right="none" fo:border-top="none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3" style:family="table-cell" style:parent-style-name="Default"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5" style:family="table-cell" style:parent-style-name="Default">
      <style:table-cell-properties fo:background-color="#666666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6" style:family="table-cell" style:parent-style-name="Default">
      <style:table-cell-properties fo:background-color="#b2b2b2"/>
      <style:text-properties fo:font-size="8pt" style:font-size-asian="8pt" style:font-size-complex="8pt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7" style:family="table-cell" style:parent-style-name="Default">
      <style:table-cell-properties fo:background-color="#b2b2b2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8" style:family="table-cell" style:parent-style-name="Default">
      <style:table-cell-properties fo:border-bottom="none" fo:border-left="0.002cm solid #000000" fo:border-right="none" fo:border-top="none"/>
      <style:text-properties fo:font-size="8pt" style:font-size-asian="8pt" style:font-size-complex="8pt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9" style:family="table-cell" style:parent-style-name="Default">
      <style:table-cell-properties fo:border-bottom="none" fo:background-color="#808080" fo:border-left="0.002cm solid #000000" fo:border-right="none" fo:border-top="none"/>
      <style:text-properties fo:font-size="8pt" style:font-size-asian="8pt" style:font-size-complex="8pt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10" style:family="table-cell" style:parent-style-name="Default">
      <style:table-cell-properties fo:border-bottom="none" fo:border-left="0.002cm solid #000000" fo:border-right="none" fo:border-top="none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11" style:family="table-cell" style:parent-style-name="Default">
      <style:table-cell-properties fo:background-color="#808080"/>
      <style:text-properties fo:font-size="8pt" style:font-size-asian="8pt" style:font-size-complex="8pt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12" style:family="table-cell" style:parent-style-name="Default">
      <style:table-cell-properties fo:border-bottom="0.002cm solid #000000" fo:border-left="0.002cm solid #000000" fo:border-right="none" fo:border-top="0.002cm solid #000000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13" style:family="table-cell" style:parent-style-name="Default">
      <style:table-cell-properties fo:border-bottom="none" fo:background-color="#999999" fo:border-left="0.002cm solid #000000" fo:border-right="none" fo:border-top="none"/>
      <style:text-properties fo:font-size="8pt" style:font-size-asian="8pt" style:font-size-complex="8pt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14" style:family="table-cell" style:parent-style-name="Default">
      <style:table-cell-properties fo:border-bottom="none" fo:background-color="#999999" fo:border-left="0.002cm solid #000000" fo:border-right="none" fo:border-top="none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15" style:family="table-cell" style:parent-style-name="Default">
      <style:table-cell-properties fo:background-color="#999999"/>
      <style:text-properties fo:font-size="8pt" style:font-size-asian="8pt" style:font-size-complex="8pt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16" style:family="table-cell" style:parent-style-name="Default">
      <style:table-cell-properties fo:background-color="#999999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4" table:default-cell-style-name="ce7"/>
        <table:table-column table:style-name="co1" table:default-cell-style-name="ce10"/>
        <table:table-column table:style-name="co1" table:number-columns-repeated="17" table:default-cell-style-name="ce3"/>
        <table:table-column table:style-name="co1" table:default-cell-style-name="ce10"/>
        <table:table-column table:style-name="co1" table:number-columns-repeated="17" table:default-cell-style-name="ce3"/>
        <table:table-column table:style-name="co1" table:default-cell-style-name="ce10"/>
        <table:table-column table:style-name="co1" table:number-columns-repeated="17" table:default-cell-style-name="ce3"/>
        <table:table-column table:style-name="co1" table:default-cell-style-name="ce10"/>
        <table:table-column table:style-name="co1" table:number-columns-repeated="17" table:default-cell-style-name="ce3"/>
        <table:table-column table:style-name="co1" table:default-cell-style-name="ce14"/>
        <table:table-column table:style-name="co1" table:number-columns-repeated="3" table:default-cell-style-name="ce16"/>
        <table:table-column table:style-name="co1" table:number-columns-repeated="3" table:default-cell-style-name="ce3"/>
        <table:table-column table:style-name="co3" table:default-cell-style-name="ce3"/>
        <table:table-column table:style-name="co1" table:number-columns-repeated="939" table:default-cell-style-name="ce3"/>
        <table:table-row table:style-name="ro1">
          <table:table-cell table:style-name="ce1"/>
          <table:table-cell table:style-name="ce6" table:number-columns-repeated="4"/>
          <table:table-cell table:style-name="ce8" office:value-type="float" office:value="-180">
            <text:p>-180</text:p>
          </table:table-cell>
          <table:table-cell table:style-name="ce1" table:formula="of:=[.F1]+5" office:value-type="float" office:value="-175">
            <text:p>-175</text:p>
          </table:table-cell>
          <table:table-cell table:style-name="ce1" table:formula="of:=[.G1]+5" office:value-type="float" office:value="-170">
            <text:p>-170</text:p>
          </table:table-cell>
          <table:table-cell table:style-name="ce1" table:formula="of:=[.H1]+5" office:value-type="float" office:value="-165">
            <text:p>-165</text:p>
          </table:table-cell>
          <table:table-cell table:style-name="ce1" table:formula="of:=[.I1]+5" office:value-type="float" office:value="-160">
            <text:p>-160</text:p>
          </table:table-cell>
          <table:table-cell table:style-name="ce1" table:formula="of:=[.J1]+5" office:value-type="float" office:value="-155">
            <text:p>-155</text:p>
          </table:table-cell>
          <table:table-cell table:style-name="ce1" table:formula="of:=[.K1]+5" office:value-type="float" office:value="-150">
            <text:p>-150</text:p>
          </table:table-cell>
          <table:table-cell table:style-name="ce1" table:formula="of:=[.L1]+5" office:value-type="float" office:value="-145">
            <text:p>-145</text:p>
          </table:table-cell>
          <table:table-cell table:style-name="ce1" table:formula="of:=[.M1]+5" office:value-type="float" office:value="-140">
            <text:p>-140</text:p>
          </table:table-cell>
          <table:table-cell table:style-name="ce1" table:formula="of:=[.N1]+5" office:value-type="float" office:value="-135">
            <text:p>-135</text:p>
          </table:table-cell>
          <table:table-cell table:style-name="ce1" table:formula="of:=[.O1]+5" office:value-type="float" office:value="-130">
            <text:p>-130</text:p>
          </table:table-cell>
          <table:table-cell table:style-name="ce1" table:formula="of:=[.P1]+5" office:value-type="float" office:value="-125">
            <text:p>-125</text:p>
          </table:table-cell>
          <table:table-cell table:style-name="ce1" table:formula="of:=[.Q1]+5" office:value-type="float" office:value="-120">
            <text:p>-120</text:p>
          </table:table-cell>
          <table:table-cell table:style-name="ce1" table:formula="of:=[.R1]+5" office:value-type="float" office:value="-115">
            <text:p>-115</text:p>
          </table:table-cell>
          <table:table-cell table:style-name="ce1" table:formula="of:=[.S1]+5" office:value-type="float" office:value="-110">
            <text:p>-110</text:p>
          </table:table-cell>
          <table:table-cell table:style-name="ce1" table:formula="of:=[.T1]+5" office:value-type="float" office:value="-105">
            <text:p>-105</text:p>
          </table:table-cell>
          <table:table-cell table:style-name="ce1" table:formula="of:=[.U1]+5" office:value-type="float" office:value="-100">
            <text:p>-100</text:p>
          </table:table-cell>
          <table:table-cell table:style-name="ce1" table:formula="of:=[.V1]+5" office:value-type="float" office:value="-95">
            <text:p>-95</text:p>
          </table:table-cell>
          <table:table-cell table:style-name="ce8" table:formula="of:=[.W1]+5" office:value-type="float" office:value="-90">
            <text:p>-90</text:p>
          </table:table-cell>
          <table:table-cell table:style-name="ce1" table:formula="of:=[.X1]+5" office:value-type="float" office:value="-85">
            <text:p>-85</text:p>
          </table:table-cell>
          <table:table-cell table:style-name="ce1" table:formula="of:=[.Y1]+5" office:value-type="float" office:value="-80">
            <text:p>-80</text:p>
          </table:table-cell>
          <table:table-cell table:style-name="ce1" table:formula="of:=[.Z1]+5" office:value-type="float" office:value="-75">
            <text:p>-75</text:p>
          </table:table-cell>
          <table:table-cell table:style-name="ce1" table:formula="of:=[.AA1]+5" office:value-type="float" office:value="-70">
            <text:p>-70</text:p>
          </table:table-cell>
          <table:table-cell table:style-name="ce1" table:formula="of:=[.AB1]+5" office:value-type="float" office:value="-65">
            <text:p>-65</text:p>
          </table:table-cell>
          <table:table-cell table:style-name="ce1" table:formula="of:=[.AC1]+5" office:value-type="float" office:value="-60">
            <text:p>-60</text:p>
          </table:table-cell>
          <table:table-cell table:style-name="ce1" table:formula="of:=[.AD1]+5" office:value-type="float" office:value="-55">
            <text:p>-55</text:p>
          </table:table-cell>
          <table:table-cell table:style-name="ce1" table:formula="of:=[.AE1]+5" office:value-type="float" office:value="-50">
            <text:p>-50</text:p>
          </table:table-cell>
          <table:table-cell table:style-name="ce1" table:formula="of:=[.AF1]+5" office:value-type="float" office:value="-45">
            <text:p>-45</text:p>
          </table:table-cell>
          <table:table-cell table:style-name="ce1" table:formula="of:=[.AG1]+5" office:value-type="float" office:value="-40">
            <text:p>-40</text:p>
          </table:table-cell>
          <table:table-cell table:style-name="ce1" table:formula="of:=[.AH1]+5" office:value-type="float" office:value="-35">
            <text:p>-35</text:p>
          </table:table-cell>
          <table:table-cell table:style-name="ce1" table:formula="of:=[.AI1]+5" office:value-type="float" office:value="-30">
            <text:p>-30</text:p>
          </table:table-cell>
          <table:table-cell table:style-name="ce1" table:formula="of:=[.AJ1]+5" office:value-type="float" office:value="-25">
            <text:p>-25</text:p>
          </table:table-cell>
          <table:table-cell table:style-name="ce1" table:formula="of:=[.AK1]+5" office:value-type="float" office:value="-20">
            <text:p>-20</text:p>
          </table:table-cell>
          <table:table-cell table:style-name="ce1" table:formula="of:=[.AL1]+5" office:value-type="float" office:value="-15">
            <text:p>-15</text:p>
          </table:table-cell>
          <table:table-cell table:style-name="ce1" table:formula="of:=[.AM1]+5" office:value-type="float" office:value="-10">
            <text:p>-10</text:p>
          </table:table-cell>
          <table:table-cell table:style-name="ce1" table:formula="of:=[.AN1]+5" office:value-type="float" office:value="-5">
            <text:p>-5</text:p>
          </table:table-cell>
          <table:table-cell table:style-name="ce8" table:formula="of:=[.AO1]+5" office:value-type="float" office:value="0">
            <text:p>0</text:p>
          </table:table-cell>
          <table:table-cell table:style-name="ce1" table:formula="of:=[.AP1]+5" office:value-type="float" office:value="5">
            <text:p>5</text:p>
          </table:table-cell>
          <table:table-cell table:style-name="ce1" table:formula="of:=[.AQ1]+5" office:value-type="float" office:value="10">
            <text:p>10</text:p>
          </table:table-cell>
          <table:table-cell table:style-name="ce1" table:formula="of:=[.AR1]+5" office:value-type="float" office:value="15">
            <text:p>15</text:p>
          </table:table-cell>
          <table:table-cell table:style-name="ce1" table:formula="of:=[.AS1]+5" office:value-type="float" office:value="20">
            <text:p>20</text:p>
          </table:table-cell>
          <table:table-cell table:style-name="ce1" table:formula="of:=[.AT1]+5" office:value-type="float" office:value="25">
            <text:p>25</text:p>
          </table:table-cell>
          <table:table-cell table:style-name="ce1" table:formula="of:=[.AU1]+5" office:value-type="float" office:value="30">
            <text:p>30</text:p>
          </table:table-cell>
          <table:table-cell table:style-name="ce1" table:formula="of:=[.AV1]+5" office:value-type="float" office:value="35">
            <text:p>35</text:p>
          </table:table-cell>
          <table:table-cell table:style-name="ce1" table:formula="of:=[.AW1]+5" office:value-type="float" office:value="40">
            <text:p>40</text:p>
          </table:table-cell>
          <table:table-cell table:style-name="ce1" table:formula="of:=[.AX1]+5" office:value-type="float" office:value="45">
            <text:p>45</text:p>
          </table:table-cell>
          <table:table-cell table:style-name="ce1" table:formula="of:=[.AY1]+5" office:value-type="float" office:value="50">
            <text:p>50</text:p>
          </table:table-cell>
          <table:table-cell table:style-name="ce1" table:formula="of:=[.AZ1]+5" office:value-type="float" office:value="55">
            <text:p>55</text:p>
          </table:table-cell>
          <table:table-cell table:style-name="ce1" table:formula="of:=[.BA1]+5" office:value-type="float" office:value="60">
            <text:p>60</text:p>
          </table:table-cell>
          <table:table-cell table:style-name="ce1" table:formula="of:=[.BB1]+5" office:value-type="float" office:value="65">
            <text:p>65</text:p>
          </table:table-cell>
          <table:table-cell table:style-name="ce1" table:formula="of:=[.BC1]+5" office:value-type="float" office:value="70">
            <text:p>70</text:p>
          </table:table-cell>
          <table:table-cell table:style-name="ce1" table:formula="of:=[.BD1]+5" office:value-type="float" office:value="75">
            <text:p>75</text:p>
          </table:table-cell>
          <table:table-cell table:style-name="ce1" table:formula="of:=[.BE1]+5" office:value-type="float" office:value="80">
            <text:p>80</text:p>
          </table:table-cell>
          <table:table-cell table:style-name="ce1" table:formula="of:=[.BF1]+5" office:value-type="float" office:value="85">
            <text:p>85</text:p>
          </table:table-cell>
          <table:table-cell table:style-name="ce8" table:formula="of:=[.BG1]+5" office:value-type="float" office:value="90">
            <text:p>90</text:p>
          </table:table-cell>
          <table:table-cell table:style-name="ce1" table:formula="of:=[.BH1]+5" office:value-type="float" office:value="95">
            <text:p>95</text:p>
          </table:table-cell>
          <table:table-cell table:style-name="ce1" table:formula="of:=[.BI1]+5" office:value-type="float" office:value="100">
            <text:p>100</text:p>
          </table:table-cell>
          <table:table-cell table:style-name="ce1" table:formula="of:=[.BJ1]+5" office:value-type="float" office:value="105">
            <text:p>105</text:p>
          </table:table-cell>
          <table:table-cell table:style-name="ce1" table:formula="of:=[.BK1]+5" office:value-type="float" office:value="110">
            <text:p>110</text:p>
          </table:table-cell>
          <table:table-cell table:style-name="ce1" table:formula="of:=[.BL1]+5" office:value-type="float" office:value="115">
            <text:p>115</text:p>
          </table:table-cell>
          <table:table-cell table:style-name="ce1" table:formula="of:=[.BM1]+5" office:value-type="float" office:value="120">
            <text:p>120</text:p>
          </table:table-cell>
          <table:table-cell table:style-name="ce1" table:formula="of:=[.BN1]+5" office:value-type="float" office:value="125">
            <text:p>125</text:p>
          </table:table-cell>
          <table:table-cell table:style-name="ce1" table:formula="of:=[.BO1]+5" office:value-type="float" office:value="130">
            <text:p>130</text:p>
          </table:table-cell>
          <table:table-cell table:style-name="ce1" table:formula="of:=[.BP1]+5" office:value-type="float" office:value="135">
            <text:p>135</text:p>
          </table:table-cell>
          <table:table-cell table:style-name="ce1" table:formula="of:=[.BQ1]+5" office:value-type="float" office:value="140">
            <text:p>140</text:p>
          </table:table-cell>
          <table:table-cell table:style-name="ce1" table:formula="of:=[.BR1]+5" office:value-type="float" office:value="145">
            <text:p>145</text:p>
          </table:table-cell>
          <table:table-cell table:style-name="ce1" table:formula="of:=[.BS1]+5" office:value-type="float" office:value="150">
            <text:p>150</text:p>
          </table:table-cell>
          <table:table-cell table:style-name="ce1" table:formula="of:=[.BT1]+5" office:value-type="float" office:value="155">
            <text:p>155</text:p>
          </table:table-cell>
          <table:table-cell table:style-name="ce1" table:formula="of:=[.BU1]+5" office:value-type="float" office:value="160">
            <text:p>160</text:p>
          </table:table-cell>
          <table:table-cell table:style-name="ce1" table:formula="of:=[.BV1]+5" office:value-type="float" office:value="165">
            <text:p>165</text:p>
          </table:table-cell>
          <table:table-cell table:style-name="ce1" table:formula="of:=[.BW1]+5" office:value-type="float" office:value="170">
            <text:p>170</text:p>
          </table:table-cell>
          <table:table-cell table:style-name="ce1" table:formula="of:=[.BX1]+5" office:value-type="float" office:value="175">
            <text:p>175</text:p>
          </table:table-cell>
          <table:table-cell table:style-name="ce13" table:formula="of:=[.F1]" office:value-type="float" office:value="-180">
            <text:p>-180</text:p>
          </table:table-cell>
          <table:table-cell table:style-name="ce15" table:formula="of:=[.G1]" office:value-type="float" office:value="-175">
            <text:p>-175</text:p>
          </table:table-cell>
          <table:table-cell table:style-name="ce15" table:formula="of:=[.H1]" office:value-type="float" office:value="-170">
            <text:p>-170</text:p>
          </table:table-cell>
          <table:table-cell table:style-name="ce15" table:formula="of:=[.I1]" office:value-type="float" office:value="-165">
            <text:p>-165</text:p>
          </table:table-cell>
          <table:table-cell table:style-name="ce1" table:number-columns-repeated="943"/>
        </table:table-row>
        <table:table-row table:style-name="ro2">
          <table:table-cell table:style-name="ce2" table:number-columns-repeated="5"/>
          <table:table-cell table:style-name="ce9"/>
          <table:table-cell table:style-name="ce11" table:number-columns-repeated="17"/>
          <table:table-cell table:style-name="ce9"/>
          <table:table-cell table:style-name="ce11" table:number-columns-repeated="17"/>
          <table:table-cell table:style-name="ce9"/>
          <table:table-cell table:style-name="ce11" table:number-columns-repeated="17"/>
          <table:table-cell table:style-name="ce9"/>
          <table:table-cell table:style-name="ce11" table:number-columns-repeated="17"/>
          <table:table-cell table:style-name="ce5" table:number-columns-repeated="4"/>
          <table:table-cell table:style-name="ce11" table:number-columns-repeated="943"/>
        </table:table-row>
        <table:table-row table:style-name="ro2">
          <table:table-cell office:value-type="float" office:value="80">
            <text:p>80</text:p>
          </table:table-cell>
          <table:table-cell table:formula="of:=[.BV3]" office:value-type="string" office:string-value="p">
            <text:p>p</text:p>
          </table:table-cell>
          <table:table-cell table:formula="of:=[.BW3]" office:value-type="float" office:value="0">
            <text:p>0</text:p>
          </table:table-cell>
          <table:table-cell table:formula="of:=[.BX3]" office:value-type="float" office:value="0">
            <text:p>0</text:p>
          </table:table-cell>
          <table:table-cell table:formula="of:=[.BY3]" office:value-type="float" office:value="0">
            <text:p>0</text:p>
          </table:table-cell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table:number-columns-repeated="4" office:value-type="string">
            <text:p><text:s/></text:p>
          </table:table-cell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table:formula="of:=[.F3]" office:value-type="string" office:string-value="p">
            <text:p>p</text:p>
          </table:table-cell>
          <table:table-cell table:number-columns-repeated="6"/>
          <table:table-cell table:formula="of:=IF([.F3] = &quot;w&quot;; 128) + IF([.G3] = &quot;w&quot;; 64) + IF([.H3] = &quot;w&quot;; 32) + IF([.I3] = &quot;w&quot;; 16) + IF([.J3] = &quot;w&quot;; 8) + IF([.K3] = &quot;w&quot;; 4) + IF([.L3] = &quot;w&quot;; 2) + IF([.M3] = &quot;p&quot;; 1)" office:value-type="float" office:value="0">
            <text:p>0</text:p>
          </table:table-cell>
          <table:table-cell table:formula="of:=IF([.N3] = &quot;w&quot;; 128) + IF([.O3] = &quot;w&quot;; 64) + IF([.P3] = &quot;w&quot;; 32) + IF([.Q3] = &quot;w&quot;; 16) + IF([.R3] = &quot;w&quot;; 8) + IF([.S3] = &quot;w&quot;; 4) + IF([.T3] = &quot;w&quot;; 2) + IF([.U3] = &quot;p&quot;; 1)" office:value-type="float" office:value="0">
            <text:p>0</text:p>
          </table:table-cell>
          <table:table-cell table:formula="of:=IF([.V3] = &quot;w&quot;; 128) + IF([.W3] = &quot;w&quot;; 64) + IF([.X3] = &quot;w&quot;; 32) + IF([.Y3] = &quot;w&quot;; 16) + IF([.Z3] = &quot;w&quot;; 8) + IF([.AA3] = &quot;w&quot;; 4) + IF([.AB3] = &quot;w&quot;; 2) + IF([.AC3] = &quot;p&quot;; 1)" office:value-type="float" office:value="0">
            <text:p>0</text:p>
          </table:table-cell>
          <table:table-cell table:formula="of:=IF([.AD3] = &quot;w&quot;; 128) + IF([.AE3] = &quot;w&quot;; 64) + IF([.AF3] = &quot;w&quot;; 32) + IF([.AG3] = &quot;w&quot;; 16) + IF([.AH3] = &quot;w&quot;; 8) + IF([.AI3] = &quot;w&quot;; 4) + IF([.AJ3] = &quot;w&quot;; 2) + IF([.AK3] = &quot;p&quot;; 1)" office:value-type="float" office:value="0">
            <text:p>0</text:p>
          </table:table-cell>
          <table:table-cell table:formula="of:=IF([.AL3] = &quot;w&quot;; 128) + IF([.AM3] = &quot;w&quot;; 64) + IF([.AN3] = &quot;w&quot;; 32) + IF([.AO3] = &quot;w&quot;; 16) + IF([.AP3] = &quot;w&quot;; 8) + IF([.AQ3] = &quot;w&quot;; 4) + IF([.AR3] = &quot;w&quot;; 2) + IF([.AS3] = &quot;p&quot;; 1)" office:value-type="float" office:value="0">
            <text:p>0</text:p>
          </table:table-cell>
          <table:table-cell table:formula="of:=IF([.AT3] = &quot;w&quot;; 128) + IF([.AU3] = &quot;w&quot;; 64) + IF([.AV3] = &quot;w&quot;; 32) + IF([.AW3] = &quot;w&quot;; 16) + IF([.AX3] = &quot;w&quot;; 8) + IF([.AY3] = &quot;w&quot;; 4) + IF([.AZ3] = &quot;w&quot;; 2) + IF([.BA3] = &quot;p&quot;; 1)" office:value-type="float" office:value="0">
            <text:p>0</text:p>
          </table:table-cell>
          <table:table-cell table:formula="of:=IF([.BB3] = &quot;w&quot;; 128) + IF([.BC3] = &quot;w&quot;; 64) + IF([.BD3] = &quot;w&quot;; 32) + IF([.BE3] = &quot;w&quot;; 16) + IF([.BF3] = &quot;w&quot;; 8) + IF([.BG3] = &quot;w&quot;; 4) + IF([.BH3] = &quot;w&quot;; 2) + IF([.BI3] = &quot;p&quot;; 1)" office:value-type="float" office:value="0">
            <text:p>0</text:p>
          </table:table-cell>
          <table:table-cell table:formula="of:=IF([.BJ3] = &quot;w&quot;; 128) + IF([.BK3] = &quot;w&quot;; 64) + IF([.BL3] = &quot;w&quot;; 32) + IF([.BM3] = &quot;w&quot;; 16) + IF([.BN3] = &quot;w&quot;; 8) + IF([.BO3] = &quot;w&quot;; 4) + IF([.BP3] = &quot;w&quot;; 2) + IF([.BQ3] = &quot;p&quot;; 1)" office:value-type="float" office:value="0">
            <text:p>0</text:p>
          </table:table-cell>
          <table:table-cell table:formula="of:=IF([.BR3] = &quot;w&quot;; 128) + IF([.BS3] = &quot;w&quot;; 64) + IF([.BT3] = &quot;w&quot;; 32) + IF([.BU3] = &quot;w&quot;; 16) + IF([.BV3] = &quot;w&quot;; 8) + IF([.BW3] = &quot;w&quot;; 4) + IF([.BX3] = &quot;w&quot;; 2) + IF([.BY3] = &quot;p&quot;; 1)" office:value-type="float" office:value="0">
            <text:p>0</text:p>
          </table:table-cell>
          <table:table-cell table:number-columns-repeated="931"/>
        </table:table-row>
        <table:table-row table:style-name="ro2">
          <table:table-cell table:formula="of:=[.A3]-5" office:value-type="float" office:value="75">
            <text:p>75</text:p>
          </table:table-cell>
          <table:table-cell table:formula="of:=[.BV4]" office:value-type="string" office:string-value="w">
            <text:p>w</text:p>
          </table:table-cell>
          <table:table-cell table:formula="of:=[.BW4]" office:value-type="string" office:string-value="w">
            <text:p>w</text:p>
          </table:table-cell>
          <table:table-cell table:formula="of:=[.BX4]" office:value-type="string" office:string-value="w">
            <text:p>w</text:p>
          </table:table-cell>
          <table:table-cell table:formula="of:=[.BY4]" office:value-type="string" office:string-value="w">
            <text:p>w</text:p>
          </table:table-cell>
          <table:table-cell/>
          <table:table-cell table:number-columns-repeated="4" office:value-type="string">
            <text:p>w</text:p>
          </table:table-cell>
          <table:table-cell/>
          <table:table-cell table:number-columns-repeated="9"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 office:value-type="string">
            <text:p><text:s/></text:p>
          </table:table-cell>
          <table:table-cell table:number-columns-repeated="50" office:value-type="string">
            <text:p>w</text:p>
          </table:table-cell>
          <table:table-cell table:formula="of:=[.F4]" office:value-type="float" office:value="0">
            <text:p>0</text:p>
          </table:table-cell>
          <table:table-cell table:style-name="ce14" table:formula="of:=[.G4]" office:value-type="string" office:string-value="w">
            <text:p>w</text:p>
          </table:table-cell>
          <table:table-cell table:style-name="ce14" table:formula="of:=[.H4]" office:value-type="string" office:string-value="w">
            <text:p>w</text:p>
          </table:table-cell>
          <table:table-cell table:style-name="ce14" table:formula="of:=[.I4]" office:value-type="string" office:string-value="w">
            <text:p>w</text:p>
          </table:table-cell>
          <table:table-cell table:number-columns-repeated="3"/>
          <table:table-cell table:formula="of:=IF([.F4] = &quot;w&quot;; 128) + IF([.G4] = &quot;w&quot;; 64) + IF([.H4] = &quot;w&quot;; 32) + IF([.I4] = &quot;w&quot;; 16) + IF([.J4] = &quot;w&quot;; 8) + IF([.K4] = &quot;w&quot;; 4) + IF([.L4] = &quot;w&quot;; 2) + IF([.M4] = &quot;p&quot;; 1)" office:value-type="float" office:value="122">
            <text:p>122</text:p>
          </table:table-cell>
          <table:table-cell table:formula="of:=IF([.N4] = &quot;w&quot;; 128) + IF([.O4] = &quot;w&quot;; 64) + IF([.P4] = &quot;w&quot;; 32) + IF([.Q4] = &quot;w&quot;; 16) + IF([.R4] = &quot;w&quot;; 8) + IF([.S4] = &quot;w&quot;; 4) + IF([.T4] = &quot;w&quot;; 2) + IF([.U4] = &quot;p&quot;; 1)" office:value-type="float" office:value="254">
            <text:p>254</text:p>
          </table:table-cell>
          <table:table-cell table:formula="of:=IF([.V4] = &quot;w&quot;; 128) + IF([.W4] = &quot;w&quot;; 64) + IF([.X4] = &quot;w&quot;; 32) + IF([.Y4] = &quot;w&quot;; 16) + IF([.Z4] = &quot;w&quot;; 8) + IF([.AA4] = &quot;w&quot;; 4) + IF([.AB4] = &quot;w&quot;; 2) + IF([.AC4] = &quot;p&quot;; 1)" office:value-type="float" office:value="250">
            <text:p>250</text:p>
          </table:table-cell>
          <table:table-cell table:formula="of:=IF([.AD4] = &quot;w&quot;; 128) + IF([.AE4] = &quot;w&quot;; 64) + IF([.AF4] = &quot;w&quot;; 32) + IF([.AG4] = &quot;w&quot;; 16) + IF([.AH4] = &quot;w&quot;; 8) + IF([.AI4] = &quot;w&quot;; 4) + IF([.AJ4] = &quot;w&quot;; 2) + IF([.AK4] = &quot;p&quot;; 1)" office:value-type="float" office:value="254">
            <text:p>254</text:p>
          </table:table-cell>
          <table:table-cell table:formula="of:=IF([.AL4] = &quot;w&quot;; 128) + IF([.AM4] = &quot;w&quot;; 64) + IF([.AN4] = &quot;w&quot;; 32) + IF([.AO4] = &quot;w&quot;; 16) + IF([.AP4] = &quot;w&quot;; 8) + IF([.AQ4] = &quot;w&quot;; 4) + IF([.AR4] = &quot;w&quot;; 2) + IF([.AS4] = &quot;p&quot;; 1)" office:value-type="float" office:value="254">
            <text:p>254</text:p>
          </table:table-cell>
          <table:table-cell table:formula="of:=IF([.AT4] = &quot;w&quot;; 128) + IF([.AU4] = &quot;w&quot;; 64) + IF([.AV4] = &quot;w&quot;; 32) + IF([.AW4] = &quot;w&quot;; 16) + IF([.AX4] = &quot;w&quot;; 8) + IF([.AY4] = &quot;w&quot;; 4) + IF([.AZ4] = &quot;w&quot;; 2) + IF([.BA4] = &quot;p&quot;; 1)" office:value-type="float" office:value="254">
            <text:p>254</text:p>
          </table:table-cell>
          <table:table-cell table:formula="of:=IF([.BB4] = &quot;w&quot;; 128) + IF([.BC4] = &quot;w&quot;; 64) + IF([.BD4] = &quot;w&quot;; 32) + IF([.BE4] = &quot;w&quot;; 16) + IF([.BF4] = &quot;w&quot;; 8) + IF([.BG4] = &quot;w&quot;; 4) + IF([.BH4] = &quot;w&quot;; 2) + IF([.BI4] = &quot;p&quot;; 1)" office:value-type="float" office:value="254">
            <text:p>254</text:p>
          </table:table-cell>
          <table:table-cell table:formula="of:=IF([.BJ4] = &quot;w&quot;; 128) + IF([.BK4] = &quot;w&quot;; 64) + IF([.BL4] = &quot;w&quot;; 32) + IF([.BM4] = &quot;w&quot;; 16) + IF([.BN4] = &quot;w&quot;; 8) + IF([.BO4] = &quot;w&quot;; 4) + IF([.BP4] = &quot;w&quot;; 2) + IF([.BQ4] = &quot;p&quot;; 1)" office:value-type="float" office:value="254">
            <text:p>254</text:p>
          </table:table-cell>
          <table:table-cell table:formula="of:=IF([.BR4] = &quot;w&quot;; 128) + IF([.BS4] = &quot;w&quot;; 64) + IF([.BT4] = &quot;w&quot;; 32) + IF([.BU4] = &quot;w&quot;; 16) + IF([.BV4] = &quot;w&quot;; 8) + IF([.BW4] = &quot;w&quot;; 4) + IF([.BX4] = &quot;w&quot;; 2) + IF([.BY4] = &quot;p&quot;; 1)" office:value-type="float" office:value="254">
            <text:p>254</text:p>
          </table:table-cell>
          <table:table-cell table:number-columns-repeated="931"/>
        </table:table-row>
        <table:table-row table:style-name="ro2">
          <table:table-cell table:formula="of:=[.A4]-5" office:value-type="float" office:value="70">
            <text:p>70</text:p>
          </table:table-cell>
          <table:table-cell table:formula="of:=[.BV5]" office:value-type="float" office:value="0">
            <text:p>0</text:p>
          </table:table-cell>
          <table:table-cell table:formula="of:=[.BW5]" office:value-type="float" office:value="0">
            <text:p>0</text:p>
          </table:table-cell>
          <table:table-cell table:formula="of:=[.BX5]" office:value-type="float" office:value="0">
            <text:p>0</text:p>
          </table:table-cell>
          <table:table-cell table:formula="of:=[.BY5]" office:value-type="float" office:value="0">
            <text:p>0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table:number-columns-repeated="9" office:value-type="string">
            <text:p>w</text:p>
          </table:table-cell>
          <table:table-cell office:value-type="string">
            <text:p><text:s/></text:p>
          </table:table-cell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5"/>
          <table:table-cell table:formula="of:=[.F5]" office:value-type="string" office:string-value="p">
            <text:p>p</text:p>
          </table:table-cell>
          <table:table-cell table:formula="of:=[.G5]" office:value-type="string" office:string-value="w">
            <text:p>w</text:p>
          </table:table-cell>
          <table:table-cell table:formula="of:=[.H5]" office:value-type="string" office:string-value="w">
            <text:p>w</text:p>
          </table:table-cell>
          <table:table-cell table:formula="of:=[.I5]" office:value-type="string" office:string-value="w">
            <text:p>w</text:p>
          </table:table-cell>
          <table:table-cell table:number-columns-repeated="3"/>
          <table:table-cell table:formula="of:=IF([.F5] = &quot;w&quot;; 128) + IF([.G5] = &quot;w&quot;; 64) + IF([.H5] = &quot;w&quot;; 32) + IF([.I5] = &quot;w&quot;; 16) + IF([.J5] = &quot;w&quot;; 8) + IF([.K5] = &quot;w&quot;; 4) + IF([.L5] = &quot;w&quot;; 2) + IF([.M5] = &quot;p&quot;; 1)" office:value-type="float" office:value="122">
            <text:p>122</text:p>
          </table:table-cell>
          <table:table-cell table:formula="of:=IF([.N5] = &quot;w&quot;; 128) + IF([.O5] = &quot;w&quot;; 64) + IF([.P5] = &quot;w&quot;; 32) + IF([.Q5] = &quot;w&quot;; 16) + IF([.R5] = &quot;w&quot;; 8) + IF([.S5] = &quot;w&quot;; 4) + IF([.T5] = &quot;w&quot;; 2) + IF([.U5] = &quot;p&quot;; 1)" office:value-type="float" office:value="254">
            <text:p>254</text:p>
          </table:table-cell>
          <table:table-cell table:formula="of:=IF([.V5] = &quot;w&quot;; 128) + IF([.W5] = &quot;w&quot;; 64) + IF([.X5] = &quot;w&quot;; 32) + IF([.Y5] = &quot;w&quot;; 16) + IF([.Z5] = &quot;w&quot;; 8) + IF([.AA5] = &quot;w&quot;; 4) + IF([.AB5] = &quot;w&quot;; 2) + IF([.AC5] = &quot;p&quot;; 1)" office:value-type="float" office:value="250">
            <text:p>250</text:p>
          </table:table-cell>
          <table:table-cell table:formula="of:=IF([.AD5] = &quot;w&quot;; 128) + IF([.AE5] = &quot;w&quot;; 64) + IF([.AF5] = &quot;w&quot;; 32) + IF([.AG5] = &quot;w&quot;; 16) + IF([.AH5] = &quot;w&quot;; 8) + IF([.AI5] = &quot;w&quot;; 4) + IF([.AJ5] = &quot;w&quot;; 2) + IF([.AK5] = &quot;p&quot;; 1)" office:value-type="float" office:value="0">
            <text:p>0</text:p>
          </table:table-cell>
          <table:table-cell table:formula="of:=IF([.AL5] = &quot;w&quot;; 128) + IF([.AM5] = &quot;w&quot;; 64) + IF([.AN5] = &quot;w&quot;; 32) + IF([.AO5] = &quot;w&quot;; 16) + IF([.AP5] = &quot;w&quot;; 8) + IF([.AQ5] = &quot;w&quot;; 4) + IF([.AR5] = &quot;w&quot;; 2) + IF([.AS5] = &quot;p&quot;; 1)" office:value-type="float" office:value="0">
            <text:p>0</text:p>
          </table:table-cell>
          <table:table-cell table:formula="of:=IF([.AT5] = &quot;w&quot;; 128) + IF([.AU5] = &quot;w&quot;; 64) + IF([.AV5] = &quot;w&quot;; 32) + IF([.AW5] = &quot;w&quot;; 16) + IF([.AX5] = &quot;w&quot;; 8) + IF([.AY5] = &quot;w&quot;; 4) + IF([.AZ5] = &quot;w&quot;; 2) + IF([.BA5] = &quot;p&quot;; 1)" office:value-type="float" office:value="0">
            <text:p>0</text:p>
          </table:table-cell>
          <table:table-cell table:formula="of:=IF([.BB5] = &quot;w&quot;; 128) + IF([.BC5] = &quot;w&quot;; 64) + IF([.BD5] = &quot;w&quot;; 32) + IF([.BE5] = &quot;w&quot;; 16) + IF([.BF5] = &quot;w&quot;; 8) + IF([.BG5] = &quot;w&quot;; 4) + IF([.BH5] = &quot;w&quot;; 2) + IF([.BI5] = &quot;p&quot;; 1)" office:value-type="float" office:value="0">
            <text:p>0</text:p>
          </table:table-cell>
          <table:table-cell table:formula="of:=IF([.BJ5] = &quot;w&quot;; 128) + IF([.BK5] = &quot;w&quot;; 64) + IF([.BL5] = &quot;w&quot;; 32) + IF([.BM5] = &quot;w&quot;; 16) + IF([.BN5] = &quot;w&quot;; 8) + IF([.BO5] = &quot;w&quot;; 4) + IF([.BP5] = &quot;w&quot;; 2) + IF([.BQ5] = &quot;p&quot;; 1)" office:value-type="float" office:value="0">
            <text:p>0</text:p>
          </table:table-cell>
          <table:table-cell table:formula="of:=IF([.BR5] = &quot;w&quot;; 128) + IF([.BS5] = &quot;w&quot;; 64) + IF([.BT5] = &quot;w&quot;; 32) + IF([.BU5] = &quot;w&quot;; 16) + IF([.BV5] = &quot;w&quot;; 8) + IF([.BW5] = &quot;w&quot;; 4) + IF([.BX5] = &quot;w&quot;; 2) + IF([.BY5] = &quot;p&quot;; 1)" office:value-type="float" office:value="0">
            <text:p>0</text:p>
          </table:table-cell>
          <table:table-cell table:number-columns-repeated="931"/>
        </table:table-row>
        <table:table-row table:style-name="ro2">
          <table:table-cell table:formula="of:=[.A5]-5" office:value-type="float" office:value="65">
            <text:p>65</text:p>
          </table:table-cell>
          <table:table-cell table:formula="of:=[.BV6]" office:value-type="string" office:string-value="w">
            <text:p>w</text:p>
          </table:table-cell>
          <table:table-cell table:formula="of:=[.BW6]" office:value-type="string" office:string-value="w">
            <text:p>w</text:p>
          </table:table-cell>
          <table:table-cell table:formula="of:=[.BX6]" office:value-type="float" office:value="0">
            <text:p>0</text:p>
          </table:table-cell>
          <table:table-cell table:formula="of:=[.BY6]" office:value-type="string" office:string-value="w">
            <text:p>w</text:p>
          </table:table-cell>
          <table:table-cell/>
          <table:table-cell table:style-name="ce10" office:value-type="string">
            <text:p>w</text:p>
          </table:table-cell>
          <table:table-cell table:style-name="ce10"/>
          <table:table-cell table:number-columns-repeated="2" table:style-name="ce10" office:value-type="string">
            <text:p>w</text:p>
          </table:table-cell>
          <table:table-cell table:style-name="ce10"/>
          <table:table-cell table:number-columns-repeated="10" table:style-name="ce10" office:value-type="string">
            <text:p><text:s/></text:p>
          </table:table-cell>
          <table:table-cell table:number-columns-repeated="2" table:style-name="ce10" office:value-type="string">
            <text:p>w</text:p>
          </table:table-cell>
          <table:table-cell/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<text:s/></text:p>
          </table:table-cell>
          <table:table-cell table:style-name="ce10" office:value-type="string">
            <text:p>w</text:p>
          </table:table-cell>
          <table:table-cell table:style-name="ce10"/>
          <table:table-cell table:number-columns-repeated="2" table:style-name="ce10" office:value-type="string">
            <text:p>w</text:p>
          </table:table-cell>
          <table:table-cell table:style-name="ce10"/>
          <table:table-cell table:number-columns-repeated="3" table:style-name="ce10" office:value-type="string">
            <text:p>w</text:p>
          </table:table-cell>
          <table:table-cell table:style-name="ce10"/>
          <table:table-cell table:number-columns-repeated="5" table:style-name="ce10" office:value-type="string">
            <text:p>w</text:p>
          </table:table-cell>
          <table:table-cell office:value-type="string">
            <text:p>w</text:p>
          </table:table-cell>
          <table:table-cell table:number-columns-repeated="3" table:style-name="ce10" office:value-type="string">
            <text:p>w</text:p>
          </table:table-cell>
          <table:table-cell table:style-name="ce10"/>
          <table:table-cell table:number-columns-repeated="3" table:style-name="ce10" office:value-type="string">
            <text:p>w</text:p>
          </table:table-cell>
          <table:table-cell table:style-name="ce10"/>
          <table:table-cell table:number-columns-repeated="3" table:style-name="ce10" office:value-type="string">
            <text:p>w</text:p>
          </table:table-cell>
          <table:table-cell table:style-name="ce10"/>
          <table:table-cell table:number-columns-repeated="5" table:style-name="ce10" office:value-type="string">
            <text:p>w</text:p>
          </table:table-cell>
          <table:table-cell/>
          <table:table-cell table:style-name="ce10" office:value-type="string">
            <text:p>w</text:p>
          </table:table-cell>
          <table:table-cell table:style-name="ce10"/>
          <table:table-cell table:number-columns-repeated="3" table:style-name="ce10" office:value-type="string">
            <text:p>w</text:p>
          </table:table-cell>
          <table:table-cell table:style-name="ce10"/>
          <table:table-cell table:number-columns-repeated="3" table:style-name="ce10" office:value-type="string">
            <text:p>w</text:p>
          </table:table-cell>
          <table:table-cell table:style-name="ce10"/>
          <table:table-cell table:number-columns-repeated="2" table:style-name="ce10" office:value-type="string">
            <text:p>w</text:p>
          </table:table-cell>
          <table:table-cell table:style-name="ce10"/>
          <table:table-cell table:number-columns-repeated="2" table:style-name="ce10" office:value-type="string">
            <text:p>w</text:p>
          </table:table-cell>
          <table:table-cell table:style-name="ce10"/>
          <table:table-cell table:style-name="ce10" office:value-type="string">
            <text:p>w</text:p>
          </table:table-cell>
          <table:table-cell table:number-columns-repeated="7"/>
          <table:table-cell table:formula="of:=IF([.F6] = &quot;w&quot;; 128) + IF([.G6] = &quot;w&quot;; 64) + IF([.H6] = &quot;w&quot;; 32) + IF([.I6] = &quot;w&quot;; 16) + IF([.J6] = &quot;w&quot;; 8) + IF([.K6] = &quot;w&quot;; 4) + IF([.L6] = &quot;w&quot;; 2) + IF([.M6] = &quot;p&quot;; 1)" office:value-type="float" office:value="88">
            <text:p>88</text:p>
          </table:table-cell>
          <table:table-cell table:formula="of:=IF([.N6] = &quot;w&quot;; 128) + IF([.O6] = &quot;w&quot;; 64) + IF([.P6] = &quot;w&quot;; 32) + IF([.Q6] = &quot;w&quot;; 16) + IF([.R6] = &quot;w&quot;; 8) + IF([.S6] = &quot;w&quot;; 4) + IF([.T6] = &quot;w&quot;; 2) + IF([.U6] = &quot;p&quot;; 1)" office:value-type="float" office:value="0">
            <text:p>0</text:p>
          </table:table-cell>
          <table:table-cell table:formula="of:=IF([.V6] = &quot;w&quot;; 128) + IF([.W6] = &quot;w&quot;; 64) + IF([.X6] = &quot;w&quot;; 32) + IF([.Y6] = &quot;w&quot;; 16) + IF([.Z6] = &quot;w&quot;; 8) + IF([.AA6] = &quot;w&quot;; 4) + IF([.AB6] = &quot;w&quot;; 2) + IF([.AC6] = &quot;p&quot;; 1)" office:value-type="float" office:value="210">
            <text:p>210</text:p>
          </table:table-cell>
          <table:table-cell table:formula="of:=IF([.AD6] = &quot;w&quot;; 128) + IF([.AE6] = &quot;w&quot;; 64) + IF([.AF6] = &quot;w&quot;; 32) + IF([.AG6] = &quot;w&quot;; 16) + IF([.AH6] = &quot;w&quot;; 8) + IF([.AI6] = &quot;w&quot;; 4) + IF([.AJ6] = &quot;w&quot;; 2) + IF([.AK6] = &quot;p&quot;; 1)" office:value-type="float" office:value="220">
            <text:p>220</text:p>
          </table:table-cell>
          <table:table-cell table:formula="of:=IF([.AL6] = &quot;w&quot;; 128) + IF([.AM6] = &quot;w&quot;; 64) + IF([.AN6] = &quot;w&quot;; 32) + IF([.AO6] = &quot;w&quot;; 16) + IF([.AP6] = &quot;w&quot;; 8) + IF([.AQ6] = &quot;w&quot;; 4) + IF([.AR6] = &quot;w&quot;; 2) + IF([.AS6] = &quot;p&quot;; 1)" office:value-type="float" office:value="254">
            <text:p>254</text:p>
          </table:table-cell>
          <table:table-cell table:formula="of:=IF([.AT6] = &quot;w&quot;; 128) + IF([.AU6] = &quot;w&quot;; 64) + IF([.AV6] = &quot;w&quot;; 32) + IF([.AW6] = &quot;w&quot;; 16) + IF([.AX6] = &quot;w&quot;; 8) + IF([.AY6] = &quot;w&quot;; 4) + IF([.AZ6] = &quot;w&quot;; 2) + IF([.BA6] = &quot;p&quot;; 1)" office:value-type="float" office:value="118">
            <text:p>118</text:p>
          </table:table-cell>
          <table:table-cell table:formula="of:=IF([.BB6] = &quot;w&quot;; 128) + IF([.BC6] = &quot;w&quot;; 64) + IF([.BD6] = &quot;w&quot;; 32) + IF([.BE6] = &quot;w&quot;; 16) + IF([.BF6] = &quot;w&quot;; 8) + IF([.BG6] = &quot;w&quot;; 4) + IF([.BH6] = &quot;w&quot;; 2) + IF([.BI6] = &quot;p&quot;; 1)" office:value-type="float" office:value="124">
            <text:p>124</text:p>
          </table:table-cell>
          <table:table-cell table:formula="of:=IF([.BJ6] = &quot;w&quot;; 128) + IF([.BK6] = &quot;w&quot;; 64) + IF([.BL6] = &quot;w&quot;; 32) + IF([.BM6] = &quot;w&quot;; 16) + IF([.BN6] = &quot;w&quot;; 8) + IF([.BO6] = &quot;w&quot;; 4) + IF([.BP6] = &quot;w&quot;; 2) + IF([.BQ6] = &quot;p&quot;; 1)" office:value-type="float" office:value="118">
            <text:p>118</text:p>
          </table:table-cell>
          <table:table-cell table:formula="of:=IF([.BR6] = &quot;w&quot;; 128) + IF([.BS6] = &quot;w&quot;; 64) + IF([.BT6] = &quot;w&quot;; 32) + IF([.BU6] = &quot;w&quot;; 16) + IF([.BV6] = &quot;w&quot;; 8) + IF([.BW6] = &quot;w&quot;; 4) + IF([.BX6] = &quot;w&quot;; 2) + IF([.BY6] = &quot;p&quot;; 1)" office:value-type="float" office:value="108">
            <text:p>108</text:p>
          </table:table-cell>
          <table:table-cell table:number-columns-repeated="931"/>
        </table:table-row>
        <table:table-row table:style-name="ro2">
          <table:table-cell table:formula="of:=[.A6]-5" office:value-type="float" office:value="60">
            <text:p>60</text:p>
          </table:table-cell>
          <table:table-cell table:formula="of:=[.BV7]" office:value-type="string" office:string-value="w">
            <text:p>w</text:p>
          </table:table-cell>
          <table:table-cell table:formula="of:=[.BW7]" office:value-type="string" office:string-value="w">
            <text:p>w</text:p>
          </table:table-cell>
          <table:table-cell table:formula="of:=[.BX7]" office:value-type="float" office:value="0">
            <text:p>0</text:p>
          </table:table-cell>
          <table:table-cell table:formula="of:=[.BY7]" office:value-type="string" office:string-value="w">
            <text:p>w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<text:s/></text:p>
          </table:table-cell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 office:value-type="string">
            <text:p><text:s/></text:p>
          </table:table-cell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2"/>
          <table:table-cell office:value-type="string">
            <text:p>w</text:p>
          </table:table-cell>
          <table:table-cell table:style-name="ce3" office:value-type="string">
            <text:p>w</text:p>
          </table:table-cell>
          <table:table-cell table:number-columns-repeated="3" office:value-type="string">
            <text:p>w</text:p>
          </table:table-cell>
          <table:table-cell office:value-type="string">
            <text:p>p</text:p>
          </table:table-cell>
          <table:table-cell table:number-columns-repeated="3" office:value-type="string">
            <text:p>w</text:p>
          </table:table-cell>
          <table:table-cell office:value-type="string">
            <text:p>p</text:p>
          </table:table-cell>
          <table:table-cell table:number-columns-repeated="3" office:value-type="string">
            <text:p>w</text:p>
          </table:table-cell>
          <table:table-cell office:value-type="string">
            <text:p>p</text:p>
          </table:table-cell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3" office:value-type="string">
            <text:p>w</text:p>
          </table:table-cell>
          <table:table-cell office:value-type="string">
            <text:p>p</text:p>
          </table:table-cell>
          <table:table-cell table:number-columns-repeated="3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 table:formula="of:=[.F7]" office:value-type="string" office:string-value="p">
            <text:p>p</text:p>
          </table:table-cell>
          <table:table-cell table:formula="of:=[.G7]" office:value-type="string" office:string-value="w">
            <text:p>w</text:p>
          </table:table-cell>
          <table:table-cell table:formula="of:=[.H7]" office:value-type="float" office:value="0">
            <text:p>0</text:p>
          </table:table-cell>
          <table:table-cell table:formula="of:=[.I7]" office:value-type="string" office:string-value="w">
            <text:p>w</text:p>
          </table:table-cell>
          <table:table-cell table:number-columns-repeated="3"/>
          <table:table-cell table:formula="of:=IF([.F7] = &quot;w&quot;; 128) + IF([.G7] = &quot;w&quot;; 64) + IF([.H7] = &quot;w&quot;; 32) + IF([.I7] = &quot;w&quot;; 16) + IF([.J7] = &quot;w&quot;; 8) + IF([.K7] = &quot;w&quot;; 4) + IF([.L7] = &quot;w&quot;; 2) + IF([.M7] = &quot;p&quot;; 1)" office:value-type="float" office:value="90">
            <text:p>90</text:p>
          </table:table-cell>
          <table:table-cell table:formula="of:=IF([.N7] = &quot;w&quot;; 128) + IF([.O7] = &quot;w&quot;; 64) + IF([.P7] = &quot;w&quot;; 32) + IF([.Q7] = &quot;w&quot;; 16) + IF([.R7] = &quot;w&quot;; 8) + IF([.S7] = &quot;w&quot;; 4) + IF([.T7] = &quot;w&quot;; 2) + IF([.U7] = &quot;p&quot;; 1)" office:value-type="float" office:value="174">
            <text:p>174</text:p>
          </table:table-cell>
          <table:table-cell table:formula="of:=IF([.V7] = &quot;w&quot;; 128) + IF([.W7] = &quot;w&quot;; 64) + IF([.X7] = &quot;w&quot;; 32) + IF([.Y7] = &quot;w&quot;; 16) + IF([.Z7] = &quot;w&quot;; 8) + IF([.AA7] = &quot;w&quot;; 4) + IF([.AB7] = &quot;w&quot;; 2) + IF([.AC7] = &quot;p&quot;; 1)" office:value-type="float" office:value="214">
            <text:p>214</text:p>
          </table:table-cell>
          <table:table-cell table:formula="of:=IF([.AD7] = &quot;w&quot;; 128) + IF([.AE7] = &quot;w&quot;; 64) + IF([.AF7] = &quot;w&quot;; 32) + IF([.AG7] = &quot;w&quot;; 16) + IF([.AH7] = &quot;w&quot;; 8) + IF([.AI7] = &quot;w&quot;; 4) + IF([.AJ7] = &quot;w&quot;; 2) + IF([.AK7] = &quot;p&quot;; 1)" office:value-type="float" office:value="80">
            <text:p>80</text:p>
          </table:table-cell>
          <table:table-cell table:formula="of:=IF([.AL7] = &quot;w&quot;; 128) + IF([.AM7] = &quot;w&quot;; 64) + IF([.AN7] = &quot;w&quot;; 32) + IF([.AO7] = &quot;w&quot;; 16) + IF([.AP7] = &quot;w&quot;; 8) + IF([.AQ7] = &quot;w&quot;; 4) + IF([.AR7] = &quot;w&quot;; 2) + IF([.AS7] = &quot;p&quot;; 1)" office:value-type="float" office:value="30">
            <text:p>30</text:p>
          </table:table-cell>
          <table:table-cell table:formula="of:=IF([.AT7] = &quot;w&quot;; 128) + IF([.AU7] = &quot;w&quot;; 64) + IF([.AV7] = &quot;w&quot;; 32) + IF([.AW7] = &quot;w&quot;; 16) + IF([.AX7] = &quot;w&quot;; 8) + IF([.AY7] = &quot;w&quot;; 4) + IF([.AZ7] = &quot;w&quot;; 2) + IF([.BA7] = &quot;p&quot;; 1)" office:value-type="float" office:value="118">
            <text:p>118</text:p>
          </table:table-cell>
          <table:table-cell table:formula="of:=IF([.BB7] = &quot;w&quot;; 128) + IF([.BC7] = &quot;w&quot;; 64) + IF([.BD7] = &quot;w&quot;; 32) + IF([.BE7] = &quot;w&quot;; 16) + IF([.BF7] = &quot;w&quot;; 8) + IF([.BG7] = &quot;w&quot;; 4) + IF([.BH7] = &quot;w&quot;; 2) + IF([.BI7] = &quot;p&quot;; 1)" office:value-type="float" office:value="124">
            <text:p>124</text:p>
          </table:table-cell>
          <table:table-cell table:formula="of:=IF([.BJ7] = &quot;w&quot;; 128) + IF([.BK7] = &quot;w&quot;; 64) + IF([.BL7] = &quot;w&quot;; 32) + IF([.BM7] = &quot;w&quot;; 16) + IF([.BN7] = &quot;w&quot;; 8) + IF([.BO7] = &quot;w&quot;; 4) + IF([.BP7] = &quot;w&quot;; 2) + IF([.BQ7] = &quot;p&quot;; 1)" office:value-type="float" office:value="118">
            <text:p>118</text:p>
          </table:table-cell>
          <table:table-cell table:formula="of:=IF([.BR7] = &quot;w&quot;; 128) + IF([.BS7] = &quot;w&quot;; 64) + IF([.BT7] = &quot;w&quot;; 32) + IF([.BU7] = &quot;w&quot;; 16) + IF([.BV7] = &quot;w&quot;; 8) + IF([.BW7] = &quot;w&quot;; 4) + IF([.BX7] = &quot;w&quot;; 2) + IF([.BY7] = &quot;p&quot;; 1)" office:value-type="float" office:value="108">
            <text:p>108</text:p>
          </table:table-cell>
          <table:table-cell table:number-columns-repeated="931"/>
        </table:table-row>
        <table:table-row table:style-name="ro2">
          <table:table-cell table:formula="of:=[.A7]-5" office:value-type="float" office:value="55">
            <text:p>55</text:p>
          </table:table-cell>
          <table:table-cell table:formula="of:=[.BV8]" office:value-type="string" office:string-value="w">
            <text:p>w</text:p>
          </table:table-cell>
          <table:table-cell table:formula="of:=[.BW8]" office:value-type="string" office:string-value="w">
            <text:p>w</text:p>
          </table:table-cell>
          <table:table-cell table:formula="of:=[.BX8]" office:value-type="float" office:value="0">
            <text:p>0</text:p>
          </table:table-cell>
          <table:table-cell table:formula="of:=[.BY8]" office:value-type="string" office:string-value="w">
            <text:p>w</text:p>
          </table:table-cell>
          <table:table-cell/>
          <table:table-cell table:style-name="ce10"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 table:formula="of:=[.F8]" office:value-type="float" office:value="0">
            <text:p>0</text:p>
          </table:table-cell>
          <table:table-cell table:formula="of:=[.G8]" office:value-type="string" office:string-value="w">
            <text:p>w</text:p>
          </table:table-cell>
          <table:table-cell table:formula="of:=[.H8]" office:value-type="float" office:value="0">
            <text:p>0</text:p>
          </table:table-cell>
          <table:table-cell table:formula="of:=[.I8]" office:value-type="string" office:string-value="w">
            <text:p>w</text:p>
          </table:table-cell>
          <table:table-cell table:number-columns-repeated="3"/>
          <table:table-cell table:formula="of:=IF([.F8] = &quot;w&quot;; 128) + IF([.G8] = &quot;w&quot;; 64) + IF([.H8] = &quot;w&quot;; 32) + IF([.I8] = &quot;w&quot;; 16) + IF([.J8] = &quot;w&quot;; 8) + IF([.K8] = &quot;w&quot;; 4) + IF([.L8] = &quot;w&quot;; 2) + IF([.M8] = &quot;p&quot;; 1)" office:value-type="float" office:value="80">
            <text:p>80</text:p>
          </table:table-cell>
          <table:table-cell table:formula="of:=IF([.N8] = &quot;w&quot;; 128) + IF([.O8] = &quot;w&quot;; 64) + IF([.P8] = &quot;w&quot;; 32) + IF([.Q8] = &quot;w&quot;; 16) + IF([.R8] = &quot;w&quot;; 8) + IF([.S8] = &quot;w&quot;; 4) + IF([.T8] = &quot;w&quot;; 2) + IF([.U8] = &quot;p&quot;; 1)" office:value-type="float" office:value="0">
            <text:p>0</text:p>
          </table:table-cell>
          <table:table-cell table:formula="of:=IF([.V8] = &quot;w&quot;; 128) + IF([.W8] = &quot;w&quot;; 64) + IF([.X8] = &quot;w&quot;; 32) + IF([.Y8] = &quot;w&quot;; 16) + IF([.Z8] = &quot;w&quot;; 8) + IF([.AA8] = &quot;w&quot;; 4) + IF([.AB8] = &quot;w&quot;; 2) + IF([.AC8] = &quot;p&quot;; 1)" office:value-type="float" office:value="86">
            <text:p>86</text:p>
          </table:table-cell>
          <table:table-cell table:formula="of:=IF([.AD8] = &quot;w&quot;; 128) + IF([.AE8] = &quot;w&quot;; 64) + IF([.AF8] = &quot;w&quot;; 32) + IF([.AG8] = &quot;w&quot;; 16) + IF([.AH8] = &quot;w&quot;; 8) + IF([.AI8] = &quot;w&quot;; 4) + IF([.AJ8] = &quot;w&quot;; 2) + IF([.AK8] = &quot;p&quot;; 1)" office:value-type="float" office:value="84">
            <text:p>84</text:p>
          </table:table-cell>
          <table:table-cell table:formula="of:=IF([.AL8] = &quot;w&quot;; 128) + IF([.AM8] = &quot;w&quot;; 64) + IF([.AN8] = &quot;w&quot;; 32) + IF([.AO8] = &quot;w&quot;; 16) + IF([.AP8] = &quot;w&quot;; 8) + IF([.AQ8] = &quot;w&quot;; 4) + IF([.AR8] = &quot;w&quot;; 2) + IF([.AS8] = &quot;p&quot;; 1)" office:value-type="float" office:value="222">
            <text:p>222</text:p>
          </table:table-cell>
          <table:table-cell table:formula="of:=IF([.AT8] = &quot;w&quot;; 128) + IF([.AU8] = &quot;w&quot;; 64) + IF([.AV8] = &quot;w&quot;; 32) + IF([.AW8] = &quot;w&quot;; 16) + IF([.AX8] = &quot;w&quot;; 8) + IF([.AY8] = &quot;w&quot;; 4) + IF([.AZ8] = &quot;w&quot;; 2) + IF([.BA8] = &quot;p&quot;; 1)" office:value-type="float" office:value="20">
            <text:p>20</text:p>
          </table:table-cell>
          <table:table-cell table:formula="of:=IF([.BB8] = &quot;w&quot;; 128) + IF([.BC8] = &quot;w&quot;; 64) + IF([.BD8] = &quot;w&quot;; 32) + IF([.BE8] = &quot;w&quot;; 16) + IF([.BF8] = &quot;w&quot;; 8) + IF([.BG8] = &quot;w&quot;; 4) + IF([.BH8] = &quot;w&quot;; 2) + IF([.BI8] = &quot;p&quot;; 1)" office:value-type="float" office:value="16">
            <text:p>16</text:p>
          </table:table-cell>
          <table:table-cell table:formula="of:=IF([.BJ8] = &quot;w&quot;; 128) + IF([.BK8] = &quot;w&quot;; 64) + IF([.BL8] = &quot;w&quot;; 32) + IF([.BM8] = &quot;w&quot;; 16) + IF([.BN8] = &quot;w&quot;; 8) + IF([.BO8] = &quot;w&quot;; 4) + IF([.BP8] = &quot;w&quot;; 2) + IF([.BQ8] = &quot;p&quot;; 1)" office:value-type="float" office:value="118">
            <text:p>118</text:p>
          </table:table-cell>
          <table:table-cell table:formula="of:=IF([.BR8] = &quot;w&quot;; 128) + IF([.BS8] = &quot;w&quot;; 64) + IF([.BT8] = &quot;w&quot;; 32) + IF([.BU8] = &quot;w&quot;; 16) + IF([.BV8] = &quot;w&quot;; 8) + IF([.BW8] = &quot;w&quot;; 4) + IF([.BX8] = &quot;w&quot;; 2) + IF([.BY8] = &quot;p&quot;; 1)" office:value-type="float" office:value="108">
            <text:p>108</text:p>
          </table:table-cell>
          <table:table-cell table:number-columns-repeated="931"/>
        </table:table-row>
        <table:table-row table:style-name="ro2">
          <table:table-cell table:formula="of:=[.A8]-5" office:value-type="float" office:value="50">
            <text:p>50</text:p>
          </table:table-cell>
          <table:table-cell table:formula="of:=[.BV9]" office:value-type="float" office:value="0">
            <text:p>0</text:p>
          </table:table-cell>
          <table:table-cell table:formula="of:=[.BW9]" office:value-type="float" office:value="0">
            <text:p>0</text:p>
          </table:table-cell>
          <table:table-cell table:formula="of:=[.BX9]" office:value-type="float" office:value="0">
            <text:p>0</text:p>
          </table:table-cell>
          <table:table-cell table:formula="of:=[.BY9]" office:value-type="float" office:value="0">
            <text:p>0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4"/>
          <table:table-cell table:formula="of:=[.F9]" office:value-type="string" office:string-value="p">
            <text:p>p</text:p>
          </table:table-cell>
          <table:table-cell table:formula="of:=[.G9]" office:value-type="string" office:string-value="w">
            <text:p>w</text:p>
          </table:table-cell>
          <table:table-cell table:formula="of:=[.H9]" office:value-type="string" office:string-value="p">
            <text:p>p</text:p>
          </table:table-cell>
          <table:table-cell table:formula="of:=[.I9]" office:value-type="string" office:string-value="w">
            <text:p>w</text:p>
          </table:table-cell>
          <table:table-cell table:number-columns-repeated="3"/>
          <table:table-cell table:formula="of:=IF([.F9] = &quot;w&quot;; 128) + IF([.G9] = &quot;w&quot;; 64) + IF([.H9] = &quot;w&quot;; 32) + IF([.I9] = &quot;w&quot;; 16) + IF([.J9] = &quot;w&quot;; 8) + IF([.K9] = &quot;w&quot;; 4) + IF([.L9] = &quot;w&quot;; 2) + IF([.M9] = &quot;p&quot;; 1)" office:value-type="float" office:value="82">
            <text:p>82</text:p>
          </table:table-cell>
          <table:table-cell table:formula="of:=IF([.N9] = &quot;w&quot;; 128) + IF([.O9] = &quot;w&quot;; 64) + IF([.P9] = &quot;w&quot;; 32) + IF([.Q9] = &quot;w&quot;; 16) + IF([.R9] = &quot;w&quot;; 8) + IF([.S9] = &quot;w&quot;; 4) + IF([.T9] = &quot;w&quot;; 2) + IF([.U9] = &quot;p&quot;; 1)" office:value-type="float" office:value="86">
            <text:p>86</text:p>
          </table:table-cell>
          <table:table-cell table:formula="of:=IF([.V9] = &quot;w&quot;; 128) + IF([.W9] = &quot;w&quot;; 64) + IF([.X9] = &quot;w&quot;; 32) + IF([.Y9] = &quot;w&quot;; 16) + IF([.Z9] = &quot;w&quot;; 8) + IF([.AA9] = &quot;w&quot;; 4) + IF([.AB9] = &quot;w&quot;; 2) + IF([.AC9] = &quot;p&quot;; 1)" office:value-type="float" office:value="86">
            <text:p>86</text:p>
          </table:table-cell>
          <table:table-cell table:formula="of:=IF([.AD9] = &quot;w&quot;; 128) + IF([.AE9] = &quot;w&quot;; 64) + IF([.AF9] = &quot;w&quot;; 32) + IF([.AG9] = &quot;w&quot;; 16) + IF([.AH9] = &quot;w&quot;; 8) + IF([.AI9] = &quot;w&quot;; 4) + IF([.AJ9] = &quot;w&quot;; 2) + IF([.AK9] = &quot;p&quot;; 1)" office:value-type="float" office:value="84">
            <text:p>84</text:p>
          </table:table-cell>
          <table:table-cell table:formula="of:=IF([.AL9] = &quot;w&quot;; 128) + IF([.AM9] = &quot;w&quot;; 64) + IF([.AN9] = &quot;w&quot;; 32) + IF([.AO9] = &quot;w&quot;; 16) + IF([.AP9] = &quot;w&quot;; 8) + IF([.AQ9] = &quot;w&quot;; 4) + IF([.AR9] = &quot;w&quot;; 2) + IF([.AS9] = &quot;p&quot;; 1)" office:value-type="float" office:value="208">
            <text:p>208</text:p>
          </table:table-cell>
          <table:table-cell table:formula="of:=IF([.AT9] = &quot;w&quot;; 128) + IF([.AU9] = &quot;w&quot;; 64) + IF([.AV9] = &quot;w&quot;; 32) + IF([.AW9] = &quot;w&quot;; 16) + IF([.AX9] = &quot;w&quot;; 8) + IF([.AY9] = &quot;w&quot;; 4) + IF([.AZ9] = &quot;w&quot;; 2) + IF([.BA9] = &quot;p&quot;; 1)" office:value-type="float" office:value="84">
            <text:p>84</text:p>
          </table:table-cell>
          <table:table-cell table:formula="of:=IF([.BB9] = &quot;w&quot;; 128) + IF([.BC9] = &quot;w&quot;; 64) + IF([.BD9] = &quot;w&quot;; 32) + IF([.BE9] = &quot;w&quot;; 16) + IF([.BF9] = &quot;w&quot;; 8) + IF([.BG9] = &quot;w&quot;; 4) + IF([.BH9] = &quot;w&quot;; 2) + IF([.BI9] = &quot;p&quot;; 1)" office:value-type="float" office:value="84">
            <text:p>84</text:p>
          </table:table-cell>
          <table:table-cell table:formula="of:=IF([.BJ9] = &quot;w&quot;; 128) + IF([.BK9] = &quot;w&quot;; 64) + IF([.BL9] = &quot;w&quot;; 32) + IF([.BM9] = &quot;w&quot;; 16) + IF([.BN9] = &quot;w&quot;; 8) + IF([.BO9] = &quot;w&quot;; 4) + IF([.BP9] = &quot;w&quot;; 2) + IF([.BQ9] = &quot;p&quot;; 1)" office:value-type="float" office:value="64">
            <text:p>64</text:p>
          </table:table-cell>
          <table:table-cell table:formula="of:=IF([.BR9] = &quot;w&quot;; 128) + IF([.BS9] = &quot;w&quot;; 64) + IF([.BT9] = &quot;w&quot;; 32) + IF([.BU9] = &quot;w&quot;; 16) + IF([.BV9] = &quot;w&quot;; 8) + IF([.BW9] = &quot;w&quot;; 4) + IF([.BX9] = &quot;w&quot;; 2) + IF([.BY9] = &quot;p&quot;; 1)" office:value-type="float" office:value="0">
            <text:p>0</text:p>
          </table:table-cell>
          <table:table-cell table:number-columns-repeated="931"/>
        </table:table-row>
        <table:table-row table:style-name="ro2">
          <table:table-cell table:formula="of:=[.A9]-5" office:value-type="float" office:value="45">
            <text:p>45</text:p>
          </table:table-cell>
          <table:table-cell table:formula="of:=[.BV10]" office:value-type="string" office:string-value="w">
            <text:p>w</text:p>
          </table:table-cell>
          <table:table-cell table:formula="of:=[.BW10]" office:value-type="string" office:string-value="w">
            <text:p>w</text:p>
          </table:table-cell>
          <table:table-cell table:formula="of:=[.BX10]" office:value-type="float" office:value="0">
            <text:p>0</text:p>
          </table:table-cell>
          <table:table-cell table:formula="of:=[.BY10]" office:value-type="float" office:value="0">
            <text:p>0</text:p>
          </table:table-cell>
          <table:table-cell/>
          <table:table-cell table:style-name="ce10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2"/>
          <table:table-cell table:formula="of:=[.F10]" office:value-type="float" office:value="0">
            <text:p>0</text:p>
          </table:table-cell>
          <table:table-cell table:formula="of:=[.G10]" office:value-type="string" office:string-value="w">
            <text:p>w</text:p>
          </table:table-cell>
          <table:table-cell table:formula="of:=[.H10]" office:value-type="float" office:value="0">
            <text:p>0</text:p>
          </table:table-cell>
          <table:table-cell table:formula="of:=[.I10]" office:value-type="string" office:string-value="w">
            <text:p>w</text:p>
          </table:table-cell>
          <table:table-cell table:number-columns-repeated="3"/>
          <table:table-cell table:formula="of:=IF([.F10] = &quot;w&quot;; 128) + IF([.G10] = &quot;w&quot;; 64) + IF([.H10] = &quot;w&quot;; 32) + IF([.I10] = &quot;w&quot;; 16) + IF([.J10] = &quot;w&quot;; 8) + IF([.K10] = &quot;w&quot;; 4) + IF([.L10] = &quot;w&quot;; 2) + IF([.M10] = &quot;p&quot;; 1)" office:value-type="float" office:value="86">
            <text:p>86</text:p>
          </table:table-cell>
          <table:table-cell table:formula="of:=IF([.N10] = &quot;w&quot;; 128) + IF([.O10] = &quot;w&quot;; 64) + IF([.P10] = &quot;w&quot;; 32) + IF([.Q10] = &quot;w&quot;; 16) + IF([.R10] = &quot;w&quot;; 8) + IF([.S10] = &quot;w&quot;; 4) + IF([.T10] = &quot;w&quot;; 2) + IF([.U10] = &quot;p&quot;; 1)" office:value-type="float" office:value="86">
            <text:p>86</text:p>
          </table:table-cell>
          <table:table-cell table:formula="of:=IF([.V10] = &quot;w&quot;; 128) + IF([.W10] = &quot;w&quot;; 64) + IF([.X10] = &quot;w&quot;; 32) + IF([.Y10] = &quot;w&quot;; 16) + IF([.Z10] = &quot;w&quot;; 8) + IF([.AA10] = &quot;w&quot;; 4) + IF([.AB10] = &quot;w&quot;; 2) + IF([.AC10] = &quot;p&quot;; 1)" office:value-type="float" office:value="86">
            <text:p>86</text:p>
          </table:table-cell>
          <table:table-cell table:formula="of:=IF([.AD10] = &quot;w&quot;; 128) + IF([.AE10] = &quot;w&quot;; 64) + IF([.AF10] = &quot;w&quot;; 32) + IF([.AG10] = &quot;w&quot;; 16) + IF([.AH10] = &quot;w&quot;; 8) + IF([.AI10] = &quot;w&quot;; 4) + IF([.AJ10] = &quot;w&quot;; 2) + IF([.AK10] = &quot;p&quot;; 1)" office:value-type="float" office:value="84">
            <text:p>84</text:p>
          </table:table-cell>
          <table:table-cell table:formula="of:=IF([.AL10] = &quot;w&quot;; 128) + IF([.AM10] = &quot;w&quot;; 64) + IF([.AN10] = &quot;w&quot;; 32) + IF([.AO10] = &quot;w&quot;; 16) + IF([.AP10] = &quot;w&quot;; 8) + IF([.AQ10] = &quot;w&quot;; 4) + IF([.AR10] = &quot;w&quot;; 2) + IF([.AS10] = &quot;p&quot;; 1)" office:value-type="float" office:value="20">
            <text:p>20</text:p>
          </table:table-cell>
          <table:table-cell table:formula="of:=IF([.AT10] = &quot;w&quot;; 128) + IF([.AU10] = &quot;w&quot;; 64) + IF([.AV10] = &quot;w&quot;; 32) + IF([.AW10] = &quot;w&quot;; 16) + IF([.AX10] = &quot;w&quot;; 8) + IF([.AY10] = &quot;w&quot;; 4) + IF([.AZ10] = &quot;w&quot;; 2) + IF([.BA10] = &quot;p&quot;; 1)" office:value-type="float" office:value="84">
            <text:p>84</text:p>
          </table:table-cell>
          <table:table-cell table:formula="of:=IF([.BB10] = &quot;w&quot;; 128) + IF([.BC10] = &quot;w&quot;; 64) + IF([.BD10] = &quot;w&quot;; 32) + IF([.BE10] = &quot;w&quot;; 16) + IF([.BF10] = &quot;w&quot;; 8) + IF([.BG10] = &quot;w&quot;; 4) + IF([.BH10] = &quot;w&quot;; 2) + IF([.BI10] = &quot;p&quot;; 1)" office:value-type="float" office:value="84">
            <text:p>84</text:p>
          </table:table-cell>
          <table:table-cell table:formula="of:=IF([.BJ10] = &quot;w&quot;; 128) + IF([.BK10] = &quot;w&quot;; 64) + IF([.BL10] = &quot;w&quot;; 32) + IF([.BM10] = &quot;w&quot;; 16) + IF([.BN10] = &quot;w&quot;; 8) + IF([.BO10] = &quot;w&quot;; 4) + IF([.BP10] = &quot;w&quot;; 2) + IF([.BQ10] = &quot;p&quot;; 1)" office:value-type="float" office:value="86">
            <text:p>86</text:p>
          </table:table-cell>
          <table:table-cell table:formula="of:=IF([.BR10] = &quot;w&quot;; 128) + IF([.BS10] = &quot;w&quot;; 64) + IF([.BT10] = &quot;w&quot;; 32) + IF([.BU10] = &quot;w&quot;; 16) + IF([.BV10] = &quot;w&quot;; 8) + IF([.BW10] = &quot;w&quot;; 4) + IF([.BX10] = &quot;w&quot;; 2) + IF([.BY10] = &quot;p&quot;; 1)" office:value-type="float" office:value="236">
            <text:p>236</text:p>
          </table:table-cell>
          <table:table-cell table:number-columns-repeated="931"/>
        </table:table-row>
        <table:table-row table:style-name="ro2">
          <table:table-cell table:formula="of:=[.A10]-5" office:value-type="float" office:value="40">
            <text:p>40</text:p>
          </table:table-cell>
          <table:table-cell table:formula="of:=[.BV11]" office:value-type="string" office:string-value="w">
            <text:p>w</text:p>
          </table:table-cell>
          <table:table-cell table:formula="of:=[.BW11]" office:value-type="string" office:string-value="w">
            <text:p>w</text:p>
          </table:table-cell>
          <table:table-cell table:formula="of:=[.BX11]" office:value-type="float" office:value="0">
            <text:p>0</text:p>
          </table:table-cell>
          <table:table-cell table:formula="of:=[.BY11]" office:value-type="string" office:string-value="w">
            <text:p>w</text:p>
          </table:table-cell>
          <table:table-cell office:value-type="string">
            <text:p>p</text:p>
          </table:table-cell>
          <table:table-cell table:style-name="ce10"/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3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3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 table:formula="of:=[.F11]" office:value-type="string" office:string-value="p">
            <text:p>p</text:p>
          </table:table-cell>
          <table:table-cell table:formula="of:=[.G11]" office:value-type="float" office:value="0">
            <text:p>0</text:p>
          </table:table-cell>
          <table:table-cell table:formula="of:=[.H11]" office:value-type="string" office:string-value="p">
            <text:p>p</text:p>
          </table:table-cell>
          <table:table-cell table:formula="of:=[.I11]" office:value-type="string" office:string-value="w">
            <text:p>w</text:p>
          </table:table-cell>
          <table:table-cell table:number-columns-repeated="3"/>
          <table:table-cell table:formula="of:=IF([.F11] = &quot;w&quot;; 128) + IF([.G11] = &quot;w&quot;; 64) + IF([.H11] = &quot;w&quot;; 32) + IF([.I11] = &quot;w&quot;; 16) + IF([.J11] = &quot;w&quot;; 8) + IF([.K11] = &quot;w&quot;; 4) + IF([.L11] = &quot;w&quot;; 2) + IF([.M11] = &quot;p&quot;; 1)" office:value-type="float" office:value="22">
            <text:p>22</text:p>
          </table:table-cell>
          <table:table-cell table:formula="of:=IF([.N11] = &quot;w&quot;; 128) + IF([.O11] = &quot;w&quot;; 64) + IF([.P11] = &quot;w&quot;; 32) + IF([.Q11] = &quot;w&quot;; 16) + IF([.R11] = &quot;w&quot;; 8) + IF([.S11] = &quot;w&quot;; 4) + IF([.T11] = &quot;w&quot;; 2) + IF([.U11] = &quot;p&quot;; 1)" office:value-type="float" office:value="86">
            <text:p>86</text:p>
          </table:table-cell>
          <table:table-cell table:formula="of:=IF([.V11] = &quot;w&quot;; 128) + IF([.W11] = &quot;w&quot;; 64) + IF([.X11] = &quot;w&quot;; 32) + IF([.Y11] = &quot;w&quot;; 16) + IF([.Z11] = &quot;w&quot;; 8) + IF([.AA11] = &quot;w&quot;; 4) + IF([.AB11] = &quot;w&quot;; 2) + IF([.AC11] = &quot;p&quot;; 1)" office:value-type="float" office:value="80">
            <text:p>80</text:p>
          </table:table-cell>
          <table:table-cell table:formula="of:=IF([.AD11] = &quot;w&quot;; 128) + IF([.AE11] = &quot;w&quot;; 64) + IF([.AF11] = &quot;w&quot;; 32) + IF([.AG11] = &quot;w&quot;; 16) + IF([.AH11] = &quot;w&quot;; 8) + IF([.AI11] = &quot;w&quot;; 4) + IF([.AJ11] = &quot;w&quot;; 2) + IF([.AK11] = &quot;p&quot;; 1)" office:value-type="float" office:value="4">
            <text:p>4</text:p>
          </table:table-cell>
          <table:table-cell table:formula="of:=IF([.AL11] = &quot;w&quot;; 128) + IF([.AM11] = &quot;w&quot;; 64) + IF([.AN11] = &quot;w&quot;; 32) + IF([.AO11] = &quot;w&quot;; 16) + IF([.AP11] = &quot;w&quot;; 8) + IF([.AQ11] = &quot;w&quot;; 4) + IF([.AR11] = &quot;w&quot;; 2) + IF([.AS11] = &quot;p&quot;; 1)" office:value-type="float" office:value="116">
            <text:p>116</text:p>
          </table:table-cell>
          <table:table-cell table:formula="of:=IF([.AT11] = &quot;w&quot;; 128) + IF([.AU11] = &quot;w&quot;; 64) + IF([.AV11] = &quot;w&quot;; 32) + IF([.AW11] = &quot;w&quot;; 16) + IF([.AX11] = &quot;w&quot;; 8) + IF([.AY11] = &quot;w&quot;; 4) + IF([.AZ11] = &quot;w&quot;; 2) + IF([.BA11] = &quot;p&quot;; 1)" office:value-type="float" office:value="84">
            <text:p>84</text:p>
          </table:table-cell>
          <table:table-cell table:formula="of:=IF([.BB11] = &quot;w&quot;; 128) + IF([.BC11] = &quot;w&quot;; 64) + IF([.BD11] = &quot;w&quot;; 32) + IF([.BE11] = &quot;w&quot;; 16) + IF([.BF11] = &quot;w&quot;; 8) + IF([.BG11] = &quot;w&quot;; 4) + IF([.BH11] = &quot;w&quot;; 2) + IF([.BI11] = &quot;p&quot;; 1)" office:value-type="float" office:value="92">
            <text:p>92</text:p>
          </table:table-cell>
          <table:table-cell table:formula="of:=IF([.BJ11] = &quot;w&quot;; 128) + IF([.BK11] = &quot;w&quot;; 64) + IF([.BL11] = &quot;w&quot;; 32) + IF([.BM11] = &quot;w&quot;; 16) + IF([.BN11] = &quot;w&quot;; 8) + IF([.BO11] = &quot;w&quot;; 4) + IF([.BP11] = &quot;w&quot;; 2) + IF([.BQ11] = &quot;p&quot;; 1)" office:value-type="float" office:value="86">
            <text:p>86</text:p>
          </table:table-cell>
          <table:table-cell table:formula="of:=IF([.BR11] = &quot;w&quot;; 128) + IF([.BS11] = &quot;w&quot;; 64) + IF([.BT11] = &quot;w&quot;; 32) + IF([.BU11] = &quot;w&quot;; 16) + IF([.BV11] = &quot;w&quot;; 8) + IF([.BW11] = &quot;w&quot;; 4) + IF([.BX11] = &quot;w&quot;; 2) + IF([.BY11] = &quot;p&quot;; 1)" office:value-type="float" office:value="236">
            <text:p>236</text:p>
          </table:table-cell>
          <table:table-cell table:number-columns-repeated="931"/>
        </table:table-row>
        <table:table-row table:style-name="ro2">
          <table:table-cell table:formula="of:=[.A11]-5" office:value-type="float" office:value="35">
            <text:p>35</text:p>
          </table:table-cell>
          <table:table-cell table:formula="of:=[.BV12]" office:value-type="string" office:string-value="w">
            <text:p>w</text:p>
          </table:table-cell>
          <table:table-cell table:formula="of:=[.BW12]" office:value-type="string" office:string-value="w">
            <text:p>w</text:p>
          </table:table-cell>
          <table:table-cell table:formula="of:=[.BX12]" office:value-type="float" office:value="0">
            <text:p>0</text:p>
          </table:table-cell>
          <table:table-cell table:formula="of:=[.BY12]" office:value-type="string" office:string-value="w">
            <text:p>w</text:p>
          </table:table-cell>
          <table:table-cell/>
          <table:table-cell table:style-name="ce10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w</text:p>
          </table:table-cell>
          <table:table-cell table:number-columns-repeated="9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5"/>
          <table:table-cell table:number-columns-repeated="2"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 table:formula="of:=[.F12]" office:value-type="float" office:value="0">
            <text:p>0</text:p>
          </table:table-cell>
          <table:table-cell table:formula="of:=[.G12]" office:value-type="string" office:string-value="w">
            <text:p>w</text:p>
          </table:table-cell>
          <table:table-cell table:formula="of:=[.H12]" office:value-type="float" office:value="0">
            <text:p>0</text:p>
          </table:table-cell>
          <table:table-cell table:formula="of:=[.I12]" office:value-type="string" office:string-value="w">
            <text:p>w</text:p>
          </table:table-cell>
          <table:table-cell table:number-columns-repeated="3"/>
          <table:table-cell table:formula="of:=IF([.F12] = &quot;w&quot;; 128) + IF([.G12] = &quot;w&quot;; 64) + IF([.H12] = &quot;w&quot;; 32) + IF([.I12] = &quot;w&quot;; 16) + IF([.J12] = &quot;w&quot;; 8) + IF([.K12] = &quot;w&quot;; 4) + IF([.L12] = &quot;w&quot;; 2) + IF([.M12] = &quot;p&quot;; 1)" office:value-type="float" office:value="86">
            <text:p>86</text:p>
          </table:table-cell>
          <table:table-cell table:formula="of:=IF([.N12] = &quot;w&quot;; 128) + IF([.O12] = &quot;w&quot;; 64) + IF([.P12] = &quot;w&quot;; 32) + IF([.Q12] = &quot;w&quot;; 16) + IF([.R12] = &quot;w&quot;; 8) + IF([.S12] = &quot;w&quot;; 4) + IF([.T12] = &quot;w&quot;; 2) + IF([.U12] = &quot;p&quot;; 1)" office:value-type="float" office:value="86">
            <text:p>86</text:p>
          </table:table-cell>
          <table:table-cell table:formula="of:=IF([.V12] = &quot;w&quot;; 128) + IF([.W12] = &quot;w&quot;; 64) + IF([.X12] = &quot;w&quot;; 32) + IF([.Y12] = &quot;w&quot;; 16) + IF([.Z12] = &quot;w&quot;; 8) + IF([.AA12] = &quot;w&quot;; 4) + IF([.AB12] = &quot;w&quot;; 2) + IF([.AC12] = &quot;p&quot;; 1)" office:value-type="float" office:value="92">
            <text:p>92</text:p>
          </table:table-cell>
          <table:table-cell table:formula="of:=IF([.AD12] = &quot;w&quot;; 128) + IF([.AE12] = &quot;w&quot;; 64) + IF([.AF12] = &quot;w&quot;; 32) + IF([.AG12] = &quot;w&quot;; 16) + IF([.AH12] = &quot;w&quot;; 8) + IF([.AI12] = &quot;w&quot;; 4) + IF([.AJ12] = &quot;w&quot;; 2) + IF([.AK12] = &quot;p&quot;; 1)" office:value-type="float" office:value="220">
            <text:p>220</text:p>
          </table:table-cell>
          <table:table-cell table:formula="of:=IF([.AL12] = &quot;w&quot;; 128) + IF([.AM12] = &quot;w&quot;; 64) + IF([.AN12] = &quot;w&quot;; 32) + IF([.AO12] = &quot;w&quot;; 16) + IF([.AP12] = &quot;w&quot;; 8) + IF([.AQ12] = &quot;w&quot;; 4) + IF([.AR12] = &quot;w&quot;; 2) + IF([.AS12] = &quot;p&quot;; 1)" office:value-type="float" office:value="68">
            <text:p>68</text:p>
          </table:table-cell>
          <table:table-cell table:formula="of:=IF([.AT12] = &quot;w&quot;; 128) + IF([.AU12] = &quot;w&quot;; 64) + IF([.AV12] = &quot;w&quot;; 32) + IF([.AW12] = &quot;w&quot;; 16) + IF([.AX12] = &quot;w&quot;; 8) + IF([.AY12] = &quot;w&quot;; 4) + IF([.AZ12] = &quot;w&quot;; 2) + IF([.BA12] = &quot;p&quot;; 1)" office:value-type="float" office:value="0">
            <text:p>0</text:p>
          </table:table-cell>
          <table:table-cell table:formula="of:=IF([.BB12] = &quot;w&quot;; 128) + IF([.BC12] = &quot;w&quot;; 64) + IF([.BD12] = &quot;w&quot;; 32) + IF([.BE12] = &quot;w&quot;; 16) + IF([.BF12] = &quot;w&quot;; 8) + IF([.BG12] = &quot;w&quot;; 4) + IF([.BH12] = &quot;w&quot;; 2) + IF([.BI12] = &quot;p&quot;; 1)" office:value-type="float" office:value="64">
            <text:p>64</text:p>
          </table:table-cell>
          <table:table-cell table:formula="of:=IF([.BJ12] = &quot;w&quot;; 128) + IF([.BK12] = &quot;w&quot;; 64) + IF([.BL12] = &quot;w&quot;; 32) + IF([.BM12] = &quot;w&quot;; 16) + IF([.BN12] = &quot;w&quot;; 8) + IF([.BO12] = &quot;w&quot;; 4) + IF([.BP12] = &quot;w&quot;; 2) + IF([.BQ12] = &quot;p&quot;; 1)" office:value-type="float" office:value="6">
            <text:p>6</text:p>
          </table:table-cell>
          <table:table-cell table:formula="of:=IF([.BR12] = &quot;w&quot;; 128) + IF([.BS12] = &quot;w&quot;; 64) + IF([.BT12] = &quot;w&quot;; 32) + IF([.BU12] = &quot;w&quot;; 16) + IF([.BV12] = &quot;w&quot;; 8) + IF([.BW12] = &quot;w&quot;; 4) + IF([.BX12] = &quot;w&quot;; 2) + IF([.BY12] = &quot;p&quot;; 1)" office:value-type="float" office:value="44">
            <text:p>44</text:p>
          </table:table-cell>
          <table:table-cell table:number-columns-repeated="931"/>
        </table:table-row>
        <table:table-row table:style-name="ro2">
          <table:table-cell table:formula="of:=[.A12]-5" office:value-type="float" office:value="30">
            <text:p>30</text:p>
          </table:table-cell>
          <table:table-cell table:formula="of:=[.BV13]" office:value-type="string" office:string-value="w">
            <text:p>w</text:p>
          </table:table-cell>
          <table:table-cell table:formula="of:=[.BW13]" office:value-type="string" office:string-value="w">
            <text:p>w</text:p>
          </table:table-cell>
          <table:table-cell table:formula="of:=[.BX13]" office:value-type="float" office:value="0">
            <text:p>0</text:p>
          </table:table-cell>
          <table:table-cell table:formula="of:=[.BY13]" office:value-type="string" office:string-value="w">
            <text:p>w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4"/>
          <table:table-cell table:number-columns-repeated="3"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 table:formula="of:=[.F13]" office:value-type="string" office:string-value="p">
            <text:p>p</text:p>
          </table:table-cell>
          <table:table-cell table:formula="of:=[.G13]" office:value-type="string" office:string-value="w">
            <text:p>w</text:p>
          </table:table-cell>
          <table:table-cell table:formula="of:=[.H13]" office:value-type="string" office:string-value="p">
            <text:p>p</text:p>
          </table:table-cell>
          <table:table-cell table:formula="of:=[.I13]" office:value-type="string" office:string-value="w">
            <text:p>w</text:p>
          </table:table-cell>
          <table:table-cell table:number-columns-repeated="3"/>
          <table:table-cell table:formula="of:=IF([.F13] = &quot;w&quot;; 128) + IF([.G13] = &quot;w&quot;; 64) + IF([.H13] = &quot;w&quot;; 32) + IF([.I13] = &quot;w&quot;; 16) + IF([.J13] = &quot;w&quot;; 8) + IF([.K13] = &quot;w&quot;; 4) + IF([.L13] = &quot;w&quot;; 2) + IF([.M13] = &quot;p&quot;; 1)" office:value-type="float" office:value="80">
            <text:p>80</text:p>
          </table:table-cell>
          <table:table-cell table:formula="of:=IF([.N13] = &quot;w&quot;; 128) + IF([.O13] = &quot;w&quot;; 64) + IF([.P13] = &quot;w&quot;; 32) + IF([.Q13] = &quot;w&quot;; 16) + IF([.R13] = &quot;w&quot;; 8) + IF([.S13] = &quot;w&quot;; 4) + IF([.T13] = &quot;w&quot;; 2) + IF([.U13] = &quot;p&quot;; 1)" office:value-type="float" office:value="80">
            <text:p>80</text:p>
          </table:table-cell>
          <table:table-cell table:formula="of:=IF([.V13] = &quot;w&quot;; 128) + IF([.W13] = &quot;w&quot;; 64) + IF([.X13] = &quot;w&quot;; 32) + IF([.Y13] = &quot;w&quot;; 16) + IF([.Z13] = &quot;w&quot;; 8) + IF([.AA13] = &quot;w&quot;; 4) + IF([.AB13] = &quot;w&quot;; 2) + IF([.AC13] = &quot;p&quot;; 1)" office:value-type="float" office:value="64">
            <text:p>64</text:p>
          </table:table-cell>
          <table:table-cell table:formula="of:=IF([.AD13] = &quot;w&quot;; 128) + IF([.AE13] = &quot;w&quot;; 64) + IF([.AF13] = &quot;w&quot;; 32) + IF([.AG13] = &quot;w&quot;; 16) + IF([.AH13] = &quot;w&quot;; 8) + IF([.AI13] = &quot;w&quot;; 4) + IF([.AJ13] = &quot;w&quot;; 2) + IF([.AK13] = &quot;p&quot;; 1)" office:value-type="float" office:value="196">
            <text:p>196</text:p>
          </table:table-cell>
          <table:table-cell table:formula="of:=IF([.AL13] = &quot;w&quot;; 128) + IF([.AM13] = &quot;w&quot;; 64) + IF([.AN13] = &quot;w&quot;; 32) + IF([.AO13] = &quot;w&quot;; 16) + IF([.AP13] = &quot;w&quot;; 8) + IF([.AQ13] = &quot;w&quot;; 4) + IF([.AR13] = &quot;w&quot;; 2) + IF([.AS13] = &quot;p&quot;; 1)" office:value-type="float" office:value="92">
            <text:p>92</text:p>
          </table:table-cell>
          <table:table-cell table:formula="of:=IF([.AT13] = &quot;w&quot;; 128) + IF([.AU13] = &quot;w&quot;; 64) + IF([.AV13] = &quot;w&quot;; 32) + IF([.AW13] = &quot;w&quot;; 16) + IF([.AX13] = &quot;w&quot;; 8) + IF([.AY13] = &quot;w&quot;; 4) + IF([.AZ13] = &quot;w&quot;; 2) + IF([.BA13] = &quot;p&quot;; 1)" office:value-type="float" office:value="246">
            <text:p>246</text:p>
          </table:table-cell>
          <table:table-cell table:formula="of:=IF([.BB13] = &quot;w&quot;; 128) + IF([.BC13] = &quot;w&quot;; 64) + IF([.BD13] = &quot;w&quot;; 32) + IF([.BE13] = &quot;w&quot;; 16) + IF([.BF13] = &quot;w&quot;; 8) + IF([.BG13] = &quot;w&quot;; 4) + IF([.BH13] = &quot;w&quot;; 2) + IF([.BI13] = &quot;p&quot;; 1)" office:value-type="float" office:value="94">
            <text:p>94</text:p>
          </table:table-cell>
          <table:table-cell table:formula="of:=IF([.BJ13] = &quot;w&quot;; 128) + IF([.BK13] = &quot;w&quot;; 64) + IF([.BL13] = &quot;w&quot;; 32) + IF([.BM13] = &quot;w&quot;; 16) + IF([.BN13] = &quot;w&quot;; 8) + IF([.BO13] = &quot;w&quot;; 4) + IF([.BP13] = &quot;w&quot;; 2) + IF([.BQ13] = &quot;p&quot;; 1)" office:value-type="float" office:value="118">
            <text:p>118</text:p>
          </table:table-cell>
          <table:table-cell table:formula="of:=IF([.BR13] = &quot;w&quot;; 128) + IF([.BS13] = &quot;w&quot;; 64) + IF([.BT13] = &quot;w&quot;; 32) + IF([.BU13] = &quot;w&quot;; 16) + IF([.BV13] = &quot;w&quot;; 8) + IF([.BW13] = &quot;w&quot;; 4) + IF([.BX13] = &quot;w&quot;; 2) + IF([.BY13] = &quot;p&quot;; 1)" office:value-type="float" office:value="140">
            <text:p>140</text:p>
          </table:table-cell>
          <table:table-cell table:number-columns-repeated="931"/>
        </table:table-row>
        <table:table-row table:style-name="ro2">
          <table:table-cell table:formula="of:=[.A13]-5" office:value-type="float" office:value="25">
            <text:p>25</text:p>
          </table:table-cell>
          <table:table-cell table:formula="of:=[.BV14]" office:value-type="string" office:string-value="w">
            <text:p>w</text:p>
          </table:table-cell>
          <table:table-cell table:formula="of:=[.BW14]" office:value-type="string" office:string-value="w">
            <text:p>w</text:p>
          </table:table-cell>
          <table:table-cell table:formula="of:=[.BX14]" office:value-type="float" office:value="0">
            <text:p>0</text:p>
          </table:table-cell>
          <table:table-cell table:formula="of:=[.BY14]" office:value-type="string" office:string-value="w">
            <text:p>w</text:p>
          </table:table-cell>
          <table:table-cell/>
          <table:table-cell table:style-name="ce10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7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<text:s/>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<text:s/>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3"/>
          <table:table-cell office:value-type="string">
            <text:p><text:s/>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 table:formula="of:=[.F14]" office:value-type="float" office:value="0">
            <text:p>0</text:p>
          </table:table-cell>
          <table:table-cell table:formula="of:=[.G14]" office:value-type="string" office:string-value="w">
            <text:p>w</text:p>
          </table:table-cell>
          <table:table-cell table:formula="of:=[.H14]" office:value-type="float" office:value="0">
            <text:p>0</text:p>
          </table:table-cell>
          <table:table-cell table:formula="of:=[.I14]" office:value-type="string" office:string-value="w">
            <text:p>w</text:p>
          </table:table-cell>
          <table:table-cell table:number-columns-repeated="3"/>
          <table:table-cell table:formula="of:=IF([.F14] = &quot;w&quot;; 128) + IF([.G14] = &quot;w&quot;; 64) + IF([.H14] = &quot;w&quot;; 32) + IF([.I14] = &quot;w&quot;; 16) + IF([.J14] = &quot;w&quot;; 8) + IF([.K14] = &quot;w&quot;; 4) + IF([.L14] = &quot;w&quot;; 2) + IF([.M14] = &quot;p&quot;; 1)" office:value-type="float" office:value="92">
            <text:p>92</text:p>
          </table:table-cell>
          <table:table-cell table:formula="of:=IF([.N14] = &quot;w&quot;; 128) + IF([.O14] = &quot;w&quot;; 64) + IF([.P14] = &quot;w&quot;; 32) + IF([.Q14] = &quot;w&quot;; 16) + IF([.R14] = &quot;w&quot;; 8) + IF([.S14] = &quot;w&quot;; 4) + IF([.T14] = &quot;w&quot;; 2) + IF([.U14] = &quot;p&quot;; 1)" office:value-type="float" office:value="222">
            <text:p>222</text:p>
          </table:table-cell>
          <table:table-cell table:formula="of:=IF([.V14] = &quot;w&quot;; 128) + IF([.W14] = &quot;w&quot;; 64) + IF([.X14] = &quot;w&quot;; 32) + IF([.Y14] = &quot;w&quot;; 16) + IF([.Z14] = &quot;w&quot;; 8) + IF([.AA14] = &quot;w&quot;; 4) + IF([.AB14] = &quot;w&quot;; 2) + IF([.AC14] = &quot;p&quot;; 1)" office:value-type="float" office:value="220">
            <text:p>220</text:p>
          </table:table-cell>
          <table:table-cell table:formula="of:=IF([.AD14] = &quot;w&quot;; 128) + IF([.AE14] = &quot;w&quot;; 64) + IF([.AF14] = &quot;w&quot;; 32) + IF([.AG14] = &quot;w&quot;; 16) + IF([.AH14] = &quot;w&quot;; 8) + IF([.AI14] = &quot;w&quot;; 4) + IF([.AJ14] = &quot;w&quot;; 2) + IF([.AK14] = &quot;p&quot;; 1)" office:value-type="float" office:value="20">
            <text:p>20</text:p>
          </table:table-cell>
          <table:table-cell table:formula="of:=IF([.AL14] = &quot;w&quot;; 128) + IF([.AM14] = &quot;w&quot;; 64) + IF([.AN14] = &quot;w&quot;; 32) + IF([.AO14] = &quot;w&quot;; 16) + IF([.AP14] = &quot;w&quot;; 8) + IF([.AQ14] = &quot;w&quot;; 4) + IF([.AR14] = &quot;w&quot;; 2) + IF([.AS14] = &quot;p&quot;; 1)" office:value-type="float" office:value="68">
            <text:p>68</text:p>
          </table:table-cell>
          <table:table-cell table:formula="of:=IF([.AT14] = &quot;w&quot;; 128) + IF([.AU14] = &quot;w&quot;; 64) + IF([.AV14] = &quot;w&quot;; 32) + IF([.AW14] = &quot;w&quot;; 16) + IF([.AX14] = &quot;w&quot;; 8) + IF([.AY14] = &quot;w&quot;; 4) + IF([.AZ14] = &quot;w&quot;; 2) + IF([.BA14] = &quot;p&quot;; 1)" office:value-type="float" office:value="16">
            <text:p>16</text:p>
          </table:table-cell>
          <table:table-cell table:formula="of:=IF([.BB14] = &quot;w&quot;; 128) + IF([.BC14] = &quot;w&quot;; 64) + IF([.BD14] = &quot;w&quot;; 32) + IF([.BE14] = &quot;w&quot;; 16) + IF([.BF14] = &quot;w&quot;; 8) + IF([.BG14] = &quot;w&quot;; 4) + IF([.BH14] = &quot;w&quot;; 2) + IF([.BI14] = &quot;p&quot;; 1)" office:value-type="float" office:value="64">
            <text:p>64</text:p>
          </table:table-cell>
          <table:table-cell table:formula="of:=IF([.BJ14] = &quot;w&quot;; 128) + IF([.BK14] = &quot;w&quot;; 64) + IF([.BL14] = &quot;w&quot;; 32) + IF([.BM14] = &quot;w&quot;; 16) + IF([.BN14] = &quot;w&quot;; 8) + IF([.BO14] = &quot;w&quot;; 4) + IF([.BP14] = &quot;w&quot;; 2) + IF([.BQ14] = &quot;p&quot;; 1)" office:value-type="float" office:value="118">
            <text:p>118</text:p>
          </table:table-cell>
          <table:table-cell table:formula="of:=IF([.BR14] = &quot;w&quot;; 128) + IF([.BS14] = &quot;w&quot;; 64) + IF([.BT14] = &quot;w&quot;; 32) + IF([.BU14] = &quot;w&quot;; 16) + IF([.BV14] = &quot;w&quot;; 8) + IF([.BW14] = &quot;w&quot;; 4) + IF([.BX14] = &quot;w&quot;; 2) + IF([.BY14] = &quot;p&quot;; 1)" office:value-type="float" office:value="236">
            <text:p>236</text:p>
          </table:table-cell>
          <table:table-cell table:number-columns-repeated="931"/>
        </table:table-row>
        <table:table-row table:style-name="ro2">
          <table:table-cell table:formula="of:=[.A14]-5" office:value-type="float" office:value="20">
            <text:p>20</text:p>
          </table:table-cell>
          <table:table-cell table:formula="of:=[.BV15]" office:value-type="float" office:value="0">
            <text:p>0</text:p>
          </table:table-cell>
          <table:table-cell table:formula="of:=[.BW15]" office:value-type="float" office:value="0">
            <text:p>0</text:p>
          </table:table-cell>
          <table:table-cell table:formula="of:=[.BX15]" office:value-type="float" office:value="0">
            <text:p>0</text:p>
          </table:table-cell>
          <table:table-cell table:formula="of:=[.BY15]" office:value-type="string" office:string-value="w">
            <text:p>w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2" office:value-type="string">
            <text:p><text:s/>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4"/>
          <table:table-cell table:number-columns-repeated="3" office:value-type="string">
            <text:p>w</text:p>
          </table:table-cell>
          <table:table-cell table:number-columns-repeated="4"/>
          <table:table-cell office:value-type="string">
            <text:p>w</text:p>
          </table:table-cell>
          <table:table-cell table:formula="of:=[.F15]" office:value-type="string" office:string-value="p">
            <text:p>p</text:p>
          </table:table-cell>
          <table:table-cell table:formula="of:=[.G15]" office:value-type="string" office:string-value="w">
            <text:p>w</text:p>
          </table:table-cell>
          <table:table-cell table:formula="of:=[.H15]" office:value-type="string" office:string-value="p">
            <text:p>p</text:p>
          </table:table-cell>
          <table:table-cell table:formula="of:=[.I15]" office:value-type="float" office:value="0">
            <text:p>0</text:p>
          </table:table-cell>
          <table:table-cell table:number-columns-repeated="3"/>
          <table:table-cell table:formula="of:=IF([.F15] = &quot;w&quot;; 128) + IF([.G15] = &quot;w&quot;; 64) + IF([.H15] = &quot;w&quot;; 32) + IF([.I15] = &quot;w&quot;; 16) + IF([.J15] = &quot;w&quot;; 8) + IF([.K15] = &quot;w&quot;; 4) + IF([.L15] = &quot;w&quot;; 2) + IF([.M15] = &quot;p&quot;; 1)" office:value-type="float" office:value="64">
            <text:p>64</text:p>
          </table:table-cell>
          <table:table-cell table:formula="of:=IF([.N15] = &quot;w&quot;; 128) + IF([.O15] = &quot;w&quot;; 64) + IF([.P15] = &quot;w&quot;; 32) + IF([.Q15] = &quot;w&quot;; 16) + IF([.R15] = &quot;w&quot;; 8) + IF([.S15] = &quot;w&quot;; 4) + IF([.T15] = &quot;w&quot;; 2) + IF([.U15] = &quot;p&quot;; 1)" office:value-type="float" office:value="4">
            <text:p>4</text:p>
          </table:table-cell>
          <table:table-cell table:formula="of:=IF([.V15] = &quot;w&quot;; 128) + IF([.W15] = &quot;w&quot;; 64) + IF([.X15] = &quot;w&quot;; 32) + IF([.Y15] = &quot;w&quot;; 16) + IF([.Z15] = &quot;w&quot;; 8) + IF([.AA15] = &quot;w&quot;; 4) + IF([.AB15] = &quot;w&quot;; 2) + IF([.AC15] = &quot;p&quot;; 1)" office:value-type="float" office:value="16">
            <text:p>16</text:p>
          </table:table-cell>
          <table:table-cell table:formula="of:=IF([.AD15] = &quot;w&quot;; 128) + IF([.AE15] = &quot;w&quot;; 64) + IF([.AF15] = &quot;w&quot;; 32) + IF([.AG15] = &quot;w&quot;; 16) + IF([.AH15] = &quot;w&quot;; 8) + IF([.AI15] = &quot;w&quot;; 4) + IF([.AJ15] = &quot;w&quot;; 2) + IF([.AK15] = &quot;p&quot;; 1)" office:value-type="float" office:value="84">
            <text:p>84</text:p>
          </table:table-cell>
          <table:table-cell table:formula="of:=IF([.AL15] = &quot;w&quot;; 128) + IF([.AM15] = &quot;w&quot;; 64) + IF([.AN15] = &quot;w&quot;; 32) + IF([.AO15] = &quot;w&quot;; 16) + IF([.AP15] = &quot;w&quot;; 8) + IF([.AQ15] = &quot;w&quot;; 4) + IF([.AR15] = &quot;w&quot;; 2) + IF([.AS15] = &quot;p&quot;; 1)" office:value-type="float" office:value="80">
            <text:p>80</text:p>
          </table:table-cell>
          <table:table-cell table:formula="of:=IF([.AT15] = &quot;w&quot;; 128) + IF([.AU15] = &quot;w&quot;; 64) + IF([.AV15] = &quot;w&quot;; 32) + IF([.AW15] = &quot;w&quot;; 16) + IF([.AX15] = &quot;w&quot;; 8) + IF([.AY15] = &quot;w&quot;; 4) + IF([.AZ15] = &quot;w&quot;; 2) + IF([.BA15] = &quot;p&quot;; 1)" office:value-type="float" office:value="94">
            <text:p>94</text:p>
          </table:table-cell>
          <table:table-cell table:formula="of:=IF([.BB15] = &quot;w&quot;; 128) + IF([.BC15] = &quot;w&quot;; 64) + IF([.BD15] = &quot;w&quot;; 32) + IF([.BE15] = &quot;w&quot;; 16) + IF([.BF15] = &quot;w&quot;; 8) + IF([.BG15] = &quot;w&quot;; 4) + IF([.BH15] = &quot;w&quot;; 2) + IF([.BI15] = &quot;p&quot;; 1)" office:value-type="float" office:value="116">
            <text:p>116</text:p>
          </table:table-cell>
          <table:table-cell table:formula="of:=IF([.BJ15] = &quot;w&quot;; 128) + IF([.BK15] = &quot;w&quot;; 64) + IF([.BL15] = &quot;w&quot;; 32) + IF([.BM15] = &quot;w&quot;; 16) + IF([.BN15] = &quot;w&quot;; 8) + IF([.BO15] = &quot;w&quot;; 4) + IF([.BP15] = &quot;w&quot;; 2) + IF([.BQ15] = &quot;p&quot;; 1)" office:value-type="float" office:value="112">
            <text:p>112</text:p>
          </table:table-cell>
          <table:table-cell table:formula="of:=IF([.BR15] = &quot;w&quot;; 128) + IF([.BS15] = &quot;w&quot;; 64) + IF([.BT15] = &quot;w&quot;; 32) + IF([.BU15] = &quot;w&quot;; 16) + IF([.BV15] = &quot;w&quot;; 8) + IF([.BW15] = &quot;w&quot;; 4) + IF([.BX15] = &quot;w&quot;; 2) + IF([.BY15] = &quot;p&quot;; 1)" office:value-type="float" office:value="224">
            <text:p>224</text:p>
          </table:table-cell>
          <table:table-cell table:number-columns-repeated="931"/>
        </table:table-row>
        <table:table-row table:style-name="ro2">
          <table:table-cell table:formula="of:=[.A15]-5" office:value-type="float" office:value="15">
            <text:p>15</text:p>
          </table:table-cell>
          <table:table-cell table:formula="of:=[.BV16]" office:value-type="string" office:string-value="w">
            <text:p>w</text:p>
          </table:table-cell>
          <table:table-cell table:formula="of:=[.BW16]" office:value-type="string" office:string-value="w">
            <text:p>w</text:p>
          </table:table-cell>
          <table:table-cell table:formula="of:=[.BX16]" office:value-type="float" office:value="0">
            <text:p>0</text:p>
          </table:table-cell>
          <table:table-cell table:formula="of:=[.BY16]" office:value-type="string" office:string-value="w">
            <text:p>w</text:p>
          </table:table-cell>
          <table:table-cell/>
          <table:table-cell table:style-name="ce10" office:value-type="string">
            <text:p>w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9"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5"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 table:formula="of:=[.F16]" office:value-type="float" office:value="0">
            <text:p>0</text:p>
          </table:table-cell>
          <table:table-cell table:formula="of:=[.G16]" office:value-type="string" office:string-value="w">
            <text:p>w</text:p>
          </table:table-cell>
          <table:table-cell table:formula="of:=[.H16]" office:value-type="string" office:string-value="w">
            <text:p>w</text:p>
          </table:table-cell>
          <table:table-cell table:formula="of:=[.I16]" office:value-type="float" office:value="0">
            <text:p>0</text:p>
          </table:table-cell>
          <table:table-cell table:number-columns-repeated="3"/>
          <table:table-cell table:formula="of:=IF([.F16] = &quot;w&quot;; 128) + IF([.G16] = &quot;w&quot;; 64) + IF([.H16] = &quot;w&quot;; 32) + IF([.I16] = &quot;w&quot;; 16) + IF([.J16] = &quot;w&quot;; 8) + IF([.K16] = &quot;w&quot;; 4) + IF([.L16] = &quot;w&quot;; 2) + IF([.M16] = &quot;p&quot;; 1)" office:value-type="float" office:value="100">
            <text:p>100</text:p>
          </table:table-cell>
          <table:table-cell table:formula="of:=IF([.N16] = &quot;w&quot;; 128) + IF([.O16] = &quot;w&quot;; 64) + IF([.P16] = &quot;w&quot;; 32) + IF([.Q16] = &quot;w&quot;; 16) + IF([.R16] = &quot;w&quot;; 8) + IF([.S16] = &quot;w&quot;; 4) + IF([.T16] = &quot;w&quot;; 2) + IF([.U16] = &quot;p&quot;; 1)" office:value-type="float" office:value="116">
            <text:p>116</text:p>
          </table:table-cell>
          <table:table-cell table:formula="of:=IF([.V16] = &quot;w&quot;; 128) + IF([.W16] = &quot;w&quot;; 64) + IF([.X16] = &quot;w&quot;; 32) + IF([.Y16] = &quot;w&quot;; 16) + IF([.Z16] = &quot;w&quot;; 8) + IF([.AA16] = &quot;w&quot;; 4) + IF([.AB16] = &quot;w&quot;; 2) + IF([.AC16] = &quot;p&quot;; 1)" office:value-type="float" office:value="20">
            <text:p>20</text:p>
          </table:table-cell>
          <table:table-cell table:formula="of:=IF([.AD16] = &quot;w&quot;; 128) + IF([.AE16] = &quot;w&quot;; 64) + IF([.AF16] = &quot;w&quot;; 32) + IF([.AG16] = &quot;w&quot;; 16) + IF([.AH16] = &quot;w&quot;; 8) + IF([.AI16] = &quot;w&quot;; 4) + IF([.AJ16] = &quot;w&quot;; 2) + IF([.AK16] = &quot;p&quot;; 1)" office:value-type="float" office:value="84">
            <text:p>84</text:p>
          </table:table-cell>
          <table:table-cell table:formula="of:=IF([.AL16] = &quot;w&quot;; 128) + IF([.AM16] = &quot;w&quot;; 64) + IF([.AN16] = &quot;w&quot;; 32) + IF([.AO16] = &quot;w&quot;; 16) + IF([.AP16] = &quot;w&quot;; 8) + IF([.AQ16] = &quot;w&quot;; 4) + IF([.AR16] = &quot;w&quot;; 2) + IF([.AS16] = &quot;p&quot;; 1)" office:value-type="float" office:value="92">
            <text:p>92</text:p>
          </table:table-cell>
          <table:table-cell table:formula="of:=IF([.AT16] = &quot;w&quot;; 128) + IF([.AU16] = &quot;w&quot;; 64) + IF([.AV16] = &quot;w&quot;; 32) + IF([.AW16] = &quot;w&quot;; 16) + IF([.AX16] = &quot;w&quot;; 8) + IF([.AY16] = &quot;w&quot;; 4) + IF([.AZ16] = &quot;w&quot;; 2) + IF([.BA16] = &quot;p&quot;; 1)" office:value-type="float" office:value="64">
            <text:p>64</text:p>
          </table:table-cell>
          <table:table-cell table:formula="of:=IF([.BB16] = &quot;w&quot;; 128) + IF([.BC16] = &quot;w&quot;; 64) + IF([.BD16] = &quot;w&quot;; 32) + IF([.BE16] = &quot;w&quot;; 16) + IF([.BF16] = &quot;w&quot;; 8) + IF([.BG16] = &quot;w&quot;; 4) + IF([.BH16] = &quot;w&quot;; 2) + IF([.BI16] = &quot;p&quot;; 1)" office:value-type="float" office:value="22">
            <text:p>22</text:p>
          </table:table-cell>
          <table:table-cell table:formula="of:=IF([.BJ16] = &quot;w&quot;; 128) + IF([.BK16] = &quot;w&quot;; 64) + IF([.BL16] = &quot;w&quot;; 32) + IF([.BM16] = &quot;w&quot;; 16) + IF([.BN16] = &quot;w&quot;; 8) + IF([.BO16] = &quot;w&quot;; 4) + IF([.BP16] = &quot;w&quot;; 2) + IF([.BQ16] = &quot;p&quot;; 1)" office:value-type="float" office:value="118">
            <text:p>118</text:p>
          </table:table-cell>
          <table:table-cell table:formula="of:=IF([.BR16] = &quot;w&quot;; 128) + IF([.BS16] = &quot;w&quot;; 64) + IF([.BT16] = &quot;w&quot;; 32) + IF([.BU16] = &quot;w&quot;; 16) + IF([.BV16] = &quot;w&quot;; 8) + IF([.BW16] = &quot;w&quot;; 4) + IF([.BX16] = &quot;w&quot;; 2) + IF([.BY16] = &quot;p&quot;; 1)" office:value-type="float" office:value="12">
            <text:p>12</text:p>
          </table:table-cell>
          <table:table-cell table:number-columns-repeated="931"/>
        </table:table-row>
        <table:table-row table:style-name="ro2">
          <table:table-cell table:formula="of:=[.A16]-5" office:value-type="float" office:value="10">
            <text:p>10</text:p>
          </table:table-cell>
          <table:table-cell table:formula="of:=[.BV17]" office:value-type="float" office:value="0">
            <text:p>0</text:p>
          </table:table-cell>
          <table:table-cell table:formula="of:=[.BW17]" office:value-type="float" office:value="0">
            <text:p>0</text:p>
          </table:table-cell>
          <table:table-cell table:formula="of:=[.BX17]" office:value-type="float" office:value="0">
            <text:p>0</text:p>
          </table:table-cell>
          <table:table-cell table:formula="of:=[.BY17]" office:value-type="float" office:value="0">
            <text:p>0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 office:value-type="string">
            <text:p>w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 table:number-columns-repeated="8"/>
          <table:table-cell table:number-columns-repeated="3" office:value-type="string">
            <text:p>w</text:p>
          </table:table-cell>
          <table:table-cell table:number-columns-repeated="5"/>
          <table:table-cell table:formula="of:=[.F17]" office:value-type="string" office:string-value="p">
            <text:p>p</text:p>
          </table:table-cell>
          <table:table-cell table:formula="of:=[.G17]" office:value-type="string" office:string-value="w">
            <text:p>w</text:p>
          </table:table-cell>
          <table:table-cell table:formula="of:=[.H17]" office:value-type="string" office:string-value="w">
            <text:p>w</text:p>
          </table:table-cell>
          <table:table-cell table:formula="of:=[.I17]" office:value-type="float" office:value="0">
            <text:p>0</text:p>
          </table:table-cell>
          <table:table-cell table:number-columns-repeated="3"/>
          <table:table-cell table:formula="of:=IF([.F17] = &quot;w&quot;; 128) + IF([.G17] = &quot;w&quot;; 64) + IF([.H17] = &quot;w&quot;; 32) + IF([.I17] = &quot;w&quot;; 16) + IF([.J17] = &quot;w&quot;; 8) + IF([.K17] = &quot;w&quot;; 4) + IF([.L17] = &quot;w&quot;; 2) + IF([.M17] = &quot;p&quot;; 1)" office:value-type="float" office:value="100">
            <text:p>100</text:p>
          </table:table-cell>
          <table:table-cell table:formula="of:=IF([.N17] = &quot;w&quot;; 128) + IF([.O17] = &quot;w&quot;; 64) + IF([.P17] = &quot;w&quot;; 32) + IF([.Q17] = &quot;w&quot;; 16) + IF([.R17] = &quot;w&quot;; 8) + IF([.S17] = &quot;w&quot;; 4) + IF([.T17] = &quot;w&quot;; 2) + IF([.U17] = &quot;p&quot;; 1)" office:value-type="float" office:value="4">
            <text:p>4</text:p>
          </table:table-cell>
          <table:table-cell table:formula="of:=IF([.V17] = &quot;w&quot;; 128) + IF([.W17] = &quot;w&quot;; 64) + IF([.X17] = &quot;w&quot;; 32) + IF([.Y17] = &quot;w&quot;; 16) + IF([.Z17] = &quot;w&quot;; 8) + IF([.AA17] = &quot;w&quot;; 4) + IF([.AB17] = &quot;w&quot;; 2) + IF([.AC17] = &quot;p&quot;; 1)" office:value-type="float" office:value="22">
            <text:p>22</text:p>
          </table:table-cell>
          <table:table-cell table:formula="of:=IF([.AD17] = &quot;w&quot;; 128) + IF([.AE17] = &quot;w&quot;; 64) + IF([.AF17] = &quot;w&quot;; 32) + IF([.AG17] = &quot;w&quot;; 16) + IF([.AH17] = &quot;w&quot;; 8) + IF([.AI17] = &quot;w&quot;; 4) + IF([.AJ17] = &quot;w&quot;; 2) + IF([.AK17] = &quot;p&quot;; 1)" office:value-type="float" office:value="80">
            <text:p>80</text:p>
          </table:table-cell>
          <table:table-cell table:formula="of:=IF([.AL17] = &quot;w&quot;; 128) + IF([.AM17] = &quot;w&quot;; 64) + IF([.AN17] = &quot;w&quot;; 32) + IF([.AO17] = &quot;w&quot;; 16) + IF([.AP17] = &quot;w&quot;; 8) + IF([.AQ17] = &quot;w&quot;; 4) + IF([.AR17] = &quot;w&quot;; 2) + IF([.AS17] = &quot;p&quot;; 1)" office:value-type="float" office:value="64">
            <text:p>64</text:p>
          </table:table-cell>
          <table:table-cell table:formula="of:=IF([.AT17] = &quot;w&quot;; 128) + IF([.AU17] = &quot;w&quot;; 64) + IF([.AV17] = &quot;w&quot;; 32) + IF([.AW17] = &quot;w&quot;; 16) + IF([.AX17] = &quot;w&quot;; 8) + IF([.AY17] = &quot;w&quot;; 4) + IF([.AZ17] = &quot;w&quot;; 2) + IF([.BA17] = &quot;p&quot;; 1)" office:value-type="float" office:value="90">
            <text:p>90</text:p>
          </table:table-cell>
          <table:table-cell table:formula="of:=IF([.BB17] = &quot;w&quot;; 128) + IF([.BC17] = &quot;w&quot;; 64) + IF([.BD17] = &quot;w&quot;; 32) + IF([.BE17] = &quot;w&quot;; 16) + IF([.BF17] = &quot;w&quot;; 8) + IF([.BG17] = &quot;w&quot;; 4) + IF([.BH17] = &quot;w&quot;; 2) + IF([.BI17] = &quot;p&quot;; 1)" office:value-type="float" office:value="84">
            <text:p>84</text:p>
          </table:table-cell>
          <table:table-cell table:formula="of:=IF([.BJ17] = &quot;w&quot;; 128) + IF([.BK17] = &quot;w&quot;; 64) + IF([.BL17] = &quot;w&quot;; 32) + IF([.BM17] = &quot;w&quot;; 16) + IF([.BN17] = &quot;w&quot;; 8) + IF([.BO17] = &quot;w&quot;; 4) + IF([.BP17] = &quot;w&quot;; 2) + IF([.BQ17] = &quot;p&quot;; 1)" office:value-type="float" office:value="0">
            <text:p>0</text:p>
          </table:table-cell>
          <table:table-cell table:formula="of:=IF([.BR17] = &quot;w&quot;; 128) + IF([.BS17] = &quot;w&quot;; 64) + IF([.BT17] = &quot;w&quot;; 32) + IF([.BU17] = &quot;w&quot;; 16) + IF([.BV17] = &quot;w&quot;; 8) + IF([.BW17] = &quot;w&quot;; 4) + IF([.BX17] = &quot;w&quot;; 2) + IF([.BY17] = &quot;p&quot;; 1)" office:value-type="float" office:value="224">
            <text:p>224</text:p>
          </table:table-cell>
          <table:table-cell table:number-columns-repeated="931"/>
        </table:table-row>
        <table:table-row table:style-name="ro2">
          <table:table-cell table:formula="of:=[.A17]-5" office:value-type="float" office:value="5">
            <text:p>5</text:p>
          </table:table-cell>
          <table:table-cell table:formula="of:=[.BV18]" office:value-type="string" office:string-value="w">
            <text:p>w</text:p>
          </table:table-cell>
          <table:table-cell table:formula="of:=[.BW18]" office:value-type="string" office:string-value="w">
            <text:p>w</text:p>
          </table:table-cell>
          <table:table-cell table:formula="of:=[.BX18]" office:value-type="string" office:string-value="w">
            <text:p>w</text:p>
          </table:table-cell>
          <table:table-cell table:formula="of:=[.BY18]" office:value-type="float" office:value="0">
            <text:p>0</text:p>
          </table:table-cell>
          <table:table-cell/>
          <table:table-cell table:style-name="ce10" office:value-type="string">
            <text:p>w</text:p>
          </table:table-cell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3"/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<text:s/></text:p>
          </table:table-cell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table:number-columns-repeated="3" office:value-type="string">
            <text:p>w</text:p>
          </table:table-cell>
          <table:table-cell/>
          <table:table-cell table:formula="of:=[.F18]" office:value-type="float" office:value="0">
            <text:p>0</text:p>
          </table:table-cell>
          <table:table-cell table:formula="of:=[.G18]" office:value-type="string" office:string-value="w">
            <text:p>w</text:p>
          </table:table-cell>
          <table:table-cell table:formula="of:=[.H18]" office:value-type="string" office:string-value="w">
            <text:p>w</text:p>
          </table:table-cell>
          <table:table-cell table:formula="of:=[.I18]" office:value-type="float" office:value="0">
            <text:p>0</text:p>
          </table:table-cell>
          <table:table-cell table:number-columns-repeated="3"/>
          <table:table-cell table:formula="of:=IF([.F18] = &quot;w&quot;; 128) + IF([.G18] = &quot;w&quot;; 64) + IF([.H18] = &quot;w&quot;; 32) + IF([.I18] = &quot;w&quot;; 16) + IF([.J18] = &quot;w&quot;; 8) + IF([.K18] = &quot;w&quot;; 4) + IF([.L18] = &quot;w&quot;; 2) + IF([.M18] = &quot;p&quot;; 1)" office:value-type="float" office:value="108">
            <text:p>108</text:p>
          </table:table-cell>
          <table:table-cell table:formula="of:=IF([.N18] = &quot;w&quot;; 128) + IF([.O18] = &quot;w&quot;; 64) + IF([.P18] = &quot;w&quot;; 32) + IF([.Q18] = &quot;w&quot;; 16) + IF([.R18] = &quot;w&quot;; 8) + IF([.S18] = &quot;w&quot;; 4) + IF([.T18] = &quot;w&quot;; 2) + IF([.U18] = &quot;p&quot;; 1)" office:value-type="float" office:value="116">
            <text:p>116</text:p>
          </table:table-cell>
          <table:table-cell table:formula="of:=IF([.V18] = &quot;w&quot;; 128) + IF([.W18] = &quot;w&quot;; 64) + IF([.X18] = &quot;w&quot;; 32) + IF([.Y18] = &quot;w&quot;; 16) + IF([.Z18] = &quot;w&quot;; 8) + IF([.AA18] = &quot;w&quot;; 4) + IF([.AB18] = &quot;w&quot;; 2) + IF([.AC18] = &quot;p&quot;; 1)" office:value-type="float" office:value="148">
            <text:p>148</text:p>
          </table:table-cell>
          <table:table-cell table:formula="of:=IF([.AD18] = &quot;w&quot;; 128) + IF([.AE18] = &quot;w&quot;; 64) + IF([.AF18] = &quot;w&quot;; 32) + IF([.AG18] = &quot;w&quot;; 16) + IF([.AH18] = &quot;w&quot;; 8) + IF([.AI18] = &quot;w&quot;; 4) + IF([.AJ18] = &quot;w&quot;; 2) + IF([.AK18] = &quot;p&quot;; 1)" office:value-type="float" office:value="86">
            <text:p>86</text:p>
          </table:table-cell>
          <table:table-cell table:formula="of:=IF([.AL18] = &quot;w&quot;; 128) + IF([.AM18] = &quot;w&quot;; 64) + IF([.AN18] = &quot;w&quot;; 32) + IF([.AO18] = &quot;w&quot;; 16) + IF([.AP18] = &quot;w&quot;; 8) + IF([.AQ18] = &quot;w&quot;; 4) + IF([.AR18] = &quot;w&quot;; 2) + IF([.AS18] = &quot;p&quot;; 1)" office:value-type="float" office:value="220">
            <text:p>220</text:p>
          </table:table-cell>
          <table:table-cell table:formula="of:=IF([.AT18] = &quot;w&quot;; 128) + IF([.AU18] = &quot;w&quot;; 64) + IF([.AV18] = &quot;w&quot;; 32) + IF([.AW18] = &quot;w&quot;; 16) + IF([.AX18] = &quot;w&quot;; 8) + IF([.AY18] = &quot;w&quot;; 4) + IF([.AZ18] = &quot;w&quot;; 2) + IF([.BA18] = &quot;p&quot;; 1)" office:value-type="float" office:value="80">
            <text:p>80</text:p>
          </table:table-cell>
          <table:table-cell table:formula="of:=IF([.BB18] = &quot;w&quot;; 128) + IF([.BC18] = &quot;w&quot;; 64) + IF([.BD18] = &quot;w&quot;; 32) + IF([.BE18] = &quot;w&quot;; 16) + IF([.BF18] = &quot;w&quot;; 8) + IF([.BG18] = &quot;w&quot;; 4) + IF([.BH18] = &quot;w&quot;; 2) + IF([.BI18] = &quot;p&quot;; 1)" office:value-type="float" office:value="84">
            <text:p>84</text:p>
          </table:table-cell>
          <table:table-cell table:formula="of:=IF([.BJ18] = &quot;w&quot;; 128) + IF([.BK18] = &quot;w&quot;; 64) + IF([.BL18] = &quot;w&quot;; 32) + IF([.BM18] = &quot;w&quot;; 16) + IF([.BN18] = &quot;w&quot;; 8) + IF([.BO18] = &quot;w&quot;; 4) + IF([.BP18] = &quot;w&quot;; 2) + IF([.BQ18] = &quot;p&quot;; 1)" office:value-type="float" office:value="118">
            <text:p>118</text:p>
          </table:table-cell>
          <table:table-cell table:formula="of:=IF([.BR18] = &quot;w&quot;; 128) + IF([.BS18] = &quot;w&quot;; 64) + IF([.BT18] = &quot;w&quot;; 32) + IF([.BU18] = &quot;w&quot;; 16) + IF([.BV18] = &quot;w&quot;; 8) + IF([.BW18] = &quot;w&quot;; 4) + IF([.BX18] = &quot;w&quot;; 2) + IF([.BY18] = &quot;p&quot;; 1)" office:value-type="float" office:value="238">
            <text:p>238</text:p>
          </table:table-cell>
          <table:table-cell table:number-columns-repeated="931"/>
        </table:table-row>
        <table:table-row table:style-name="ro2">
          <table:table-cell table:style-name="ce4" table:formula="of:=[.A18]-5" office:value-type="float" office:value="0">
            <text:p>0</text:p>
          </table:table-cell>
          <table:table-cell table:formula="of:=[.BV19]" office:value-type="float" office:value="0">
            <text:p>0</text:p>
          </table:table-cell>
          <table:table-cell table:formula="of:=[.BW19]" office:value-type="float" office:value="0">
            <text:p>0</text:p>
          </table:table-cell>
          <table:table-cell table:formula="of:=[.BX19]" office:value-type="string" office:string-value="w">
            <text:p>w</text:p>
          </table:table-cell>
          <table:table-cell table:formula="of:=[.BY19]" office:value-type="float" office:value="0">
            <text:p>0</text:p>
          </table:table-cell>
          <table:table-cell office:value-type="string">
            <text:p>p</text:p>
          </table:table-cell>
          <table:table-cell table:style-name="ce12" office:value-type="string">
            <text:p><text:s/></text:p>
          </table:table-cell>
          <table:table-cell office:value-type="string">
            <text:p><text:s/>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 table:style-name="ce4"/>
          <table:table-cell table:style-name="ce4" office:value-type="string">
            <text:p><text:s/></text:p>
          </table:table-cell>
          <table:table-cell table:style-name="ce4"/>
          <table:table-cell table:number-columns-repeated="3" table:style-name="ce4" office:value-type="string">
            <text:p>w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/>
          <table:table-cell table:number-columns-repeated="2" table:style-name="ce4" office:value-type="string">
            <text:p>w</text:p>
          </table:table-cell>
          <table:table-cell table:number-columns-repeated="2" table:style-name="ce4"/>
          <table:table-cell table:style-name="ce4" office:value-type="string">
            <text:p>w</text:p>
          </table:table-cell>
          <table:table-cell table:number-columns-repeated="2" table:style-name="ce4"/>
          <table:table-cell/>
          <table:table-cell table:style-name="ce4" office:value-type="string">
            <text:p><text:s/>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w</text:p>
          </table:table-cell>
          <table:table-cell table:number-columns-repeated="3" table:style-name="ce4"/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4"/>
          <table:table-cell table:style-name="ce4" office:value-type="string">
            <text:p>w</text:p>
          </table:table-cell>
          <table:table-cell table:number-columns-repeated="3" table:style-name="ce4"/>
          <table:table-cell table:style-name="ce4" office:value-type="string">
            <text:p>w</text:p>
          </table:table-cell>
          <table:table-cell table:number-columns-repeated="8" table:style-name="ce4"/>
          <table:table-cell table:style-name="ce4" office:value-type="string">
            <text:p>w</text:p>
          </table:table-cell>
          <table:table-cell table:style-name="ce4"/>
          <table:table-cell table:formula="of:=[.F19]" office:value-type="string" office:string-value="p">
            <text:p>p</text:p>
          </table:table-cell>
          <table:table-cell table:formula="of:=[.G19]" office:value-type="string" office:string-value=" ">
            <text:p><text:s/></text:p>
          </table:table-cell>
          <table:table-cell table:formula="of:=[.H19]" office:value-type="string" office:string-value=" ">
            <text:p><text:s/></text:p>
          </table:table-cell>
          <table:table-cell table:formula="of:=[.I19]" office:value-type="float" office:value="0">
            <text:p>0</text:p>
          </table:table-cell>
          <table:table-cell table:style-name="ce4" table:number-columns-repeated="3"/>
          <table:table-cell table:formula="of:=IF([.F19] = &quot;w&quot;; 128) + IF([.G19] = &quot;w&quot;; 64) + IF([.H19] = &quot;w&quot;; 32) + IF([.I19] = &quot;w&quot;; 16) + IF([.J19] = &quot;w&quot;; 8) + IF([.K19] = &quot;w&quot;; 4) + IF([.L19] = &quot;w&quot;; 2) + IF([.M19] = &quot;p&quot;; 1)" office:value-type="float" office:value="0">
            <text:p>0</text:p>
          </table:table-cell>
          <table:table-cell table:formula="of:=IF([.N19] = &quot;w&quot;; 128) + IF([.O19] = &quot;w&quot;; 64) + IF([.P19] = &quot;w&quot;; 32) + IF([.Q19] = &quot;w&quot;; 16) + IF([.R19] = &quot;w&quot;; 8) + IF([.S19] = &quot;w&quot;; 4) + IF([.T19] = &quot;w&quot;; 2) + IF([.U19] = &quot;p&quot;; 1)" office:value-type="float" office:value="0">
            <text:p>0</text:p>
          </table:table-cell>
          <table:table-cell table:formula="of:=IF([.V19] = &quot;w&quot;; 128) + IF([.W19] = &quot;w&quot;; 64) + IF([.X19] = &quot;w&quot;; 32) + IF([.Y19] = &quot;w&quot;; 16) + IF([.Z19] = &quot;w&quot;; 8) + IF([.AA19] = &quot;w&quot;; 4) + IF([.AB19] = &quot;w&quot;; 2) + IF([.AC19] = &quot;p&quot;; 1)" office:value-type="float" office:value="16">
            <text:p>16</text:p>
          </table:table-cell>
          <table:table-cell table:formula="of:=IF([.AD19] = &quot;w&quot;; 128) + IF([.AE19] = &quot;w&quot;; 64) + IF([.AF19] = &quot;w&quot;; 32) + IF([.AG19] = &quot;w&quot;; 16) + IF([.AH19] = &quot;w&quot;; 8) + IF([.AI19] = &quot;w&quot;; 4) + IF([.AJ19] = &quot;w&quot;; 2) + IF([.AK19] = &quot;p&quot;; 1)" office:value-type="float" office:value="214">
            <text:p>214</text:p>
          </table:table-cell>
          <table:table-cell table:formula="of:=IF([.AL19] = &quot;w&quot;; 128) + IF([.AM19] = &quot;w&quot;; 64) + IF([.AN19] = &quot;w&quot;; 32) + IF([.AO19] = &quot;w&quot;; 16) + IF([.AP19] = &quot;w&quot;; 8) + IF([.AQ19] = &quot;w&quot;; 4) + IF([.AR19] = &quot;w&quot;; 2) + IF([.AS19] = &quot;p&quot;; 1)" office:value-type="float" office:value="64">
            <text:p>64</text:p>
          </table:table-cell>
          <table:table-cell table:formula="of:=IF([.AT19] = &quot;w&quot;; 128) + IF([.AU19] = &quot;w&quot;; 64) + IF([.AV19] = &quot;w&quot;; 32) + IF([.AW19] = &quot;w&quot;; 16) + IF([.AX19] = &quot;w&quot;; 8) + IF([.AY19] = &quot;w&quot;; 4) + IF([.AZ19] = &quot;w&quot;; 2) + IF([.BA19] = &quot;p&quot;; 1)" office:value-type="float" office:value="80">
            <text:p>80</text:p>
          </table:table-cell>
          <table:table-cell table:formula="of:=IF([.BB19] = &quot;w&quot;; 128) + IF([.BC19] = &quot;w&quot;; 64) + IF([.BD19] = &quot;w&quot;; 32) + IF([.BE19] = &quot;w&quot;; 16) + IF([.BF19] = &quot;w&quot;; 8) + IF([.BG19] = &quot;w&quot;; 4) + IF([.BH19] = &quot;w&quot;; 2) + IF([.BI19] = &quot;p&quot;; 1)" office:value-type="float" office:value="84">
            <text:p>84</text:p>
          </table:table-cell>
          <table:table-cell table:formula="of:=IF([.BJ19] = &quot;w&quot;; 128) + IF([.BK19] = &quot;w&quot;; 64) + IF([.BL19] = &quot;w&quot;; 32) + IF([.BM19] = &quot;w&quot;; 16) + IF([.BN19] = &quot;w&quot;; 8) + IF([.BO19] = &quot;w&quot;; 4) + IF([.BP19] = &quot;w&quot;; 2) + IF([.BQ19] = &quot;p&quot;; 1)" office:value-type="float" office:value="68">
            <text:p>68</text:p>
          </table:table-cell>
          <table:table-cell table:formula="of:=IF([.BR19] = &quot;w&quot;; 128) + IF([.BS19] = &quot;w&quot;; 64) + IF([.BT19] = &quot;w&quot;; 32) + IF([.BU19] = &quot;w&quot;; 16) + IF([.BV19] = &quot;w&quot;; 8) + IF([.BW19] = &quot;w&quot;; 4) + IF([.BX19] = &quot;w&quot;; 2) + IF([.BY19] = &quot;p&quot;; 1)" office:value-type="float" office:value="2">
            <text:p>2</text:p>
          </table:table-cell>
          <table:table-cell table:style-name="ce4" table:number-columns-repeated="931"/>
        </table:table-row>
        <table:table-row table:style-name="ro2">
          <table:table-cell table:formula="of:=[.A19]-5" office:value-type="float" office:value="-5">
            <text:p>-5</text:p>
          </table:table-cell>
          <table:table-cell table:formula="of:=[.BV20]" office:value-type="string" office:string-value="w">
            <text:p>w</text:p>
          </table:table-cell>
          <table:table-cell table:formula="of:=[.BW20]" office:value-type="float" office:value="0">
            <text:p>0</text:p>
          </table:table-cell>
          <table:table-cell table:formula="of:=[.BX20]" office:value-type="string" office:string-value="w">
            <text:p>w</text:p>
          </table:table-cell>
          <table:table-cell table:formula="of:=[.BY20]" office:value-type="float" office:value="0">
            <text:p>0</text:p>
          </table:table-cell>
          <table:table-cell/>
          <table:table-cell table:style-name="ce10" office:value-type="string">
            <text:p>w</text:p>
          </table:table-cell>
          <table:table-cell office:value-type="string">
            <text:p>w</text:p>
          </table:table-cell>
          <table:table-cell/>
          <table:table-cell table:number-columns-repeated="4"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formula="of:=[.F20]" office:value-type="float" office:value="0">
            <text:p>0</text:p>
          </table:table-cell>
          <table:table-cell table:formula="of:=[.G20]" office:value-type="string" office:string-value="w">
            <text:p>w</text:p>
          </table:table-cell>
          <table:table-cell table:formula="of:=[.H20]" office:value-type="string" office:string-value="w">
            <text:p>w</text:p>
          </table:table-cell>
          <table:table-cell table:formula="of:=[.I20]" office:value-type="float" office:value="0">
            <text:p>0</text:p>
          </table:table-cell>
          <table:table-cell table:number-columns-repeated="3"/>
          <table:table-cell table:formula="of:=IF([.F20] = &quot;w&quot;; 128) + IF([.G20] = &quot;w&quot;; 64) + IF([.H20] = &quot;w&quot;; 32) + IF([.I20] = &quot;w&quot;; 16) + IF([.J20] = &quot;w&quot;; 8) + IF([.K20] = &quot;w&quot;; 4) + IF([.L20] = &quot;w&quot;; 2) + IF([.M20] = &quot;p&quot;; 1)" office:value-type="float" office:value="110">
            <text:p>110</text:p>
          </table:table-cell>
          <table:table-cell table:formula="of:=IF([.N20] = &quot;w&quot;; 128) + IF([.O20] = &quot;w&quot;; 64) + IF([.P20] = &quot;w&quot;; 32) + IF([.Q20] = &quot;w&quot;; 16) + IF([.R20] = &quot;w&quot;; 8) + IF([.S20] = &quot;w&quot;; 4) + IF([.T20] = &quot;w&quot;; 2) + IF([.U20] = &quot;p&quot;; 1)" office:value-type="float" office:value="86">
            <text:p>86</text:p>
          </table:table-cell>
          <table:table-cell table:formula="of:=IF([.V20] = &quot;w&quot;; 128) + IF([.W20] = &quot;w&quot;; 64) + IF([.X20] = &quot;w&quot;; 32) + IF([.Y20] = &quot;w&quot;; 16) + IF([.Z20] = &quot;w&quot;; 8) + IF([.AA20] = &quot;w&quot;; 4) + IF([.AB20] = &quot;w&quot;; 2) + IF([.AC20] = &quot;p&quot;; 1)" office:value-type="float" office:value="212">
            <text:p>212</text:p>
          </table:table-cell>
          <table:table-cell table:formula="of:=IF([.AD20] = &quot;w&quot;; 128) + IF([.AE20] = &quot;w&quot;; 64) + IF([.AF20] = &quot;w&quot;; 32) + IF([.AG20] = &quot;w&quot;; 16) + IF([.AH20] = &quot;w&quot;; 8) + IF([.AI20] = &quot;w&quot;; 4) + IF([.AJ20] = &quot;w&quot;; 2) + IF([.AK20] = &quot;p&quot;; 1)" office:value-type="float" office:value="22">
            <text:p>22</text:p>
          </table:table-cell>
          <table:table-cell table:formula="of:=IF([.AL20] = &quot;w&quot;; 128) + IF([.AM20] = &quot;w&quot;; 64) + IF([.AN20] = &quot;w&quot;; 32) + IF([.AO20] = &quot;w&quot;; 16) + IF([.AP20] = &quot;w&quot;; 8) + IF([.AQ20] = &quot;w&quot;; 4) + IF([.AR20] = &quot;w&quot;; 2) + IF([.AS20] = &quot;p&quot;; 1)" office:value-type="float" office:value="92">
            <text:p>92</text:p>
          </table:table-cell>
          <table:table-cell table:formula="of:=IF([.AT20] = &quot;w&quot;; 128) + IF([.AU20] = &quot;w&quot;; 64) + IF([.AV20] = &quot;w&quot;; 32) + IF([.AW20] = &quot;w&quot;; 16) + IF([.AX20] = &quot;w&quot;; 8) + IF([.AY20] = &quot;w&quot;; 4) + IF([.AZ20] = &quot;w&quot;; 2) + IF([.BA20] = &quot;p&quot;; 1)" office:value-type="float" office:value="94">
            <text:p>94</text:p>
          </table:table-cell>
          <table:table-cell table:formula="of:=IF([.BB20] = &quot;w&quot;; 128) + IF([.BC20] = &quot;w&quot;; 64) + IF([.BD20] = &quot;w&quot;; 32) + IF([.BE20] = &quot;w&quot;; 16) + IF([.BF20] = &quot;w&quot;; 8) + IF([.BG20] = &quot;w&quot;; 4) + IF([.BH20] = &quot;w&quot;; 2) + IF([.BI20] = &quot;p&quot;; 1)" office:value-type="float" office:value="80">
            <text:p>80</text:p>
          </table:table-cell>
          <table:table-cell table:formula="of:=IF([.BJ20] = &quot;w&quot;; 128) + IF([.BK20] = &quot;w&quot;; 64) + IF([.BL20] = &quot;w&quot;; 32) + IF([.BM20] = &quot;w&quot;; 16) + IF([.BN20] = &quot;w&quot;; 8) + IF([.BO20] = &quot;w&quot;; 4) + IF([.BP20] = &quot;w&quot;; 2) + IF([.BQ20] = &quot;p&quot;; 1)" office:value-type="float" office:value="86">
            <text:p>86</text:p>
          </table:table-cell>
          <table:table-cell table:formula="of:=IF([.BR20] = &quot;w&quot;; 128) + IF([.BS20] = &quot;w&quot;; 64) + IF([.BT20] = &quot;w&quot;; 32) + IF([.BU20] = &quot;w&quot;; 16) + IF([.BV20] = &quot;w&quot;; 8) + IF([.BW20] = &quot;w&quot;; 4) + IF([.BX20] = &quot;w&quot;; 2) + IF([.BY20] = &quot;p&quot;; 1)" office:value-type="float" office:value="106">
            <text:p>106</text:p>
          </table:table-cell>
          <table:table-cell table:number-columns-repeated="931"/>
        </table:table-row>
        <table:table-row table:style-name="ro2">
          <table:table-cell table:formula="of:=[.A20]-5" office:value-type="float" office:value="-10">
            <text:p>-10</text:p>
          </table:table-cell>
          <table:table-cell table:formula="of:=[.BV21]" office:value-type="string" office:string-value="w">
            <text:p>w</text:p>
          </table:table-cell>
          <table:table-cell table:formula="of:=[.BW21]" office:value-type="float" office:value="0">
            <text:p>0</text:p>
          </table:table-cell>
          <table:table-cell table:formula="of:=[.BX21]" office:value-type="string" office:string-value="w">
            <text:p>w</text:p>
          </table:table-cell>
          <table:table-cell table:formula="of:=[.BY21]" office:value-type="float" office:value="0">
            <text:p>0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7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formula="of:=[.F21]" office:value-type="string" office:string-value="p">
            <text:p>p</text:p>
          </table:table-cell>
          <table:table-cell table:formula="of:=[.G21]" office:value-type="string" office:string-value="w">
            <text:p>w</text:p>
          </table:table-cell>
          <table:table-cell table:formula="of:=[.H21]" office:value-type="string" office:string-value="p">
            <text:p>p</text:p>
          </table:table-cell>
          <table:table-cell table:formula="of:=[.I21]" office:value-type="float" office:value="0">
            <text:p>0</text:p>
          </table:table-cell>
          <table:table-cell table:number-columns-repeated="3"/>
          <table:table-cell table:formula="of:=IF([.F21] = &quot;w&quot;; 128) + IF([.G21] = &quot;w&quot;; 64) + IF([.H21] = &quot;w&quot;; 32) + IF([.I21] = &quot;w&quot;; 16) + IF([.J21] = &quot;w&quot;; 8) + IF([.K21] = &quot;w&quot;; 4) + IF([.L21] = &quot;w&quot;; 2) + IF([.M21] = &quot;p&quot;; 1)" office:value-type="float" office:value="66">
            <text:p>66</text:p>
          </table:table-cell>
          <table:table-cell table:formula="of:=IF([.N21] = &quot;w&quot;; 128) + IF([.O21] = &quot;w&quot;; 64) + IF([.P21] = &quot;w&quot;; 32) + IF([.Q21] = &quot;w&quot;; 16) + IF([.R21] = &quot;w&quot;; 8) + IF([.S21] = &quot;w&quot;; 4) + IF([.T21] = &quot;w&quot;; 2) + IF([.U21] = &quot;p&quot;; 1)" office:value-type="float" office:value="82">
            <text:p>82</text:p>
          </table:table-cell>
          <table:table-cell table:formula="of:=IF([.V21] = &quot;w&quot;; 128) + IF([.W21] = &quot;w&quot;; 64) + IF([.X21] = &quot;w&quot;; 32) + IF([.Y21] = &quot;w&quot;; 16) + IF([.Z21] = &quot;w&quot;; 8) + IF([.AA21] = &quot;w&quot;; 4) + IF([.AB21] = &quot;w&quot;; 2) + IF([.AC21] = &quot;p&quot;; 1)" office:value-type="float" office:value="20">
            <text:p>20</text:p>
          </table:table-cell>
          <table:table-cell table:formula="of:=IF([.AD21] = &quot;w&quot;; 128) + IF([.AE21] = &quot;w&quot;; 64) + IF([.AF21] = &quot;w&quot;; 32) + IF([.AG21] = &quot;w&quot;; 16) + IF([.AH21] = &quot;w&quot;; 8) + IF([.AI21] = &quot;w&quot;; 4) + IF([.AJ21] = &quot;w&quot;; 2) + IF([.AK21] = &quot;p&quot;; 1)" office:value-type="float" office:value="192">
            <text:p>192</text:p>
          </table:table-cell>
          <table:table-cell table:formula="of:=IF([.AL21] = &quot;w&quot;; 128) + IF([.AM21] = &quot;w&quot;; 64) + IF([.AN21] = &quot;w&quot;; 32) + IF([.AO21] = &quot;w&quot;; 16) + IF([.AP21] = &quot;w&quot;; 8) + IF([.AQ21] = &quot;w&quot;; 4) + IF([.AR21] = &quot;w&quot;; 2) + IF([.AS21] = &quot;p&quot;; 1)" office:value-type="float" office:value="4">
            <text:p>4</text:p>
          </table:table-cell>
          <table:table-cell table:formula="of:=IF([.AT21] = &quot;w&quot;; 128) + IF([.AU21] = &quot;w&quot;; 64) + IF([.AV21] = &quot;w&quot;; 32) + IF([.AW21] = &quot;w&quot;; 16) + IF([.AX21] = &quot;w&quot;; 8) + IF([.AY21] = &quot;w&quot;; 4) + IF([.AZ21] = &quot;w&quot;; 2) + IF([.BA21] = &quot;p&quot;; 1)" office:value-type="float" office:value="64">
            <text:p>64</text:p>
          </table:table-cell>
          <table:table-cell table:formula="of:=IF([.BB21] = &quot;w&quot;; 128) + IF([.BC21] = &quot;w&quot;; 64) + IF([.BD21] = &quot;w&quot;; 32) + IF([.BE21] = &quot;w&quot;; 16) + IF([.BF21] = &quot;w&quot;; 8) + IF([.BG21] = &quot;w&quot;; 4) + IF([.BH21] = &quot;w&quot;; 2) + IF([.BI21] = &quot;p&quot;; 1)" office:value-type="float" office:value="86">
            <text:p>86</text:p>
          </table:table-cell>
          <table:table-cell table:formula="of:=IF([.BJ21] = &quot;w&quot;; 128) + IF([.BK21] = &quot;w&quot;; 64) + IF([.BL21] = &quot;w&quot;; 32) + IF([.BM21] = &quot;w&quot;; 16) + IF([.BN21] = &quot;w&quot;; 8) + IF([.BO21] = &quot;w&quot;; 4) + IF([.BP21] = &quot;w&quot;; 2) + IF([.BQ21] = &quot;p&quot;; 1)" office:value-type="float" office:value="86">
            <text:p>86</text:p>
          </table:table-cell>
          <table:table-cell table:formula="of:=IF([.BR21] = &quot;w&quot;; 128) + IF([.BS21] = &quot;w&quot;; 64) + IF([.BT21] = &quot;w&quot;; 32) + IF([.BU21] = &quot;w&quot;; 16) + IF([.BV21] = &quot;w&quot;; 8) + IF([.BW21] = &quot;w&quot;; 4) + IF([.BX21] = &quot;w&quot;; 2) + IF([.BY21] = &quot;p&quot;; 1)" office:value-type="float" office:value="106">
            <text:p>106</text:p>
          </table:table-cell>
          <table:table-cell table:number-columns-repeated="931"/>
        </table:table-row>
        <table:table-row table:style-name="ro2">
          <table:table-cell table:formula="of:=[.A21]-5" office:value-type="float" office:value="-15">
            <text:p>-15</text:p>
          </table:table-cell>
          <table:table-cell table:formula="of:=[.BV22]" office:value-type="float" office:value="0">
            <text:p>0</text:p>
          </table:table-cell>
          <table:table-cell table:formula="of:=[.BW22]" office:value-type="float" office:value="0">
            <text:p>0</text:p>
          </table:table-cell>
          <table:table-cell table:formula="of:=[.BX22]" office:value-type="string" office:string-value="w">
            <text:p>w</text:p>
          </table:table-cell>
          <table:table-cell table:formula="of:=[.BY22]" office:value-type="float" office:value="0">
            <text:p>0</text:p>
          </table:table-cell>
          <table:table-cell/>
          <table:table-cell table:style-name="ce10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<text:s/>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2" office:value-type="string">
            <text:p><text:s/>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9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  <table:table-cell office:value-type="string">
            <text:p>w</text:p>
          </table:table-cell>
          <table:table-cell/>
          <table:table-cell table:formula="of:=[.F22]" office:value-type="float" office:value="0">
            <text:p>0</text:p>
          </table:table-cell>
          <table:table-cell table:formula="of:=[.G22]" office:value-type="string" office:string-value="w">
            <text:p>w</text:p>
          </table:table-cell>
          <table:table-cell table:formula="of:=[.H22]" office:value-type="float" office:value="0">
            <text:p>0</text:p>
          </table:table-cell>
          <table:table-cell table:formula="of:=[.I22]" office:value-type="string" office:string-value="w">
            <text:p>w</text:p>
          </table:table-cell>
          <table:table-cell table:number-columns-repeated="3"/>
          <table:table-cell table:formula="of:=IF([.F22] = &quot;w&quot;; 128) + IF([.G22] = &quot;w&quot;; 64) + IF([.H22] = &quot;w&quot;; 32) + IF([.I22] = &quot;w&quot;; 16) + IF([.J22] = &quot;w&quot;; 8) + IF([.K22] = &quot;w&quot;; 4) + IF([.L22] = &quot;w&quot;; 2) + IF([.M22] = &quot;p&quot;; 1)" office:value-type="float" office:value="90">
            <text:p>90</text:p>
          </table:table-cell>
          <table:table-cell table:formula="of:=IF([.N22] = &quot;w&quot;; 128) + IF([.O22] = &quot;w&quot;; 64) + IF([.P22] = &quot;w&quot;; 32) + IF([.Q22] = &quot;w&quot;; 16) + IF([.R22] = &quot;w&quot;; 8) + IF([.S22] = &quot;w&quot;; 4) + IF([.T22] = &quot;w&quot;; 2) + IF([.U22] = &quot;p&quot;; 1)" office:value-type="float" office:value="82">
            <text:p>82</text:p>
          </table:table-cell>
          <table:table-cell table:formula="of:=IF([.V22] = &quot;w&quot;; 128) + IF([.W22] = &quot;w&quot;; 64) + IF([.X22] = &quot;w&quot;; 32) + IF([.Y22] = &quot;w&quot;; 16) + IF([.Z22] = &quot;w&quot;; 8) + IF([.AA22] = &quot;w&quot;; 4) + IF([.AB22] = &quot;w&quot;; 2) + IF([.AC22] = &quot;p&quot;; 1)" office:value-type="float" office:value="212">
            <text:p>212</text:p>
          </table:table-cell>
          <table:table-cell table:formula="of:=IF([.AD22] = &quot;w&quot;; 128) + IF([.AE22] = &quot;w&quot;; 64) + IF([.AF22] = &quot;w&quot;; 32) + IF([.AG22] = &quot;w&quot;; 16) + IF([.AH22] = &quot;w&quot;; 8) + IF([.AI22] = &quot;w&quot;; 4) + IF([.AJ22] = &quot;w&quot;; 2) + IF([.AK22] = &quot;p&quot;; 1)" office:value-type="float" office:value="28">
            <text:p>28</text:p>
          </table:table-cell>
          <table:table-cell table:formula="of:=IF([.AL22] = &quot;w&quot;; 128) + IF([.AM22] = &quot;w&quot;; 64) + IF([.AN22] = &quot;w&quot;; 32) + IF([.AO22] = &quot;w&quot;; 16) + IF([.AP22] = &quot;w&quot;; 8) + IF([.AQ22] = &quot;w&quot;; 4) + IF([.AR22] = &quot;w&quot;; 2) + IF([.AS22] = &quot;p&quot;; 1)" office:value-type="float" office:value="212">
            <text:p>212</text:p>
          </table:table-cell>
          <table:table-cell table:formula="of:=IF([.AT22] = &quot;w&quot;; 128) + IF([.AU22] = &quot;w&quot;; 64) + IF([.AV22] = &quot;w&quot;; 32) + IF([.AW22] = &quot;w&quot;; 16) + IF([.AX22] = &quot;w&quot;; 8) + IF([.AY22] = &quot;w&quot;; 4) + IF([.AZ22] = &quot;w&quot;; 2) + IF([.BA22] = &quot;p&quot;; 1)" office:value-type="float" office:value="126">
            <text:p>126</text:p>
          </table:table-cell>
          <table:table-cell table:formula="of:=IF([.BB22] = &quot;w&quot;; 128) + IF([.BC22] = &quot;w&quot;; 64) + IF([.BD22] = &quot;w&quot;; 32) + IF([.BE22] = &quot;w&quot;; 16) + IF([.BF22] = &quot;w&quot;; 8) + IF([.BG22] = &quot;w&quot;; 4) + IF([.BH22] = &quot;w&quot;; 2) + IF([.BI22] = &quot;p&quot;; 1)" office:value-type="float" office:value="212">
            <text:p>212</text:p>
          </table:table-cell>
          <table:table-cell table:formula="of:=IF([.BJ22] = &quot;w&quot;; 128) + IF([.BK22] = &quot;w&quot;; 64) + IF([.BL22] = &quot;w&quot;; 32) + IF([.BM22] = &quot;w&quot;; 16) + IF([.BN22] = &quot;w&quot;; 8) + IF([.BO22] = &quot;w&quot;; 4) + IF([.BP22] = &quot;w&quot;; 2) + IF([.BQ22] = &quot;p&quot;; 1)" office:value-type="float" office:value="16">
            <text:p>16</text:p>
          </table:table-cell>
          <table:table-cell table:formula="of:=IF([.BR22] = &quot;w&quot;; 128) + IF([.BS22] = &quot;w&quot;; 64) + IF([.BT22] = &quot;w&quot;; 32) + IF([.BU22] = &quot;w&quot;; 16) + IF([.BV22] = &quot;w&quot;; 8) + IF([.BW22] = &quot;w&quot;; 4) + IF([.BX22] = &quot;w&quot;; 2) + IF([.BY22] = &quot;p&quot;; 1)" office:value-type="float" office:value="2">
            <text:p>2</text:p>
          </table:table-cell>
          <table:table-cell table:number-columns-repeated="931"/>
        </table:table-row>
        <table:table-row table:style-name="ro2">
          <table:table-cell table:formula="of:=[.A22]-5" office:value-type="float" office:value="-20">
            <text:p>-20</text:p>
          </table:table-cell>
          <table:table-cell table:formula="of:=[.BV23]" office:value-type="float" office:value="0">
            <text:p>0</text:p>
          </table:table-cell>
          <table:table-cell table:formula="of:=[.BW23]" office:value-type="string" office:string-value="w">
            <text:p>w</text:p>
          </table:table-cell>
          <table:table-cell table:formula="of:=[.BX23]" office:value-type="string" office:string-value="w">
            <text:p>w</text:p>
          </table:table-cell>
          <table:table-cell table:formula="of:=[.BY23]" office:value-type="float" office:value="0">
            <text:p>0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w</text:p>
          </table:table-cell>
          <table:table-cell table:number-columns-repeated="11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7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formula="of:=[.F23]" office:value-type="string" office:string-value="p">
            <text:p>p</text:p>
          </table:table-cell>
          <table:table-cell table:formula="of:=[.G23]" office:value-type="string" office:string-value="w">
            <text:p>w</text:p>
          </table:table-cell>
          <table:table-cell table:formula="of:=[.H23]" office:value-type="string" office:string-value="p">
            <text:p>p</text:p>
          </table:table-cell>
          <table:table-cell table:formula="of:=[.I23]" office:value-type="string" office:string-value="w">
            <text:p>w</text:p>
          </table:table-cell>
          <table:table-cell table:number-columns-repeated="3"/>
          <table:table-cell table:formula="of:=IF([.F23] = &quot;w&quot;; 128) + IF([.G23] = &quot;w&quot;; 64) + IF([.H23] = &quot;w&quot;; 32) + IF([.I23] = &quot;w&quot;; 16) + IF([.J23] = &quot;w&quot;; 8) + IF([.K23] = &quot;w&quot;; 4) + IF([.L23] = &quot;w&quot;; 2) + IF([.M23] = &quot;p&quot;; 1)" office:value-type="float" office:value="82">
            <text:p>82</text:p>
          </table:table-cell>
          <table:table-cell table:formula="of:=IF([.N23] = &quot;w&quot;; 128) + IF([.O23] = &quot;w&quot;; 64) + IF([.P23] = &quot;w&quot;; 32) + IF([.Q23] = &quot;w&quot;; 16) + IF([.R23] = &quot;w&quot;; 8) + IF([.S23] = &quot;w&quot;; 4) + IF([.T23] = &quot;w&quot;; 2) + IF([.U23] = &quot;p&quot;; 1)" office:value-type="float" office:value="218">
            <text:p>218</text:p>
          </table:table-cell>
          <table:table-cell table:formula="of:=IF([.V23] = &quot;w&quot;; 128) + IF([.W23] = &quot;w&quot;; 64) + IF([.X23] = &quot;w&quot;; 32) + IF([.Y23] = &quot;w&quot;; 16) + IF([.Z23] = &quot;w&quot;; 8) + IF([.AA23] = &quot;w&quot;; 4) + IF([.AB23] = &quot;w&quot;; 2) + IF([.AC23] = &quot;p&quot;; 1)" office:value-type="float" office:value="80">
            <text:p>80</text:p>
          </table:table-cell>
          <table:table-cell table:formula="of:=IF([.AD23] = &quot;w&quot;; 128) + IF([.AE23] = &quot;w&quot;; 64) + IF([.AF23] = &quot;w&quot;; 32) + IF([.AG23] = &quot;w&quot;; 16) + IF([.AH23] = &quot;w&quot;; 8) + IF([.AI23] = &quot;w&quot;; 4) + IF([.AJ23] = &quot;w&quot;; 2) + IF([.AK23] = &quot;p&quot;; 1)" office:value-type="float" office:value="92">
            <text:p>92</text:p>
          </table:table-cell>
          <table:table-cell table:formula="of:=IF([.AL23] = &quot;w&quot;; 128) + IF([.AM23] = &quot;w&quot;; 64) + IF([.AN23] = &quot;w&quot;; 32) + IF([.AO23] = &quot;w&quot;; 16) + IF([.AP23] = &quot;w&quot;; 8) + IF([.AQ23] = &quot;w&quot;; 4) + IF([.AR23] = &quot;w&quot;; 2) + IF([.AS23] = &quot;p&quot;; 1)" office:value-type="float" office:value="16">
            <text:p>16</text:p>
          </table:table-cell>
          <table:table-cell table:formula="of:=IF([.AT23] = &quot;w&quot;; 128) + IF([.AU23] = &quot;w&quot;; 64) + IF([.AV23] = &quot;w&quot;; 32) + IF([.AW23] = &quot;w&quot;; 16) + IF([.AX23] = &quot;w&quot;; 8) + IF([.AY23] = &quot;w&quot;; 4) + IF([.AZ23] = &quot;w&quot;; 2) + IF([.BA23] = &quot;p&quot;; 1)" office:value-type="float" office:value="0">
            <text:p>0</text:p>
          </table:table-cell>
          <table:table-cell table:formula="of:=IF([.BB23] = &quot;w&quot;; 128) + IF([.BC23] = &quot;w&quot;; 64) + IF([.BD23] = &quot;w&quot;; 32) + IF([.BE23] = &quot;w&quot;; 16) + IF([.BF23] = &quot;w&quot;; 8) + IF([.BG23] = &quot;w&quot;; 4) + IF([.BH23] = &quot;w&quot;; 2) + IF([.BI23] = &quot;p&quot;; 1)" office:value-type="float" office:value="20">
            <text:p>20</text:p>
          </table:table-cell>
          <table:table-cell table:formula="of:=IF([.BJ23] = &quot;w&quot;; 128) + IF([.BK23] = &quot;w&quot;; 64) + IF([.BL23] = &quot;w&quot;; 32) + IF([.BM23] = &quot;w&quot;; 16) + IF([.BN23] = &quot;w&quot;; 8) + IF([.BO23] = &quot;w&quot;; 4) + IF([.BP23] = &quot;w&quot;; 2) + IF([.BQ23] = &quot;p&quot;; 1)" office:value-type="float" office:value="86">
            <text:p>86</text:p>
          </table:table-cell>
          <table:table-cell table:formula="of:=IF([.BR23] = &quot;w&quot;; 128) + IF([.BS23] = &quot;w&quot;; 64) + IF([.BT23] = &quot;w&quot;; 32) + IF([.BU23] = &quot;w&quot;; 16) + IF([.BV23] = &quot;w&quot;; 8) + IF([.BW23] = &quot;w&quot;; 4) + IF([.BX23] = &quot;w&quot;; 2) + IF([.BY23] = &quot;p&quot;; 1)" office:value-type="float" office:value="246">
            <text:p>246</text:p>
          </table:table-cell>
          <table:table-cell table:number-columns-repeated="931"/>
        </table:table-row>
        <table:table-row table:style-name="ro2">
          <table:table-cell table:formula="of:=[.A23]-5" office:value-type="float" office:value="-25">
            <text:p>-25</text:p>
          </table:table-cell>
          <table:table-cell table:formula="of:=[.BV24]" office:value-type="float" office:value="0">
            <text:p>0</text:p>
          </table:table-cell>
          <table:table-cell table:formula="of:=[.BW24]" office:value-type="string" office:string-value="w">
            <text:p>w</text:p>
          </table:table-cell>
          <table:table-cell table:formula="of:=[.BX24]" office:value-type="string" office:string-value="w">
            <text:p>w</text:p>
          </table:table-cell>
          <table:table-cell table:formula="of:=[.BY24]" office:value-type="float" office:value="0">
            <text:p>0</text:p>
          </table:table-cell>
          <table:table-cell/>
          <table:table-cell table:style-name="ce10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table:number-columns-repeated="4" office:value-type="string">
            <text:p>w</text:p>
          </table:table-cell>
          <table:table-cell office:value-type="string">
            <text:p><text:s/></text:p>
          </table:table-cell>
          <table:table-cell table:number-columns-repeated="4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9"/>
          <table:table-cell table:number-columns-repeated="2" office:value-type="string">
            <text:p>w</text:p>
          </table:table-cell>
          <table:table-cell/>
          <table:table-cell table:formula="of:=[.F24]" office:value-type="float" office:value="0">
            <text:p>0</text:p>
          </table:table-cell>
          <table:table-cell table:formula="of:=[.G24]" office:value-type="string" office:string-value="w">
            <text:p>w</text:p>
          </table:table-cell>
          <table:table-cell table:formula="of:=[.H24]" office:value-type="float" office:value="0">
            <text:p>0</text:p>
          </table:table-cell>
          <table:table-cell table:formula="of:=[.I24]" office:value-type="string" office:string-value="w">
            <text:p>w</text:p>
          </table:table-cell>
          <table:table-cell table:number-columns-repeated="3"/>
          <table:table-cell table:formula="of:=IF([.F24] = &quot;w&quot;; 128) + IF([.G24] = &quot;w&quot;; 64) + IF([.H24] = &quot;w&quot;; 32) + IF([.I24] = &quot;w&quot;; 16) + IF([.J24] = &quot;w&quot;; 8) + IF([.K24] = &quot;w&quot;; 4) + IF([.L24] = &quot;w&quot;; 2) + IF([.M24] = &quot;p&quot;; 1)" office:value-type="float" office:value="86">
            <text:p>86</text:p>
          </table:table-cell>
          <table:table-cell table:formula="of:=IF([.N24] = &quot;w&quot;; 128) + IF([.O24] = &quot;w&quot;; 64) + IF([.P24] = &quot;w&quot;; 32) + IF([.Q24] = &quot;w&quot;; 16) + IF([.R24] = &quot;w&quot;; 8) + IF([.S24] = &quot;w&quot;; 4) + IF([.T24] = &quot;w&quot;; 2) + IF([.U24] = &quot;p&quot;; 1)" office:value-type="float" office:value="138">
            <text:p>138</text:p>
          </table:table-cell>
          <table:table-cell table:formula="of:=IF([.V24] = &quot;w&quot;; 128) + IF([.W24] = &quot;w&quot;; 64) + IF([.X24] = &quot;w&quot;; 32) + IF([.Y24] = &quot;w&quot;; 16) + IF([.Z24] = &quot;w&quot;; 8) + IF([.AA24] = &quot;w&quot;; 4) + IF([.AB24] = &quot;w&quot;; 2) + IF([.AC24] = &quot;p&quot;; 1)" office:value-type="float" office:value="92">
            <text:p>92</text:p>
          </table:table-cell>
          <table:table-cell table:formula="of:=IF([.AD24] = &quot;w&quot;; 128) + IF([.AE24] = &quot;w&quot;; 64) + IF([.AF24] = &quot;w&quot;; 32) + IF([.AG24] = &quot;w&quot;; 16) + IF([.AH24] = &quot;w&quot;; 8) + IF([.AI24] = &quot;w&quot;; 4) + IF([.AJ24] = &quot;w&quot;; 2) + IF([.AK24] = &quot;p&quot;; 1)" office:value-type="float" office:value="92">
            <text:p>92</text:p>
          </table:table-cell>
          <table:table-cell table:formula="of:=IF([.AL24] = &quot;w&quot;; 128) + IF([.AM24] = &quot;w&quot;; 64) + IF([.AN24] = &quot;w&quot;; 32) + IF([.AO24] = &quot;w&quot;; 16) + IF([.AP24] = &quot;w&quot;; 8) + IF([.AQ24] = &quot;w&quot;; 4) + IF([.AR24] = &quot;w&quot;; 2) + IF([.AS24] = &quot;p&quot;; 1)" office:value-type="float" office:value="92">
            <text:p>92</text:p>
          </table:table-cell>
          <table:table-cell table:formula="of:=IF([.AT24] = &quot;w&quot;; 128) + IF([.AU24] = &quot;w&quot;; 64) + IF([.AV24] = &quot;w&quot;; 32) + IF([.AW24] = &quot;w&quot;; 16) + IF([.AX24] = &quot;w&quot;; 8) + IF([.AY24] = &quot;w&quot;; 4) + IF([.AZ24] = &quot;w&quot;; 2) + IF([.BA24] = &quot;p&quot;; 1)" office:value-type="float" office:value="122">
            <text:p>122</text:p>
          </table:table-cell>
          <table:table-cell table:formula="of:=IF([.BB24] = &quot;w&quot;; 128) + IF([.BC24] = &quot;w&quot;; 64) + IF([.BD24] = &quot;w&quot;; 32) + IF([.BE24] = &quot;w&quot;; 16) + IF([.BF24] = &quot;w&quot;; 8) + IF([.BG24] = &quot;w&quot;; 4) + IF([.BH24] = &quot;w&quot;; 2) + IF([.BI24] = &quot;p&quot;; 1)" office:value-type="float" office:value="212">
            <text:p>212</text:p>
          </table:table-cell>
          <table:table-cell table:formula="of:=IF([.BJ24] = &quot;w&quot;; 128) + IF([.BK24] = &quot;w&quot;; 64) + IF([.BL24] = &quot;w&quot;; 32) + IF([.BM24] = &quot;w&quot;; 16) + IF([.BN24] = &quot;w&quot;; 8) + IF([.BO24] = &quot;w&quot;; 4) + IF([.BP24] = &quot;w&quot;; 2) + IF([.BQ24] = &quot;p&quot;; 1)" office:value-type="float" office:value="80">
            <text:p>80</text:p>
          </table:table-cell>
          <table:table-cell table:formula="of:=IF([.BR24] = &quot;w&quot;; 128) + IF([.BS24] = &quot;w&quot;; 64) + IF([.BT24] = &quot;w&quot;; 32) + IF([.BU24] = &quot;w&quot;; 16) + IF([.BV24] = &quot;w&quot;; 8) + IF([.BW24] = &quot;w&quot;; 4) + IF([.BX24] = &quot;w&quot;; 2) + IF([.BY24] = &quot;p&quot;; 1)" office:value-type="float" office:value="6">
            <text:p>6</text:p>
          </table:table-cell>
          <table:table-cell table:number-columns-repeated="931"/>
        </table:table-row>
        <table:table-row table:style-name="ro2">
          <table:table-cell table:formula="of:=[.A24]-5" office:value-type="float" office:value="-30">
            <text:p>-30</text:p>
          </table:table-cell>
          <table:table-cell table:formula="of:=[.BV25]" office:value-type="float" office:value="0">
            <text:p>0</text:p>
          </table:table-cell>
          <table:table-cell table:formula="of:=[.BW25]" office:value-type="string" office:string-value="w">
            <text:p>w</text:p>
          </table:table-cell>
          <table:table-cell table:formula="of:=[.BX25]" office:value-type="string" office:string-value="w">
            <text:p>w</text:p>
          </table:table-cell>
          <table:table-cell table:formula="of:=[.BY25]" office:value-type="string" office:string-value="w">
            <text:p>w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6"/>
          <table:table-cell office:value-type="string">
            <text:p><text:s/></text:p>
          </table:table-cell>
          <table:table-cell/>
          <table:table-cell table:number-columns-repeated="3" office:value-type="string">
            <text:p><text:s/>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 table:number-columns-repeated="17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formula="of:=[.F25]" office:value-type="string" office:string-value="p">
            <text:p>p</text:p>
          </table:table-cell>
          <table:table-cell table:formula="of:=[.G25]" office:value-type="string" office:string-value="w">
            <text:p>w</text:p>
          </table:table-cell>
          <table:table-cell table:formula="of:=[.H25]" office:value-type="string" office:string-value="p">
            <text:p>p</text:p>
          </table:table-cell>
          <table:table-cell table:formula="of:=[.I25]" office:value-type="string" office:string-value="w">
            <text:p>w</text:p>
          </table:table-cell>
          <table:table-cell table:number-columns-repeated="3"/>
          <table:table-cell table:formula="of:=IF([.F25] = &quot;w&quot;; 128) + IF([.G25] = &quot;w&quot;; 64) + IF([.H25] = &quot;w&quot;; 32) + IF([.I25] = &quot;w&quot;; 16) + IF([.J25] = &quot;w&quot;; 8) + IF([.K25] = &quot;w&quot;; 4) + IF([.L25] = &quot;w&quot;; 2) + IF([.M25] = &quot;p&quot;; 1)" office:value-type="float" office:value="86">
            <text:p>86</text:p>
          </table:table-cell>
          <table:table-cell table:formula="of:=IF([.N25] = &quot;w&quot;; 128) + IF([.O25] = &quot;w&quot;; 64) + IF([.P25] = &quot;w&quot;; 32) + IF([.Q25] = &quot;w&quot;; 16) + IF([.R25] = &quot;w&quot;; 8) + IF([.S25] = &quot;w&quot;; 4) + IF([.T25] = &quot;w&quot;; 2) + IF([.U25] = &quot;p&quot;; 1)" office:value-type="float" office:value="170">
            <text:p>170</text:p>
          </table:table-cell>
          <table:table-cell table:formula="of:=IF([.V25] = &quot;w&quot;; 128) + IF([.W25] = &quot;w&quot;; 64) + IF([.X25] = &quot;w&quot;; 32) + IF([.Y25] = &quot;w&quot;; 16) + IF([.Z25] = &quot;w&quot;; 8) + IF([.AA25] = &quot;w&quot;; 4) + IF([.AB25] = &quot;w&quot;; 2) + IF([.AC25] = &quot;p&quot;; 1)" office:value-type="float" office:value="64">
            <text:p>64</text:p>
          </table:table-cell>
          <table:table-cell table:formula="of:=IF([.AD25] = &quot;w&quot;; 128) + IF([.AE25] = &quot;w&quot;; 64) + IF([.AF25] = &quot;w&quot;; 32) + IF([.AG25] = &quot;w&quot;; 16) + IF([.AH25] = &quot;w&quot;; 8) + IF([.AI25] = &quot;w&quot;; 4) + IF([.AJ25] = &quot;w&quot;; 2) + IF([.AK25] = &quot;p&quot;; 1)" office:value-type="float" office:value="0">
            <text:p>0</text:p>
          </table:table-cell>
          <table:table-cell table:formula="of:=IF([.AL25] = &quot;w&quot;; 128) + IF([.AM25] = &quot;w&quot;; 64) + IF([.AN25] = &quot;w&quot;; 32) + IF([.AO25] = &quot;w&quot;; 16) + IF([.AP25] = &quot;w&quot;; 8) + IF([.AQ25] = &quot;w&quot;; 4) + IF([.AR25] = &quot;w&quot;; 2) + IF([.AS25] = &quot;p&quot;; 1)" office:value-type="float" office:value="80">
            <text:p>80</text:p>
          </table:table-cell>
          <table:table-cell table:formula="of:=IF([.AT25] = &quot;w&quot;; 128) + IF([.AU25] = &quot;w&quot;; 64) + IF([.AV25] = &quot;w&quot;; 32) + IF([.AW25] = &quot;w&quot;; 16) + IF([.AX25] = &quot;w&quot;; 8) + IF([.AY25] = &quot;w&quot;; 4) + IF([.AZ25] = &quot;w&quot;; 2) + IF([.BA25] = &quot;p&quot;; 1)" office:value-type="float" office:value="0">
            <text:p>0</text:p>
          </table:table-cell>
          <table:table-cell table:formula="of:=IF([.BB25] = &quot;w&quot;; 128) + IF([.BC25] = &quot;w&quot;; 64) + IF([.BD25] = &quot;w&quot;; 32) + IF([.BE25] = &quot;w&quot;; 16) + IF([.BF25] = &quot;w&quot;; 8) + IF([.BG25] = &quot;w&quot;; 4) + IF([.BH25] = &quot;w&quot;; 2) + IF([.BI25] = &quot;p&quot;; 1)" office:value-type="float" office:value="0">
            <text:p>0</text:p>
          </table:table-cell>
          <table:table-cell table:formula="of:=IF([.BJ25] = &quot;w&quot;; 128) + IF([.BK25] = &quot;w&quot;; 64) + IF([.BL25] = &quot;w&quot;; 32) + IF([.BM25] = &quot;w&quot;; 16) + IF([.BN25] = &quot;w&quot;; 8) + IF([.BO25] = &quot;w&quot;; 4) + IF([.BP25] = &quot;w&quot;; 2) + IF([.BQ25] = &quot;p&quot;; 1)" office:value-type="float" office:value="68">
            <text:p>68</text:p>
          </table:table-cell>
          <table:table-cell table:formula="of:=IF([.BR25] = &quot;w&quot;; 128) + IF([.BS25] = &quot;w&quot;; 64) + IF([.BT25] = &quot;w&quot;; 32) + IF([.BU25] = &quot;w&quot;; 16) + IF([.BV25] = &quot;w&quot;; 8) + IF([.BW25] = &quot;w&quot;; 4) + IF([.BX25] = &quot;w&quot;; 2) + IF([.BY25] = &quot;p&quot;; 1)" office:value-type="float" office:value="246">
            <text:p>246</text:p>
          </table:table-cell>
          <table:table-cell table:number-columns-repeated="931"/>
        </table:table-row>
        <table:table-row table:style-name="ro2">
          <table:table-cell table:formula="of:=[.A25]-5" office:value-type="float" office:value="-35">
            <text:p>-35</text:p>
          </table:table-cell>
          <table:table-cell table:formula="of:=[.BV26]" office:value-type="float" office:value="0">
            <text:p>0</text:p>
          </table:table-cell>
          <table:table-cell table:formula="of:=[.BW26]" office:value-type="float" office:value="0">
            <text:p>0</text:p>
          </table:table-cell>
          <table:table-cell table:formula="of:=[.BX26]" office:value-type="float" office:value="0">
            <text:p>0</text:p>
          </table:table-cell>
          <table:table-cell table:formula="of:=[.BY26]" office:value-type="string" office:string-value="w">
            <text:p>w</text:p>
          </table:table-cell>
          <table:table-cell/>
          <table:table-cell table:style-name="ce10" office:value-type="string">
            <text:p>w</text:p>
          </table:table-cell>
          <table:table-cell table:number-columns-repeated="6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6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<text:s/>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9"/>
          <table:table-cell office:value-type="string">
            <text:p>w</text:p>
          </table:table-cell>
          <table:table-cell table:formula="of:=[.F26]" office:value-type="float" office:value="0">
            <text:p>0</text:p>
          </table:table-cell>
          <table:table-cell table:formula="of:=[.G26]" office:value-type="string" office:string-value="w">
            <text:p>w</text:p>
          </table:table-cell>
          <table:table-cell table:formula="of:=[.H26]" office:value-type="float" office:value="0">
            <text:p>0</text:p>
          </table:table-cell>
          <table:table-cell table:formula="of:=[.I26]" office:value-type="float" office:value="0">
            <text:p>0</text:p>
          </table:table-cell>
          <table:table-cell table:number-columns-repeated="3"/>
          <table:table-cell table:formula="of:=IF([.F26] = &quot;w&quot;; 128) + IF([.G26] = &quot;w&quot;; 64) + IF([.H26] = &quot;w&quot;; 32) + IF([.I26] = &quot;w&quot;; 16) + IF([.J26] = &quot;w&quot;; 8) + IF([.K26] = &quot;w&quot;; 4) + IF([.L26] = &quot;w&quot;; 2) + IF([.M26] = &quot;p&quot;; 1)" office:value-type="float" office:value="64">
            <text:p>64</text:p>
          </table:table-cell>
          <table:table-cell table:formula="of:=IF([.N26] = &quot;w&quot;; 128) + IF([.O26] = &quot;w&quot;; 64) + IF([.P26] = &quot;w&quot;; 32) + IF([.Q26] = &quot;w&quot;; 16) + IF([.R26] = &quot;w&quot;; 8) + IF([.S26] = &quot;w&quot;; 4) + IF([.T26] = &quot;w&quot;; 2) + IF([.U26] = &quot;p&quot;; 1)" office:value-type="float" office:value="168">
            <text:p>168</text:p>
          </table:table-cell>
          <table:table-cell table:formula="of:=IF([.V26] = &quot;w&quot;; 128) + IF([.W26] = &quot;w&quot;; 64) + IF([.X26] = &quot;w&quot;; 32) + IF([.Y26] = &quot;w&quot;; 16) + IF([.Z26] = &quot;w&quot;; 8) + IF([.AA26] = &quot;w&quot;; 4) + IF([.AB26] = &quot;w&quot;; 2) + IF([.AC26] = &quot;p&quot;; 1)" office:value-type="float" office:value="28">
            <text:p>28</text:p>
          </table:table-cell>
          <table:table-cell table:formula="of:=IF([.AD26] = &quot;w&quot;; 128) + IF([.AE26] = &quot;w&quot;; 64) + IF([.AF26] = &quot;w&quot;; 32) + IF([.AG26] = &quot;w&quot;; 16) + IF([.AH26] = &quot;w&quot;; 8) + IF([.AI26] = &quot;w&quot;; 4) + IF([.AJ26] = &quot;w&quot;; 2) + IF([.AK26] = &quot;p&quot;; 1)" office:value-type="float" office:value="92">
            <text:p>92</text:p>
          </table:table-cell>
          <table:table-cell table:formula="of:=IF([.AL26] = &quot;w&quot;; 128) + IF([.AM26] = &quot;w&quot;; 64) + IF([.AN26] = &quot;w&quot;; 32) + IF([.AO26] = &quot;w&quot;; 16) + IF([.AP26] = &quot;w&quot;; 8) + IF([.AQ26] = &quot;w&quot;; 4) + IF([.AR26] = &quot;w&quot;; 2) + IF([.AS26] = &quot;p&quot;; 1)" office:value-type="float" office:value="84">
            <text:p>84</text:p>
          </table:table-cell>
          <table:table-cell table:formula="of:=IF([.AT26] = &quot;w&quot;; 128) + IF([.AU26] = &quot;w&quot;; 64) + IF([.AV26] = &quot;w&quot;; 32) + IF([.AW26] = &quot;w&quot;; 16) + IF([.AX26] = &quot;w&quot;; 8) + IF([.AY26] = &quot;w&quot;; 4) + IF([.AZ26] = &quot;w&quot;; 2) + IF([.BA26] = &quot;p&quot;; 1)" office:value-type="float" office:value="250">
            <text:p>250</text:p>
          </table:table-cell>
          <table:table-cell table:formula="of:=IF([.BB26] = &quot;w&quot;; 128) + IF([.BC26] = &quot;w&quot;; 64) + IF([.BD26] = &quot;w&quot;; 32) + IF([.BE26] = &quot;w&quot;; 16) + IF([.BF26] = &quot;w&quot;; 8) + IF([.BG26] = &quot;w&quot;; 4) + IF([.BH26] = &quot;w&quot;; 2) + IF([.BI26] = &quot;p&quot;; 1)" office:value-type="float" office:value="172">
            <text:p>172</text:p>
          </table:table-cell>
          <table:table-cell table:formula="of:=IF([.BJ26] = &quot;w&quot;; 128) + IF([.BK26] = &quot;w&quot;; 64) + IF([.BL26] = &quot;w&quot;; 32) + IF([.BM26] = &quot;w&quot;; 16) + IF([.BN26] = &quot;w&quot;; 8) + IF([.BO26] = &quot;w&quot;; 4) + IF([.BP26] = &quot;w&quot;; 2) + IF([.BQ26] = &quot;p&quot;; 1)" office:value-type="float" office:value="116">
            <text:p>116</text:p>
          </table:table-cell>
          <table:table-cell table:formula="of:=IF([.BR26] = &quot;w&quot;; 128) + IF([.BS26] = &quot;w&quot;; 64) + IF([.BT26] = &quot;w&quot;; 32) + IF([.BU26] = &quot;w&quot;; 16) + IF([.BV26] = &quot;w&quot;; 8) + IF([.BW26] = &quot;w&quot;; 4) + IF([.BX26] = &quot;w&quot;; 2) + IF([.BY26] = &quot;p&quot;; 1)" office:value-type="float" office:value="0">
            <text:p>0</text:p>
          </table:table-cell>
          <table:table-cell table:number-columns-repeated="931"/>
        </table:table-row>
        <table:table-row table:style-name="ro2">
          <table:table-cell table:formula="of:=[.A26]-5" office:value-type="float" office:value="-40">
            <text:p>-40</text:p>
          </table:table-cell>
          <table:table-cell table:formula="of:=[.BV27]" office:value-type="float" office:value="0">
            <text:p>0</text:p>
          </table:table-cell>
          <table:table-cell table:formula="of:=[.BW27]" office:value-type="string" office:string-value="w">
            <text:p>w</text:p>
          </table:table-cell>
          <table:table-cell table:formula="of:=[.BX27]" office:value-type="string" office:string-value=" ">
            <text:p><text:s/></text:p>
          </table:table-cell>
          <table:table-cell table:formula="of:=[.BY27]" office:value-type="string" office:string-value=" ">
            <text:p><text:s/></text:p>
          </table:table-cell>
          <table:table-cell office:value-type="string">
            <text:p>p</text:p>
          </table:table-cell>
          <table:table-cell table:style-name="ce10"/>
          <table:table-cell office:value-type="string">
            <text:p>p</text:p>
          </table:table-cell>
          <table:table-cell table:number-columns-repeated="4"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4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15"/>
          <table:table-cell table:number-columns-repeated="2" office:value-type="string">
            <text:p><text:s/>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2" office:value-type="string">
            <text:p><text:s/></text:p>
          </table:table-cell>
          <table:table-cell table:formula="of:=[.F27]" office:value-type="string" office:string-value="p">
            <text:p>p</text:p>
          </table:table-cell>
          <table:table-cell table:formula="of:=[.G27]" office:value-type="float" office:value="0">
            <text:p>0</text:p>
          </table:table-cell>
          <table:table-cell table:formula="of:=[.H27]" office:value-type="string" office:string-value="p">
            <text:p>p</text:p>
          </table:table-cell>
          <table:table-cell table:formula="of:=[.I27]" office:value-type="string" office:string-value="w">
            <text:p>w</text:p>
          </table:table-cell>
          <table:table-cell table:number-columns-repeated="3"/>
          <table:table-cell table:formula="of:=IF([.F27] = &quot;w&quot;; 128) + IF([.G27] = &quot;w&quot;; 64) + IF([.H27] = &quot;w&quot;; 32) + IF([.I27] = &quot;w&quot;; 16) + IF([.J27] = &quot;w&quot;; 8) + IF([.K27] = &quot;w&quot;; 4) + IF([.L27] = &quot;w&quot;; 2) + IF([.M27] = &quot;p&quot;; 1)" office:value-type="float" office:value="30">
            <text:p>30</text:p>
          </table:table-cell>
          <table:table-cell table:formula="of:=IF([.N27] = &quot;w&quot;; 128) + IF([.O27] = &quot;w&quot;; 64) + IF([.P27] = &quot;w&quot;; 32) + IF([.Q27] = &quot;w&quot;; 16) + IF([.R27] = &quot;w&quot;; 8) + IF([.S27] = &quot;w&quot;; 4) + IF([.T27] = &quot;w&quot;; 2) + IF([.U27] = &quot;p&quot;; 1)" office:value-type="float" office:value="170">
            <text:p>170</text:p>
          </table:table-cell>
          <table:table-cell table:formula="of:=IF([.V27] = &quot;w&quot;; 128) + IF([.W27] = &quot;w&quot;; 64) + IF([.X27] = &quot;w&quot;; 32) + IF([.Y27] = &quot;w&quot;; 16) + IF([.Z27] = &quot;w&quot;; 8) + IF([.AA27] = &quot;w&quot;; 4) + IF([.AB27] = &quot;w&quot;; 2) + IF([.AC27] = &quot;p&quot;; 1)" office:value-type="float" office:value="208">
            <text:p>208</text:p>
          </table:table-cell>
          <table:table-cell table:formula="of:=IF([.AD27] = &quot;w&quot;; 128) + IF([.AE27] = &quot;w&quot;; 64) + IF([.AF27] = &quot;w&quot;; 32) + IF([.AG27] = &quot;w&quot;; 16) + IF([.AH27] = &quot;w&quot;; 8) + IF([.AI27] = &quot;w&quot;; 4) + IF([.AJ27] = &quot;w&quot;; 2) + IF([.AK27] = &quot;p&quot;; 1)" office:value-type="float" office:value="0">
            <text:p>0</text:p>
          </table:table-cell>
          <table:table-cell table:formula="of:=IF([.AL27] = &quot;w&quot;; 128) + IF([.AM27] = &quot;w&quot;; 64) + IF([.AN27] = &quot;w&quot;; 32) + IF([.AO27] = &quot;w&quot;; 16) + IF([.AP27] = &quot;w&quot;; 8) + IF([.AQ27] = &quot;w&quot;; 4) + IF([.AR27] = &quot;w&quot;; 2) + IF([.AS27] = &quot;p&quot;; 1)" office:value-type="float" office:value="4">
            <text:p>4</text:p>
          </table:table-cell>
          <table:table-cell table:formula="of:=IF([.AT27] = &quot;w&quot;; 128) + IF([.AU27] = &quot;w&quot;; 64) + IF([.AV27] = &quot;w&quot;; 32) + IF([.AW27] = &quot;w&quot;; 16) + IF([.AX27] = &quot;w&quot;; 8) + IF([.AY27] = &quot;w&quot;; 4) + IF([.AZ27] = &quot;w&quot;; 2) + IF([.BA27] = &quot;p&quot;; 1)" office:value-type="float" office:value="18">
            <text:p>18</text:p>
          </table:table-cell>
          <table:table-cell table:formula="of:=IF([.BB27] = &quot;w&quot;; 128) + IF([.BC27] = &quot;w&quot;; 64) + IF([.BD27] = &quot;w&quot;; 32) + IF([.BE27] = &quot;w&quot;; 16) + IF([.BF27] = &quot;w&quot;; 8) + IF([.BG27] = &quot;w&quot;; 4) + IF([.BH27] = &quot;w&quot;; 2) + IF([.BI27] = &quot;p&quot;; 1)" office:value-type="float" office:value="172">
            <text:p>172</text:p>
          </table:table-cell>
          <table:table-cell table:formula="of:=IF([.BJ27] = &quot;w&quot;; 128) + IF([.BK27] = &quot;w&quot;; 64) + IF([.BL27] = &quot;w&quot;; 32) + IF([.BM27] = &quot;w&quot;; 16) + IF([.BN27] = &quot;w&quot;; 8) + IF([.BO27] = &quot;w&quot;; 4) + IF([.BP27] = &quot;w&quot;; 2) + IF([.BQ27] = &quot;p&quot;; 1)" office:value-type="float" office:value="244">
            <text:p>244</text:p>
          </table:table-cell>
          <table:table-cell table:formula="of:=IF([.BR27] = &quot;w&quot;; 128) + IF([.BS27] = &quot;w&quot;; 64) + IF([.BT27] = &quot;w&quot;; 32) + IF([.BU27] = &quot;w&quot;; 16) + IF([.BV27] = &quot;w&quot;; 8) + IF([.BW27] = &quot;w&quot;; 4) + IF([.BX27] = &quot;w&quot;; 2) + IF([.BY27] = &quot;p&quot;; 1)" office:value-type="float" office:value="244">
            <text:p>244</text:p>
          </table:table-cell>
          <table:table-cell table:number-columns-repeated="931"/>
        </table:table-row>
        <table:table-row table:style-name="ro2">
          <table:table-cell table:formula="of:=[.A27]-5" office:value-type="float" office:value="-45">
            <text:p>-45</text:p>
          </table:table-cell>
          <table:table-cell table:formula="of:=[.BV28]" office:value-type="float" office:value="0">
            <text:p>0</text:p>
          </table:table-cell>
          <table:table-cell table:formula="of:=[.BW28]" office:value-type="float" office:value="0">
            <text:p>0</text:p>
          </table:table-cell>
          <table:table-cell table:formula="of:=[.BX28]" office:value-type="float" office:value="0">
            <text:p>0</text:p>
          </table:table-cell>
          <table:table-cell table:formula="of:=[.BY28]" office:value-type="string" office:string-value="w">
            <text:p>w</text:p>
          </table:table-cell>
          <table:table-cell/>
          <table:table-cell table:style-name="ce10" office:value-type="string">
            <text:p>w</text:p>
          </table:table-cell>
          <table:table-cell table:number-columns-repeated="8"/>
          <table:table-cell office:value-type="string">
            <text:p>w</text:p>
          </table:table-cell>
          <table:table-cell table:number-columns-repeated="8"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<text:s/></text:p>
          </table:table-cell>
          <table:table-cell table:number-columns-repeated="6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<text:s/></text:p>
          </table:table-cell>
          <table:table-cell table:number-columns-repeated="4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<text:s/>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9"/>
          <table:table-cell office:value-type="string">
            <text:p>w</text:p>
          </table:table-cell>
          <table:table-cell table:formula="of:=[.F28]" office:value-type="float" office:value="0">
            <text:p>0</text:p>
          </table:table-cell>
          <table:table-cell table:formula="of:=[.G28]" office:value-type="string" office:string-value="w">
            <text:p>w</text:p>
          </table:table-cell>
          <table:table-cell table:formula="of:=[.H28]" office:value-type="float" office:value="0">
            <text:p>0</text:p>
          </table:table-cell>
          <table:table-cell table:formula="of:=[.I28]" office:value-type="float" office:value="0">
            <text:p>0</text:p>
          </table:table-cell>
          <table:table-cell table:number-columns-repeated="3"/>
          <table:table-cell table:formula="of:=IF([.F28] = &quot;w&quot;; 128) + IF([.G28] = &quot;w&quot;; 64) + IF([.H28] = &quot;w&quot;; 32) + IF([.I28] = &quot;w&quot;; 16) + IF([.J28] = &quot;w&quot;; 8) + IF([.K28] = &quot;w&quot;; 4) + IF([.L28] = &quot;w&quot;; 2) + IF([.M28] = &quot;p&quot;; 1)" office:value-type="float" office:value="64">
            <text:p>64</text:p>
          </table:table-cell>
          <table:table-cell table:formula="of:=IF([.N28] = &quot;w&quot;; 128) + IF([.O28] = &quot;w&quot;; 64) + IF([.P28] = &quot;w&quot;; 32) + IF([.Q28] = &quot;w&quot;; 16) + IF([.R28] = &quot;w&quot;; 8) + IF([.S28] = &quot;w&quot;; 4) + IF([.T28] = &quot;w&quot;; 2) + IF([.U28] = &quot;p&quot;; 1)" office:value-type="float" office:value="32">
            <text:p>32</text:p>
          </table:table-cell>
          <table:table-cell table:formula="of:=IF([.V28] = &quot;w&quot;; 128) + IF([.W28] = &quot;w&quot;; 64) + IF([.X28] = &quot;w&quot;; 32) + IF([.Y28] = &quot;w&quot;; 16) + IF([.Z28] = &quot;w&quot;; 8) + IF([.AA28] = &quot;w&quot;; 4) + IF([.AB28] = &quot;w&quot;; 2) + IF([.AC28] = &quot;p&quot;; 1)" office:value-type="float" office:value="22">
            <text:p>22</text:p>
          </table:table-cell>
          <table:table-cell table:formula="of:=IF([.AD28] = &quot;w&quot;; 128) + IF([.AE28] = &quot;w&quot;; 64) + IF([.AF28] = &quot;w&quot;; 32) + IF([.AG28] = &quot;w&quot;; 16) + IF([.AH28] = &quot;w&quot;; 8) + IF([.AI28] = &quot;w&quot;; 4) + IF([.AJ28] = &quot;w&quot;; 2) + IF([.AK28] = &quot;p&quot;; 1)" office:value-type="float" office:value="252">
            <text:p>252</text:p>
          </table:table-cell>
          <table:table-cell table:formula="of:=IF([.AL28] = &quot;w&quot;; 128) + IF([.AM28] = &quot;w&quot;; 64) + IF([.AN28] = &quot;w&quot;; 32) + IF([.AO28] = &quot;w&quot;; 16) + IF([.AP28] = &quot;w&quot;; 8) + IF([.AQ28] = &quot;w&quot;; 4) + IF([.AR28] = &quot;w&quot;; 2) + IF([.AS28] = &quot;p&quot;; 1)" office:value-type="float" office:value="188">
            <text:p>188</text:p>
          </table:table-cell>
          <table:table-cell table:formula="of:=IF([.AT28] = &quot;w&quot;; 128) + IF([.AU28] = &quot;w&quot;; 64) + IF([.AV28] = &quot;w&quot;; 32) + IF([.AW28] = &quot;w&quot;; 16) + IF([.AX28] = &quot;w&quot;; 8) + IF([.AY28] = &quot;w&quot;; 4) + IF([.AZ28] = &quot;w&quot;; 2) + IF([.BA28] = &quot;p&quot;; 1)" office:value-type="float" office:value="86">
            <text:p>86</text:p>
          </table:table-cell>
          <table:table-cell table:formula="of:=IF([.BB28] = &quot;w&quot;; 128) + IF([.BC28] = &quot;w&quot;; 64) + IF([.BD28] = &quot;w&quot;; 32) + IF([.BE28] = &quot;w&quot;; 16) + IF([.BF28] = &quot;w&quot;; 8) + IF([.BG28] = &quot;w&quot;; 4) + IF([.BH28] = &quot;w&quot;; 2) + IF([.BI28] = &quot;p&quot;; 1)" office:value-type="float" office:value="172">
            <text:p>172</text:p>
          </table:table-cell>
          <table:table-cell table:formula="of:=IF([.BJ28] = &quot;w&quot;; 128) + IF([.BK28] = &quot;w&quot;; 64) + IF([.BL28] = &quot;w&quot;; 32) + IF([.BM28] = &quot;w&quot;; 16) + IF([.BN28] = &quot;w&quot;; 8) + IF([.BO28] = &quot;w&quot;; 4) + IF([.BP28] = &quot;w&quot;; 2) + IF([.BQ28] = &quot;p&quot;; 1)" office:value-type="float" office:value="20">
            <text:p>20</text:p>
          </table:table-cell>
          <table:table-cell table:formula="of:=IF([.BR28] = &quot;w&quot;; 128) + IF([.BS28] = &quot;w&quot;; 64) + IF([.BT28] = &quot;w&quot;; 32) + IF([.BU28] = &quot;w&quot;; 16) + IF([.BV28] = &quot;w&quot;; 8) + IF([.BW28] = &quot;w&quot;; 4) + IF([.BX28] = &quot;w&quot;; 2) + IF([.BY28] = &quot;p&quot;; 1)" office:value-type="float" office:value="0">
            <text:p>0</text:p>
          </table:table-cell>
          <table:table-cell table:number-columns-repeated="931"/>
        </table:table-row>
        <table:table-row table:style-name="ro2">
          <table:table-cell table:formula="of:=[.A28]-5" office:value-type="float" office:value="-50">
            <text:p>-50</text:p>
          </table:table-cell>
          <table:table-cell table:formula="of:=[.BV29]" office:value-type="float" office:value="0">
            <text:p>0</text:p>
          </table:table-cell>
          <table:table-cell table:formula="of:=[.BW29]" office:value-type="string" office:string-value="w">
            <text:p>w</text:p>
          </table:table-cell>
          <table:table-cell table:formula="of:=[.BX29]" office:value-type="string" office:string-value="w">
            <text:p>w</text:p>
          </table:table-cell>
          <table:table-cell table:formula="of:=[.BY29]" office:value-type="string" office:string-value="w">
            <text:p>w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<text:s/></text:p>
          </table:table-cell>
          <table:table-cell table:number-columns-repeated="4"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 office:value-type="string">
            <text:p><text:s/></text:p>
          </table:table-cell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table:number-columns-repeated="2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2" office:value-type="string">
            <text:p><text:s/></text:p>
          </table:table-cell>
          <table:table-cell table:number-columns-repeated="5"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3"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3"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formula="of:=[.F29]" office:value-type="string" office:string-value="p">
            <text:p>p</text:p>
          </table:table-cell>
          <table:table-cell table:formula="of:=[.G29]" office:value-type="string" office:string-value="w">
            <text:p>w</text:p>
          </table:table-cell>
          <table:table-cell table:formula="of:=[.H29]" office:value-type="string" office:string-value="p">
            <text:p>p</text:p>
          </table:table-cell>
          <table:table-cell table:formula="of:=[.I29]" office:value-type="string" office:string-value="w">
            <text:p>w</text:p>
          </table:table-cell>
          <table:table-cell table:number-columns-repeated="3"/>
          <table:table-cell table:formula="of:=IF([.F29] = &quot;w&quot;; 128) + IF([.G29] = &quot;w&quot;; 64) + IF([.H29] = &quot;w&quot;; 32) + IF([.I29] = &quot;w&quot;; 16) + IF([.J29] = &quot;w&quot;; 8) + IF([.K29] = &quot;w&quot;; 4) + IF([.L29] = &quot;w&quot;; 2) + IF([.M29] = &quot;p&quot;; 1)" office:value-type="float" office:value="86">
            <text:p>86</text:p>
          </table:table-cell>
          <table:table-cell table:formula="of:=IF([.N29] = &quot;w&quot;; 128) + IF([.O29] = &quot;w&quot;; 64) + IF([.P29] = &quot;w&quot;; 32) + IF([.Q29] = &quot;w&quot;; 16) + IF([.R29] = &quot;w&quot;; 8) + IF([.S29] = &quot;w&quot;; 4) + IF([.T29] = &quot;w&quot;; 2) + IF([.U29] = &quot;p&quot;; 1)" office:value-type="float" office:value="174">
            <text:p>174</text:p>
          </table:table-cell>
          <table:table-cell table:formula="of:=IF([.V29] = &quot;w&quot;; 128) + IF([.W29] = &quot;w&quot;; 64) + IF([.X29] = &quot;w&quot;; 32) + IF([.Y29] = &quot;w&quot;; 16) + IF([.Z29] = &quot;w&quot;; 8) + IF([.AA29] = &quot;w&quot;; 4) + IF([.AB29] = &quot;w&quot;; 2) + IF([.AC29] = &quot;p&quot;; 1)" office:value-type="float" office:value="212">
            <text:p>212</text:p>
          </table:table-cell>
          <table:table-cell table:formula="of:=IF([.AD29] = &quot;w&quot;; 128) + IF([.AE29] = &quot;w&quot;; 64) + IF([.AF29] = &quot;w&quot;; 32) + IF([.AG29] = &quot;w&quot;; 16) + IF([.AH29] = &quot;w&quot;; 8) + IF([.AI29] = &quot;w&quot;; 4) + IF([.AJ29] = &quot;w&quot;; 2) + IF([.AK29] = &quot;p&quot;; 1)" office:value-type="float" office:value="0">
            <text:p>0</text:p>
          </table:table-cell>
          <table:table-cell table:formula="of:=IF([.AL29] = &quot;w&quot;; 128) + IF([.AM29] = &quot;w&quot;; 64) + IF([.AN29] = &quot;w&quot;; 32) + IF([.AO29] = &quot;w&quot;; 16) + IF([.AP29] = &quot;w&quot;; 8) + IF([.AQ29] = &quot;w&quot;; 4) + IF([.AR29] = &quot;w&quot;; 2) + IF([.AS29] = &quot;p&quot;; 1)" office:value-type="float" office:value="0">
            <text:p>0</text:p>
          </table:table-cell>
          <table:table-cell table:formula="of:=IF([.AT29] = &quot;w&quot;; 128) + IF([.AU29] = &quot;w&quot;; 64) + IF([.AV29] = &quot;w&quot;; 32) + IF([.AW29] = &quot;w&quot;; 16) + IF([.AX29] = &quot;w&quot;; 8) + IF([.AY29] = &quot;w&quot;; 4) + IF([.AZ29] = &quot;w&quot;; 2) + IF([.BA29] = &quot;p&quot;; 1)" office:value-type="float" office:value="84">
            <text:p>84</text:p>
          </table:table-cell>
          <table:table-cell table:formula="of:=IF([.BB29] = &quot;w&quot;; 128) + IF([.BC29] = &quot;w&quot;; 64) + IF([.BD29] = &quot;w&quot;; 32) + IF([.BE29] = &quot;w&quot;; 16) + IF([.BF29] = &quot;w&quot;; 8) + IF([.BG29] = &quot;w&quot;; 4) + IF([.BH29] = &quot;w&quot;; 2) + IF([.BI29] = &quot;p&quot;; 1)" office:value-type="float" office:value="164">
            <text:p>164</text:p>
          </table:table-cell>
          <table:table-cell table:formula="of:=IF([.BJ29] = &quot;w&quot;; 128) + IF([.BK29] = &quot;w&quot;; 64) + IF([.BL29] = &quot;w&quot;; 32) + IF([.BM29] = &quot;w&quot;; 16) + IF([.BN29] = &quot;w&quot;; 8) + IF([.BO29] = &quot;w&quot;; 4) + IF([.BP29] = &quot;w&quot;; 2) + IF([.BQ29] = &quot;p&quot;; 1)" office:value-type="float" office:value="198">
            <text:p>198</text:p>
          </table:table-cell>
          <table:table-cell table:formula="of:=IF([.BR29] = &quot;w&quot;; 128) + IF([.BS29] = &quot;w&quot;; 64) + IF([.BT29] = &quot;w&quot;; 32) + IF([.BU29] = &quot;w&quot;; 16) + IF([.BV29] = &quot;w&quot;; 8) + IF([.BW29] = &quot;w&quot;; 4) + IF([.BX29] = &quot;w&quot;; 2) + IF([.BY29] = &quot;p&quot;; 1)" office:value-type="float" office:value="118">
            <text:p>118</text:p>
          </table:table-cell>
          <table:table-cell table:number-columns-repeated="931"/>
        </table:table-row>
        <table:table-row table:style-name="ro2">
          <table:table-cell table:formula="of:=[.A29]-5" office:value-type="float" office:value="-55">
            <text:p>-55</text:p>
          </table:table-cell>
          <table:table-cell table:formula="of:=[.BV30]" office:value-type="float" office:value="0">
            <text:p>0</text:p>
          </table:table-cell>
          <table:table-cell table:formula="of:=[.BW30]" office:value-type="float" office:value="0">
            <text:p>0</text:p>
          </table:table-cell>
          <table:table-cell table:formula="of:=[.BX30]" office:value-type="float" office:value="0">
            <text:p>0</text:p>
          </table:table-cell>
          <table:table-cell table:formula="of:=[.BY30]" office:value-type="float" office:value="0">
            <text:p>0</text:p>
          </table:table-cell>
          <table:table-cell/>
          <table:table-cell table:style-name="ce10" office:value-type="string">
            <text:p>w</text:p>
          </table:table-cell>
          <table:table-cell table:number-columns-repeated="3"/>
          <table:table-cell table:number-columns-repeated="4" office:value-type="string">
            <text:p>w</text:p>
          </table:table-cell>
          <table:table-cell office:value-type="string">
            <text:p><text:s/></text:p>
          </table:table-cell>
          <table:table-cell table:number-columns-repeated="2"/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 office:value-type="string">
            <text:p><text:s/></text:p>
          </table:table-cell>
          <table:table-cell table:number-columns-repeated="4" office:value-type="string">
            <text:p>w</text:p>
          </table:table-cell>
          <table:table-cell office:value-type="string">
            <text:p><text:s/></text:p>
          </table:table-cell>
          <table:table-cell table:number-columns-repeated="4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 table:number-columns-repeated="16"/>
          <table:table-cell table:formula="of:=[.F30]" office:value-type="float" office:value="0">
            <text:p>0</text:p>
          </table:table-cell>
          <table:table-cell table:formula="of:=[.G30]" office:value-type="string" office:string-value="w">
            <text:p>w</text:p>
          </table:table-cell>
          <table:table-cell table:formula="of:=[.H30]" office:value-type="float" office:value="0">
            <text:p>0</text:p>
          </table:table-cell>
          <table:table-cell table:formula="of:=[.I30]" office:value-type="float" office:value="0">
            <text:p>0</text:p>
          </table:table-cell>
          <table:table-cell table:number-columns-repeated="3"/>
          <table:table-cell table:formula="of:=IF([.F30] = &quot;w&quot;; 128) + IF([.G30] = &quot;w&quot;; 64) + IF([.H30] = &quot;w&quot;; 32) + IF([.I30] = &quot;w&quot;; 16) + IF([.J30] = &quot;w&quot;; 8) + IF([.K30] = &quot;w&quot;; 4) + IF([.L30] = &quot;w&quot;; 2) + IF([.M30] = &quot;p&quot;; 1)" office:value-type="float" office:value="70">
            <text:p>70</text:p>
          </table:table-cell>
          <table:table-cell table:formula="of:=IF([.N30] = &quot;w&quot;; 128) + IF([.O30] = &quot;w&quot;; 64) + IF([.P30] = &quot;w&quot;; 32) + IF([.Q30] = &quot;w&quot;; 16) + IF([.R30] = &quot;w&quot;; 8) + IF([.S30] = &quot;w&quot;; 4) + IF([.T30] = &quot;w&quot;; 2) + IF([.U30] = &quot;p&quot;; 1)" office:value-type="float" office:value="142">
            <text:p>142</text:p>
          </table:table-cell>
          <table:table-cell table:formula="of:=IF([.V30] = &quot;w&quot;; 128) + IF([.W30] = &quot;w&quot;; 64) + IF([.X30] = &quot;w&quot;; 32) + IF([.Y30] = &quot;w&quot;; 16) + IF([.Z30] = &quot;w&quot;; 8) + IF([.AA30] = &quot;w&quot;; 4) + IF([.AB30] = &quot;w&quot;; 2) + IF([.AC30] = &quot;p&quot;; 1)" office:value-type="float" office:value="212">
            <text:p>212</text:p>
          </table:table-cell>
          <table:table-cell table:formula="of:=IF([.AD30] = &quot;w&quot;; 128) + IF([.AE30] = &quot;w&quot;; 64) + IF([.AF30] = &quot;w&quot;; 32) + IF([.AG30] = &quot;w&quot;; 16) + IF([.AH30] = &quot;w&quot;; 8) + IF([.AI30] = &quot;w&quot;; 4) + IF([.AJ30] = &quot;w&quot;; 2) + IF([.AK30] = &quot;p&quot;; 1)" office:value-type="float" office:value="246">
            <text:p>246</text:p>
          </table:table-cell>
          <table:table-cell table:formula="of:=IF([.AL30] = &quot;w&quot;; 128) + IF([.AM30] = &quot;w&quot;; 64) + IF([.AN30] = &quot;w&quot;; 32) + IF([.AO30] = &quot;w&quot;; 16) + IF([.AP30] = &quot;w&quot;; 8) + IF([.AQ30] = &quot;w&quot;; 4) + IF([.AR30] = &quot;w&quot;; 2) + IF([.AS30] = &quot;p&quot;; 1)" office:value-type="float" office:value="188">
            <text:p>188</text:p>
          </table:table-cell>
          <table:table-cell table:formula="of:=IF([.AT30] = &quot;w&quot;; 128) + IF([.AU30] = &quot;w&quot;; 64) + IF([.AV30] = &quot;w&quot;; 32) + IF([.AW30] = &quot;w&quot;; 16) + IF([.AX30] = &quot;w&quot;; 8) + IF([.AY30] = &quot;w&quot;; 4) + IF([.AZ30] = &quot;w&quot;; 2) + IF([.BA30] = &quot;p&quot;; 1)" office:value-type="float" office:value="84">
            <text:p>84</text:p>
          </table:table-cell>
          <table:table-cell table:formula="of:=IF([.BB30] = &quot;w&quot;; 128) + IF([.BC30] = &quot;w&quot;; 64) + IF([.BD30] = &quot;w&quot;; 32) + IF([.BE30] = &quot;w&quot;; 16) + IF([.BF30] = &quot;w&quot;; 8) + IF([.BG30] = &quot;w&quot;; 4) + IF([.BH30] = &quot;w&quot;; 2) + IF([.BI30] = &quot;p&quot;; 1)" office:value-type="float" office:value="180">
            <text:p>180</text:p>
          </table:table-cell>
          <table:table-cell table:formula="of:=IF([.BJ30] = &quot;w&quot;; 128) + IF([.BK30] = &quot;w&quot;; 64) + IF([.BL30] = &quot;w&quot;; 32) + IF([.BM30] = &quot;w&quot;; 16) + IF([.BN30] = &quot;w&quot;; 8) + IF([.BO30] = &quot;w&quot;; 4) + IF([.BP30] = &quot;w&quot;; 2) + IF([.BQ30] = &quot;p&quot;; 1)" office:value-type="float" office:value="0">
            <text:p>0</text:p>
          </table:table-cell>
          <table:table-cell table:formula="of:=IF([.BR30] = &quot;w&quot;; 128) + IF([.BS30] = &quot;w&quot;; 64) + IF([.BT30] = &quot;w&quot;; 32) + IF([.BU30] = &quot;w&quot;; 16) + IF([.BV30] = &quot;w&quot;; 8) + IF([.BW30] = &quot;w&quot;; 4) + IF([.BX30] = &quot;w&quot;; 2) + IF([.BY30] = &quot;p&quot;; 1)" office:value-type="float" office:value="0">
            <text:p>0</text:p>
          </table:table-cell>
          <table:table-cell table:number-columns-repeated="931"/>
        </table:table-row>
        <table:table-row table:style-name="ro2">
          <table:table-cell table:formula="of:=[.A30]-5" office:value-type="float" office:value="-60">
            <text:p>-60</text:p>
          </table:table-cell>
          <table:table-cell table:formula="of:=[.BV31]" office:value-type="float" office:value="0">
            <text:p>0</text:p>
          </table:table-cell>
          <table:table-cell table:formula="of:=[.BW31]" office:value-type="string" office:string-value="w">
            <text:p>w</text:p>
          </table:table-cell>
          <table:table-cell table:formula="of:=[.BX31]" office:value-type="string" office:string-value="w">
            <text:p>w</text:p>
          </table:table-cell>
          <table:table-cell table:formula="of:=[.BY31]" office:value-type="string" office:string-value="w">
            <text:p>w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table:number-columns-repeated="10" office:value-type="string">
            <text:p>w</text:p>
          </table:table-cell>
          <table:table-cell office:value-type="string">
            <text:p><text:s/></text:p>
          </table:table-cell>
          <table:table-cell table:number-columns-repeated="2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7"/>
          <table:table-cell table:number-columns-repeated="4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formula="of:=[.F31]" office:value-type="string" office:string-value="p">
            <text:p>p</text:p>
          </table:table-cell>
          <table:table-cell table:formula="of:=[.G31]" office:value-type="string" office:string-value="w">
            <text:p>w</text:p>
          </table:table-cell>
          <table:table-cell table:formula="of:=[.H31]" office:value-type="float" office:value="0">
            <text:p>0</text:p>
          </table:table-cell>
          <table:table-cell table:formula="of:=[.I31]" office:value-type="string" office:string-value="w">
            <text:p>w</text:p>
          </table:table-cell>
          <table:table-cell table:number-columns-repeated="3"/>
          <table:table-cell table:formula="of:=IF([.F31] = &quot;w&quot;; 128) + IF([.G31] = &quot;w&quot;; 64) + IF([.H31] = &quot;w&quot;; 32) + IF([.I31] = &quot;w&quot;; 16) + IF([.J31] = &quot;w&quot;; 8) + IF([.K31] = &quot;w&quot;; 4) + IF([.L31] = &quot;w&quot;; 2) + IF([.M31] = &quot;p&quot;; 1)" office:value-type="float" office:value="86">
            <text:p>86</text:p>
          </table:table-cell>
          <table:table-cell table:formula="of:=IF([.N31] = &quot;w&quot;; 128) + IF([.O31] = &quot;w&quot;; 64) + IF([.P31] = &quot;w&quot;; 32) + IF([.Q31] = &quot;w&quot;; 16) + IF([.R31] = &quot;w&quot;; 8) + IF([.S31] = &quot;w&quot;; 4) + IF([.T31] = &quot;w&quot;; 2) + IF([.U31] = &quot;p&quot;; 1)" office:value-type="float" office:value="254">
            <text:p>254</text:p>
          </table:table-cell>
          <table:table-cell table:formula="of:=IF([.V31] = &quot;w&quot;; 128) + IF([.W31] = &quot;w&quot;; 64) + IF([.X31] = &quot;w&quot;; 32) + IF([.Y31] = &quot;w&quot;; 16) + IF([.Z31] = &quot;w&quot;; 8) + IF([.AA31] = &quot;w&quot;; 4) + IF([.AB31] = &quot;w&quot;; 2) + IF([.AC31] = &quot;p&quot;; 1)" office:value-type="float" office:value="212">
            <text:p>212</text:p>
          </table:table-cell>
          <table:table-cell table:formula="of:=IF([.AD31] = &quot;w&quot;; 128) + IF([.AE31] = &quot;w&quot;; 64) + IF([.AF31] = &quot;w&quot;; 32) + IF([.AG31] = &quot;w&quot;; 16) + IF([.AH31] = &quot;w&quot;; 8) + IF([.AI31] = &quot;w&quot;; 4) + IF([.AJ31] = &quot;w&quot;; 2) + IF([.AK31] = &quot;p&quot;; 1)" office:value-type="float" office:value="6">
            <text:p>6</text:p>
          </table:table-cell>
          <table:table-cell table:formula="of:=IF([.AL31] = &quot;w&quot;; 128) + IF([.AM31] = &quot;w&quot;; 64) + IF([.AN31] = &quot;w&quot;; 32) + IF([.AO31] = &quot;w&quot;; 16) + IF([.AP31] = &quot;w&quot;; 8) + IF([.AQ31] = &quot;w&quot;; 4) + IF([.AR31] = &quot;w&quot;; 2) + IF([.AS31] = &quot;p&quot;; 1)" office:value-type="float" office:value="180">
            <text:p>180</text:p>
          </table:table-cell>
          <table:table-cell table:formula="of:=IF([.AT31] = &quot;w&quot;; 128) + IF([.AU31] = &quot;w&quot;; 64) + IF([.AV31] = &quot;w&quot;; 32) + IF([.AW31] = &quot;w&quot;; 16) + IF([.AX31] = &quot;w&quot;; 8) + IF([.AY31] = &quot;w&quot;; 4) + IF([.AZ31] = &quot;w&quot;; 2) + IF([.BA31] = &quot;p&quot;; 1)" office:value-type="float" office:value="84">
            <text:p>84</text:p>
          </table:table-cell>
          <table:table-cell table:formula="of:=IF([.BB31] = &quot;w&quot;; 128) + IF([.BC31] = &quot;w&quot;; 64) + IF([.BD31] = &quot;w&quot;; 32) + IF([.BE31] = &quot;w&quot;; 16) + IF([.BF31] = &quot;w&quot;; 8) + IF([.BG31] = &quot;w&quot;; 4) + IF([.BH31] = &quot;w&quot;; 2) + IF([.BI31] = &quot;p&quot;; 1)" office:value-type="float" office:value="180">
            <text:p>180</text:p>
          </table:table-cell>
          <table:table-cell table:formula="of:=IF([.BJ31] = &quot;w&quot;; 128) + IF([.BK31] = &quot;w&quot;; 64) + IF([.BL31] = &quot;w&quot;; 32) + IF([.BM31] = &quot;w&quot;; 16) + IF([.BN31] = &quot;w&quot;; 8) + IF([.BO31] = &quot;w&quot;; 4) + IF([.BP31] = &quot;w&quot;; 2) + IF([.BQ31] = &quot;p&quot;; 1)" office:value-type="float" office:value="246">
            <text:p>246</text:p>
          </table:table-cell>
          <table:table-cell table:formula="of:=IF([.BR31] = &quot;w&quot;; 128) + IF([.BS31] = &quot;w&quot;; 64) + IF([.BT31] = &quot;w&quot;; 32) + IF([.BU31] = &quot;w&quot;; 16) + IF([.BV31] = &quot;w&quot;; 8) + IF([.BW31] = &quot;w&quot;; 4) + IF([.BX31] = &quot;w&quot;; 2) + IF([.BY31] = &quot;p&quot;; 1)" office:value-type="float" office:value="118">
            <text:p>118</text:p>
          </table:table-cell>
          <table:table-cell table:number-columns-repeated="931"/>
        </table:table-row>
        <table:table-row table:style-name="ro2">
          <table:table-cell table:formula="of:=[.A31]-5" office:value-type="float" office:value="-65">
            <text:p>-65</text:p>
          </table:table-cell>
          <table:table-cell table:formula="of:=[.BV32]" office:value-type="float" office:value="0">
            <text:p>0</text:p>
          </table:table-cell>
          <table:table-cell table:formula="of:=[.BW32]" office:value-type="string" office:string-value="w">
            <text:p>w</text:p>
          </table:table-cell>
          <table:table-cell table:formula="of:=[.BX32]" office:value-type="string" office:string-value="w">
            <text:p>w</text:p>
          </table:table-cell>
          <table:table-cell table:formula="of:=[.BY32]" office:value-type="string" office:string-value="w">
            <text:p>w</text:p>
          </table:table-cell>
          <table:table-cell/>
          <table:table-cell table:style-name="ce10" office:value-type="string">
            <text:p>w</text:p>
          </table:table-cell>
          <table:table-cell table:number-columns-repeated="15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table:number-columns-repeated="2" office:value-type="string">
            <text:p>w</text:p>
          </table:table-cell>
          <table:table-cell office:value-type="string">
            <text:p><text:s/></text:p>
          </table:table-cell>
          <table:table-cell table:number-columns-repeated="2" office:value-type="string">
            <text:p>w</text:p>
          </table:table-cell>
          <table:table-cell office:value-type="string">
            <text:p><text:s/></text:p>
          </table:table-cell>
          <table:table-cell table:number-columns-repeated="4" office:value-type="string">
            <text:p>w</text:p>
          </table:table-cell>
          <table:table-cell office:value-type="string">
            <text:p><text:s/>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formula="of:=[.F32]" office:value-type="float" office:value="0">
            <text:p>0</text:p>
          </table:table-cell>
          <table:table-cell table:formula="of:=[.G32]" office:value-type="string" office:string-value="w">
            <text:p>w</text:p>
          </table:table-cell>
          <table:table-cell table:formula="of:=[.H32]" office:value-type="float" office:value="0">
            <text:p>0</text:p>
          </table:table-cell>
          <table:table-cell table:formula="of:=[.I32]" office:value-type="float" office:value="0">
            <text:p>0</text:p>
          </table:table-cell>
          <table:table-cell table:number-columns-repeated="3"/>
          <table:table-cell table:formula="of:=IF([.F32] = &quot;w&quot;; 128) + IF([.G32] = &quot;w&quot;; 64) + IF([.H32] = &quot;w&quot;; 32) + IF([.I32] = &quot;w&quot;; 16) + IF([.J32] = &quot;w&quot;; 8) + IF([.K32] = &quot;w&quot;; 4) + IF([.L32] = &quot;w&quot;; 2) + IF([.M32] = &quot;p&quot;; 1)" office:value-type="float" office:value="64">
            <text:p>64</text:p>
          </table:table-cell>
          <table:table-cell table:formula="of:=IF([.N32] = &quot;w&quot;; 128) + IF([.O32] = &quot;w&quot;; 64) + IF([.P32] = &quot;w&quot;; 32) + IF([.Q32] = &quot;w&quot;; 16) + IF([.R32] = &quot;w&quot;; 8) + IF([.S32] = &quot;w&quot;; 4) + IF([.T32] = &quot;w&quot;; 2) + IF([.U32] = &quot;p&quot;; 1)" office:value-type="float" office:value="0">
            <text:p>0</text:p>
          </table:table-cell>
          <table:table-cell table:formula="of:=IF([.V32] = &quot;w&quot;; 128) + IF([.W32] = &quot;w&quot;; 64) + IF([.X32] = &quot;w&quot;; 32) + IF([.Y32] = &quot;w&quot;; 16) + IF([.Z32] = &quot;w&quot;; 8) + IF([.AA32] = &quot;w&quot;; 4) + IF([.AB32] = &quot;w&quot;; 2) + IF([.AC32] = &quot;p&quot;; 1)" office:value-type="float" office:value="84">
            <text:p>84</text:p>
          </table:table-cell>
          <table:table-cell table:formula="of:=IF([.AD32] = &quot;w&quot;; 128) + IF([.AE32] = &quot;w&quot;; 64) + IF([.AF32] = &quot;w&quot;; 32) + IF([.AG32] = &quot;w&quot;; 16) + IF([.AH32] = &quot;w&quot;; 8) + IF([.AI32] = &quot;w&quot;; 4) + IF([.AJ32] = &quot;w&quot;; 2) + IF([.AK32] = &quot;p&quot;; 1)" office:value-type="float" office:value="182">
            <text:p>182</text:p>
          </table:table-cell>
          <table:table-cell table:formula="of:=IF([.AL32] = &quot;w&quot;; 128) + IF([.AM32] = &quot;w&quot;; 64) + IF([.AN32] = &quot;w&quot;; 32) + IF([.AO32] = &quot;w&quot;; 16) + IF([.AP32] = &quot;w&quot;; 8) + IF([.AQ32] = &quot;w&quot;; 4) + IF([.AR32] = &quot;w&quot;; 2) + IF([.AS32] = &quot;p&quot;; 1)" office:value-type="float" office:value="180">
            <text:p>180</text:p>
          </table:table-cell>
          <table:table-cell table:formula="of:=IF([.AT32] = &quot;w&quot;; 128) + IF([.AU32] = &quot;w&quot;; 64) + IF([.AV32] = &quot;w&quot;; 32) + IF([.AW32] = &quot;w&quot;; 16) + IF([.AX32] = &quot;w&quot;; 8) + IF([.AY32] = &quot;w&quot;; 4) + IF([.AZ32] = &quot;w&quot;; 2) + IF([.BA32] = &quot;p&quot;; 1)" office:value-type="float" office:value="92">
            <text:p>92</text:p>
          </table:table-cell>
          <table:table-cell table:formula="of:=IF([.BB32] = &quot;w&quot;; 128) + IF([.BC32] = &quot;w&quot;; 64) + IF([.BD32] = &quot;w&quot;; 32) + IF([.BE32] = &quot;w&quot;; 16) + IF([.BF32] = &quot;w&quot;; 8) + IF([.BG32] = &quot;w&quot;; 4) + IF([.BH32] = &quot;w&quot;; 2) + IF([.BI32] = &quot;p&quot;; 1)" office:value-type="float" office:value="180">
            <text:p>180</text:p>
          </table:table-cell>
          <table:table-cell table:formula="of:=IF([.BJ32] = &quot;w&quot;; 128) + IF([.BK32] = &quot;w&quot;; 64) + IF([.BL32] = &quot;w&quot;; 32) + IF([.BM32] = &quot;w&quot;; 16) + IF([.BN32] = &quot;w&quot;; 8) + IF([.BO32] = &quot;w&quot;; 4) + IF([.BP32] = &quot;w&quot;; 2) + IF([.BQ32] = &quot;p&quot;; 1)" office:value-type="float" office:value="246">
            <text:p>246</text:p>
          </table:table-cell>
          <table:table-cell table:formula="of:=IF([.BR32] = &quot;w&quot;; 128) + IF([.BS32] = &quot;w&quot;; 64) + IF([.BT32] = &quot;w&quot;; 32) + IF([.BU32] = &quot;w&quot;; 16) + IF([.BV32] = &quot;w&quot;; 8) + IF([.BW32] = &quot;w&quot;; 4) + IF([.BX32] = &quot;w&quot;; 2) + IF([.BY32] = &quot;p&quot;; 1)" office:value-type="float" office:value="118">
            <text:p>118</text:p>
          </table:table-cell>
          <table:table-cell table:number-columns-repeated="931"/>
        </table:table-row>
        <table:table-row table:style-name="ro2">
          <table:table-cell table:formula="of:=[.A32]-5" office:value-type="float" office:value="-70">
            <text:p>-70</text:p>
          </table:table-cell>
          <table:table-cell table:formula="of:=[.BV33]" office:value-type="float" office:value="0">
            <text:p>0</text:p>
          </table:table-cell>
          <table:table-cell table:formula="of:=[.BW33]" office:value-type="string" office:string-value="w">
            <text:p>w</text:p>
          </table:table-cell>
          <table:table-cell table:formula="of:=[.BX33]" office:value-type="string" office:string-value="w">
            <text:p>w</text:p>
          </table:table-cell>
          <table:table-cell table:formula="of:=[.BY33]" office:value-type="string" office:string-value="w">
            <text:p>w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table:number-columns-repeated="3" office:value-type="string">
            <text:p>w</text:p>
          </table:table-cell>
          <table:table-cell office:value-type="string">
            <text:p>c</text:p>
          </table:table-cell>
          <table:table-cell table:number-columns-repeated="2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<text:s/></text:p>
          </table:table-cell>
          <table:table-cell table:number-columns-repeated="17"/>
          <table:table-cell office:value-type="string">
            <text:p>w</text:p>
          </table:table-cell>
          <table:table-cell table:number-columns-repeated="17"/>
          <table:table-cell table:number-columns-repeated="5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formula="of:=[.F33]" office:value-type="string" office:string-value="p">
            <text:p>p</text:p>
          </table:table-cell>
          <table:table-cell table:formula="of:=[.G33]" office:value-type="string" office:string-value="w">
            <text:p>w</text:p>
          </table:table-cell>
          <table:table-cell table:formula="of:=[.H33]" office:value-type="float" office:value="0">
            <text:p>0</text:p>
          </table:table-cell>
          <table:table-cell table:formula="of:=[.I33]" office:value-type="string" office:string-value="w">
            <text:p>w</text:p>
          </table:table-cell>
          <table:table-cell table:number-columns-repeated="3"/>
          <table:table-cell table:formula="of:=IF([.F33] = &quot;w&quot;; 128) + IF([.G33] = &quot;w&quot;; 64) + IF([.H33] = &quot;w&quot;; 32) + IF([.I33] = &quot;w&quot;; 16) + IF([.J33] = &quot;w&quot;; 8) + IF([.K33] = &quot;w&quot;; 4) + IF([.L33] = &quot;w&quot;; 2) + IF([.M33] = &quot;p&quot;; 1)" office:value-type="float" office:value="90">
            <text:p>90</text:p>
          </table:table-cell>
          <table:table-cell table:formula="of:=IF([.N33] = &quot;w&quot;; 128) + IF([.O33] = &quot;w&quot;; 64) + IF([.P33] = &quot;w&quot;; 32) + IF([.Q33] = &quot;w&quot;; 16) + IF([.R33] = &quot;w&quot;; 8) + IF([.S33] = &quot;w&quot;; 4) + IF([.T33] = &quot;w&quot;; 2) + IF([.U33] = &quot;p&quot;; 1)" office:value-type="float" office:value="174">
            <text:p>174</text:p>
          </table:table-cell>
          <table:table-cell table:formula="of:=IF([.V33] = &quot;w&quot;; 128) + IF([.W33] = &quot;w&quot;; 64) + IF([.X33] = &quot;w&quot;; 32) + IF([.Y33] = &quot;w&quot;; 16) + IF([.Z33] = &quot;w&quot;; 8) + IF([.AA33] = &quot;w&quot;; 4) + IF([.AB33] = &quot;w&quot;; 2) + IF([.AC33] = &quot;p&quot;; 1)" office:value-type="float" office:value="192">
            <text:p>192</text:p>
          </table:table-cell>
          <table:table-cell table:formula="of:=IF([.AD33] = &quot;w&quot;; 128) + IF([.AE33] = &quot;w&quot;; 64) + IF([.AF33] = &quot;w&quot;; 32) + IF([.AG33] = &quot;w&quot;; 16) + IF([.AH33] = &quot;w&quot;; 8) + IF([.AI33] = &quot;w&quot;; 4) + IF([.AJ33] = &quot;w&quot;; 2) + IF([.AK33] = &quot;p&quot;; 1)" office:value-type="float" office:value="0">
            <text:p>0</text:p>
          </table:table-cell>
          <table:table-cell table:formula="of:=IF([.AL33] = &quot;w&quot;; 128) + IF([.AM33] = &quot;w&quot;; 64) + IF([.AN33] = &quot;w&quot;; 32) + IF([.AO33] = &quot;w&quot;; 16) + IF([.AP33] = &quot;w&quot;; 8) + IF([.AQ33] = &quot;w&quot;; 4) + IF([.AR33] = &quot;w&quot;; 2) + IF([.AS33] = &quot;p&quot;; 1)" office:value-type="float" office:value="4">
            <text:p>4</text:p>
          </table:table-cell>
          <table:table-cell table:formula="of:=IF([.AT33] = &quot;w&quot;; 128) + IF([.AU33] = &quot;w&quot;; 64) + IF([.AV33] = &quot;w&quot;; 32) + IF([.AW33] = &quot;w&quot;; 16) + IF([.AX33] = &quot;w&quot;; 8) + IF([.AY33] = &quot;w&quot;; 4) + IF([.AZ33] = &quot;w&quot;; 2) + IF([.BA33] = &quot;p&quot;; 1)" office:value-type="float" office:value="0">
            <text:p>0</text:p>
          </table:table-cell>
          <table:table-cell table:formula="of:=IF([.BB33] = &quot;w&quot;; 128) + IF([.BC33] = &quot;w&quot;; 64) + IF([.BD33] = &quot;w&quot;; 32) + IF([.BE33] = &quot;w&quot;; 16) + IF([.BF33] = &quot;w&quot;; 8) + IF([.BG33] = &quot;w&quot;; 4) + IF([.BH33] = &quot;w&quot;; 2) + IF([.BI33] = &quot;p&quot;; 1)" office:value-type="float" office:value="0">
            <text:p>0</text:p>
          </table:table-cell>
          <table:table-cell table:formula="of:=IF([.BJ33] = &quot;w&quot;; 128) + IF([.BK33] = &quot;w&quot;; 64) + IF([.BL33] = &quot;w&quot;; 32) + IF([.BM33] = &quot;w&quot;; 16) + IF([.BN33] = &quot;w&quot;; 8) + IF([.BO33] = &quot;w&quot;; 4) + IF([.BP33] = &quot;w&quot;; 2) + IF([.BQ33] = &quot;p&quot;; 1)" office:value-type="float" office:value="246">
            <text:p>246</text:p>
          </table:table-cell>
          <table:table-cell table:formula="of:=IF([.BR33] = &quot;w&quot;; 128) + IF([.BS33] = &quot;w&quot;; 64) + IF([.BT33] = &quot;w&quot;; 32) + IF([.BU33] = &quot;w&quot;; 16) + IF([.BV33] = &quot;w&quot;; 8) + IF([.BW33] = &quot;w&quot;; 4) + IF([.BX33] = &quot;w&quot;; 2) + IF([.BY33] = &quot;p&quot;; 1)" office:value-type="float" office:value="118">
            <text:p>118</text:p>
          </table:table-cell>
          <table:table-cell table:number-columns-repeated="931"/>
        </table:table-row>
        <table:table-row table:style-name="ro2">
          <table:table-cell table:formula="of:=[.A33]-5" office:value-type="float" office:value="-75">
            <text:p>-75</text:p>
          </table:table-cell>
          <table:table-cell table:formula="of:=[.BV34]" office:value-type="string" office:string-value=" ">
            <text:p><text:s/></text:p>
          </table:table-cell>
          <table:table-cell table:formula="of:=[.BW34]" office:value-type="string" office:string-value="w">
            <text:p>w</text:p>
          </table:table-cell>
          <table:table-cell table:formula="of:=[.BX34]" office:value-type="string" office:string-value="w">
            <text:p>w</text:p>
          </table:table-cell>
          <table:table-cell table:formula="of:=[.BY34]" office:value-type="string" office:string-value="w">
            <text:p>w</text:p>
          </table:table-cell>
          <table:table-cell table:number-columns-repeated="5" office:value-type="string">
            <text:p>w</text:p>
          </table:table-cell>
          <table:table-cell office:value-type="string">
            <text:p><text:s/></text:p>
          </table:table-cell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 office:value-type="string">
            <text:p><text:s/></text:p>
          </table:table-cell>
          <table:table-cell table:number-columns-repeated="3" office:value-type="string">
            <text:p>w</text:p>
          </table:table-cell>
          <table:table-cell office:value-type="string">
            <text:p>c</text:p>
          </table:table-cell>
          <table:table-cell table:number-columns-repeated="4" office:value-type="string">
            <text:p>w</text:p>
          </table:table-cell>
          <table:table-cell office:value-type="string">
            <text:p><text:s/></text:p>
          </table:table-cell>
          <table:table-cell table:number-columns-repeated="7" office:value-type="string">
            <text:p>w</text:p>
          </table:table-cell>
          <table:table-cell office:value-type="string">
            <text:p><text:s/></text:p>
          </table:table-cell>
          <table:table-cell table:number-columns-repeated="4" office:value-type="string">
            <text:p>w</text:p>
          </table:table-cell>
          <table:table-cell office:value-type="string">
            <text:p><text:s/></text:p>
          </table:table-cell>
          <table:table-cell table:number-columns-repeated="26" office:value-type="string">
            <text:p>w</text:p>
          </table:table-cell>
          <table:table-cell office:value-type="string">
            <text:p><text:s/></text:p>
          </table:table-cell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table:number-columns-repeated="3" office:value-type="string">
            <text:p>w</text:p>
          </table:table-cell>
          <table:table-cell table:formula="of:=[.F34]" office:value-type="string" office:string-value="w">
            <text:p>w</text:p>
          </table:table-cell>
          <table:table-cell table:formula="of:=[.G34]" office:value-type="string" office:string-value="w">
            <text:p>w</text:p>
          </table:table-cell>
          <table:table-cell table:formula="of:=[.H34]" office:value-type="string" office:string-value="w">
            <text:p>w</text:p>
          </table:table-cell>
          <table:table-cell table:formula="of:=[.I34]" office:value-type="string" office:string-value="w">
            <text:p>w</text:p>
          </table:table-cell>
          <table:table-cell table:number-columns-repeated="3"/>
          <table:table-cell table:formula="of:=IF([.F34] = &quot;w&quot;; 128) + IF([.G34] = &quot;w&quot;; 64) + IF([.H34] = &quot;w&quot;; 32) + IF([.I34] = &quot;w&quot;; 16) + IF([.J34] = &quot;w&quot;; 8) + IF([.K34] = &quot;w&quot;; 4) + IF([.L34] = &quot;w&quot;; 2) + IF([.M34] = &quot;p&quot;; 1)" office:value-type="float" office:value="250">
            <text:p>250</text:p>
          </table:table-cell>
          <table:table-cell table:formula="of:=IF([.N34] = &quot;w&quot;; 128) + IF([.O34] = &quot;w&quot;; 64) + IF([.P34] = &quot;w&quot;; 32) + IF([.Q34] = &quot;w&quot;; 16) + IF([.R34] = &quot;w&quot;; 8) + IF([.S34] = &quot;w&quot;; 4) + IF([.T34] = &quot;w&quot;; 2) + IF([.U34] = &quot;p&quot;; 1)" office:value-type="float" office:value="174">
            <text:p>174</text:p>
          </table:table-cell>
          <table:table-cell table:formula="of:=IF([.V34] = &quot;w&quot;; 128) + IF([.W34] = &quot;w&quot;; 64) + IF([.X34] = &quot;w&quot;; 32) + IF([.Y34] = &quot;w&quot;; 16) + IF([.Z34] = &quot;w&quot;; 8) + IF([.AA34] = &quot;w&quot;; 4) + IF([.AB34] = &quot;w&quot;; 2) + IF([.AC34] = &quot;p&quot;; 1)" office:value-type="float" office:value="246">
            <text:p>246</text:p>
          </table:table-cell>
          <table:table-cell table:formula="of:=IF([.AD34] = &quot;w&quot;; 128) + IF([.AE34] = &quot;w&quot;; 64) + IF([.AF34] = &quot;w&quot;; 32) + IF([.AG34] = &quot;w&quot;; 16) + IF([.AH34] = &quot;w&quot;; 8) + IF([.AI34] = &quot;w&quot;; 4) + IF([.AJ34] = &quot;w&quot;; 2) + IF([.AK34] = &quot;p&quot;; 1)" office:value-type="float" office:value="246">
            <text:p>246</text:p>
          </table:table-cell>
          <table:table-cell table:formula="of:=IF([.AL34] = &quot;w&quot;; 128) + IF([.AM34] = &quot;w&quot;; 64) + IF([.AN34] = &quot;w&quot;; 32) + IF([.AO34] = &quot;w&quot;; 16) + IF([.AP34] = &quot;w&quot;; 8) + IF([.AQ34] = &quot;w&quot;; 4) + IF([.AR34] = &quot;w&quot;; 2) + IF([.AS34] = &quot;p&quot;; 1)" office:value-type="float" office:value="190">
            <text:p>190</text:p>
          </table:table-cell>
          <table:table-cell table:formula="of:=IF([.AT34] = &quot;w&quot;; 128) + IF([.AU34] = &quot;w&quot;; 64) + IF([.AV34] = &quot;w&quot;; 32) + IF([.AW34] = &quot;w&quot;; 16) + IF([.AX34] = &quot;w&quot;; 8) + IF([.AY34] = &quot;w&quot;; 4) + IF([.AZ34] = &quot;w&quot;; 2) + IF([.BA34] = &quot;p&quot;; 1)" office:value-type="float" office:value="254">
            <text:p>254</text:p>
          </table:table-cell>
          <table:table-cell table:formula="of:=IF([.BB34] = &quot;w&quot;; 128) + IF([.BC34] = &quot;w&quot;; 64) + IF([.BD34] = &quot;w&quot;; 32) + IF([.BE34] = &quot;w&quot;; 16) + IF([.BF34] = &quot;w&quot;; 8) + IF([.BG34] = &quot;w&quot;; 4) + IF([.BH34] = &quot;w&quot;; 2) + IF([.BI34] = &quot;p&quot;; 1)" office:value-type="float" office:value="254">
            <text:p>254</text:p>
          </table:table-cell>
          <table:table-cell table:formula="of:=IF([.BJ34] = &quot;w&quot;; 128) + IF([.BK34] = &quot;w&quot;; 64) + IF([.BL34] = &quot;w&quot;; 32) + IF([.BM34] = &quot;w&quot;; 16) + IF([.BN34] = &quot;w&quot;; 8) + IF([.BO34] = &quot;w&quot;; 4) + IF([.BP34] = &quot;w&quot;; 2) + IF([.BQ34] = &quot;p&quot;; 1)" office:value-type="float" office:value="246">
            <text:p>246</text:p>
          </table:table-cell>
          <table:table-cell table:formula="of:=IF([.BR34] = &quot;w&quot;; 128) + IF([.BS34] = &quot;w&quot;; 64) + IF([.BT34] = &quot;w&quot;; 32) + IF([.BU34] = &quot;w&quot;; 16) + IF([.BV34] = &quot;w&quot;; 8) + IF([.BW34] = &quot;w&quot;; 4) + IF([.BX34] = &quot;w&quot;; 2) + IF([.BY34] = &quot;p&quot;; 1)" office:value-type="float" office:value="118">
            <text:p>118</text:p>
          </table:table-cell>
          <table:table-cell table:number-columns-repeated="931"/>
        </table:table-row>
        <table:table-row table:style-name="ro2">
          <table:table-cell table:formula="of:=[.A34]-5" office:value-type="float" office:value="-80">
            <text:p>-80</text:p>
          </table:table-cell>
          <table:table-cell table:formula="of:=[.BV35]" office:value-type="string" office:string-value="p">
            <text:p>p</text:p>
          </table:table-cell>
          <table:table-cell table:formula="of:=[.BW35]" office:value-type="float" office:value="0">
            <text:p>0</text:p>
          </table:table-cell>
          <table:table-cell table:formula="of:=[.BX35]" office:value-type="float" office:value="0">
            <text:p>0</text:p>
          </table:table-cell>
          <table:table-cell table:formula="of:=[.BY35]" office:value-type="float" office:value="0">
            <text:p>0</text:p>
          </table:table-cell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table:formula="of:=[.F35]" office:value-type="string" office:string-value="p">
            <text:p>p</text:p>
          </table:table-cell>
          <table:table-cell table:number-columns-repeated="6"/>
          <table:table-cell table:formula="of:=IF([.F35] = &quot;w&quot;; 128) + IF([.G35] = &quot;w&quot;; 64) + IF([.H35] = &quot;w&quot;; 32) + IF([.I35] = &quot;w&quot;; 16) + IF([.J35] = &quot;w&quot;; 8) + IF([.K35] = &quot;w&quot;; 4) + IF([.L35] = &quot;w&quot;; 2) + IF([.M35] = &quot;p&quot;; 1)" office:value-type="float" office:value="0">
            <text:p>0</text:p>
          </table:table-cell>
          <table:table-cell table:formula="of:=IF([.N35] = &quot;w&quot;; 128) + IF([.O35] = &quot;w&quot;; 64) + IF([.P35] = &quot;w&quot;; 32) + IF([.Q35] = &quot;w&quot;; 16) + IF([.R35] = &quot;w&quot;; 8) + IF([.S35] = &quot;w&quot;; 4) + IF([.T35] = &quot;w&quot;; 2) + IF([.U35] = &quot;p&quot;; 1)" office:value-type="float" office:value="0">
            <text:p>0</text:p>
          </table:table-cell>
          <table:table-cell table:formula="of:=IF([.V35] = &quot;w&quot;; 128) + IF([.W35] = &quot;w&quot;; 64) + IF([.X35] = &quot;w&quot;; 32) + IF([.Y35] = &quot;w&quot;; 16) + IF([.Z35] = &quot;w&quot;; 8) + IF([.AA35] = &quot;w&quot;; 4) + IF([.AB35] = &quot;w&quot;; 2) + IF([.AC35] = &quot;p&quot;; 1)" office:value-type="float" office:value="0">
            <text:p>0</text:p>
          </table:table-cell>
          <table:table-cell table:formula="of:=IF([.AD35] = &quot;w&quot;; 128) + IF([.AE35] = &quot;w&quot;; 64) + IF([.AF35] = &quot;w&quot;; 32) + IF([.AG35] = &quot;w&quot;; 16) + IF([.AH35] = &quot;w&quot;; 8) + IF([.AI35] = &quot;w&quot;; 4) + IF([.AJ35] = &quot;w&quot;; 2) + IF([.AK35] = &quot;p&quot;; 1)" office:value-type="float" office:value="0">
            <text:p>0</text:p>
          </table:table-cell>
          <table:table-cell table:formula="of:=IF([.AL35] = &quot;w&quot;; 128) + IF([.AM35] = &quot;w&quot;; 64) + IF([.AN35] = &quot;w&quot;; 32) + IF([.AO35] = &quot;w&quot;; 16) + IF([.AP35] = &quot;w&quot;; 8) + IF([.AQ35] = &quot;w&quot;; 4) + IF([.AR35] = &quot;w&quot;; 2) + IF([.AS35] = &quot;p&quot;; 1)" office:value-type="float" office:value="0">
            <text:p>0</text:p>
          </table:table-cell>
          <table:table-cell table:formula="of:=IF([.AT35] = &quot;w&quot;; 128) + IF([.AU35] = &quot;w&quot;; 64) + IF([.AV35] = &quot;w&quot;; 32) + IF([.AW35] = &quot;w&quot;; 16) + IF([.AX35] = &quot;w&quot;; 8) + IF([.AY35] = &quot;w&quot;; 4) + IF([.AZ35] = &quot;w&quot;; 2) + IF([.BA35] = &quot;p&quot;; 1)" office:value-type="float" office:value="0">
            <text:p>0</text:p>
          </table:table-cell>
          <table:table-cell table:formula="of:=IF([.BB35] = &quot;w&quot;; 128) + IF([.BC35] = &quot;w&quot;; 64) + IF([.BD35] = &quot;w&quot;; 32) + IF([.BE35] = &quot;w&quot;; 16) + IF([.BF35] = &quot;w&quot;; 8) + IF([.BG35] = &quot;w&quot;; 4) + IF([.BH35] = &quot;w&quot;; 2) + IF([.BI35] = &quot;p&quot;; 1)" office:value-type="float" office:value="0">
            <text:p>0</text:p>
          </table:table-cell>
          <table:table-cell table:formula="of:=IF([.BJ35] = &quot;w&quot;; 128) + IF([.BK35] = &quot;w&quot;; 64) + IF([.BL35] = &quot;w&quot;; 32) + IF([.BM35] = &quot;w&quot;; 16) + IF([.BN35] = &quot;w&quot;; 8) + IF([.BO35] = &quot;w&quot;; 4) + IF([.BP35] = &quot;w&quot;; 2) + IF([.BQ35] = &quot;p&quot;; 1)" office:value-type="float" office:value="0">
            <text:p>0</text:p>
          </table:table-cell>
          <table:table-cell table:formula="of:=IF([.BR35] = &quot;w&quot;; 128) + IF([.BS35] = &quot;w&quot;; 64) + IF([.BT35] = &quot;w&quot;; 32) + IF([.BU35] = &quot;w&quot;; 16) + IF([.BV35] = &quot;w&quot;; 8) + IF([.BW35] = &quot;w&quot;; 4) + IF([.BX35] = &quot;w&quot;; 2) + IF([.BY35] = &quot;p&quot;; 1)" office:value-type="float" office:value="0">
            <text:p>0</text:p>
          </table:table-cell>
          <table:table-cell table:number-columns-repeated="931"/>
        </table:table-row>
        <table:table-row table:style-name="ro2">
          <table:table-cell table:style-name="ce5"/>
          <table:table-cell table:style-name="ce2" table:number-columns-repeated="5"/>
          <table:table-cell table:style-name="ce5" table:number-columns-repeated="17"/>
          <table:table-cell table:style-name="ce2"/>
          <table:table-cell table:style-name="ce5" table:number-columns-repeated="17"/>
          <table:table-cell table:style-name="ce2"/>
          <table:table-cell table:style-name="ce5" table:number-columns-repeated="17"/>
          <table:table-cell table:style-name="ce2"/>
          <table:table-cell table:style-name="ce5" table:number-columns-repeated="21"/>
          <table:table-cell table:number-columns-repeated="943"/>
        </table:table-row>
        <table:table-row table:style-name="ro2">
          <table:table-cell office:value-type="string">
            <text:p>w</text:p>
          </table:table-cell>
          <table:table-cell table:number-columns-repeated="1023"/>
        </table:table-row>
        <table:table-row table:style-name="ro2">
          <table:table-cell office:value-type="string">
            <text:p>p</text:p>
          </table:table-cell>
          <table:table-cell table:number-columns-repeated="1023"/>
        </table:table-row>
        <table:table-row table:style-name="ro2">
          <table:table-cell office:value-type="string">
            <text:p>pp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5"/>
          <table:table-cell table:formula="of:=72/8" office:value-type="float" office:value="9">
            <text:p>9</text:p>
          </table:table-cell>
          <table:table-cell table:number-columns-repeated="1018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all" style:family="table-cell" style:parent-style-name="Default">
      <style:table-cell-properties fo:background-color="#0000ff"/>
    </style:style>
    <style:style style:name="PowerPill" style:family="table-cell" style:parent-style-name="Default">
      <style:table-cell-properties fo:background-color="#00cc00"/>
    </style:style>
    <style:style style:name="Pill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10/04/2014</text:date>, <text:time>18:2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Pountney</meta:initial-creator>
    <meta:creation-date>2014-04-09T20:08:36</meta:creation-date>
    <dc:date>2014-04-10T18:29:10</dc:date>
    <dc:creator>Mike Pountney</dc:creator>
    <meta:editing-duration>PT20H53M47S</meta:editing-duration>
    <meta:editing-cycles>3</meta:editing-cycles>
    <meta:generator>OpenOffice/4.0.1$Unix OpenOffice.org_project/401m5$Build-9714</meta:generator>
    <meta:document-statistic meta:table-count="3" meta:cell-count="3040" meta:object-count="0"/>
  </office:meta>
</office:document-meta>
</file>